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8cm"/>
    </style:style>
    <style:style style:name="co2" style:family="table-column">
      <style:table-column-properties fo:break-before="auto" style:column-width="4.523cm"/>
    </style:style>
    <style:style style:name="co3" style:family="table-column">
      <style:table-column-properties fo:break-before="auto" style:column-width="3.397cm"/>
    </style:style>
    <style:style style:name="co4" style:family="table-column">
      <style:table-column-properties fo:break-before="auto" style:column-width="2.258cm"/>
    </style:style>
    <style:style style:name="co5" style:family="table-column">
      <style:table-column-properties fo:break-before="auto" style:column-width="9.828cm"/>
    </style:style>
    <style:style style:name="co6" style:family="table-column">
      <style:table-column-properties fo:break-before="auto" style:column-width="5.946cm"/>
    </style:style>
    <style:style style:name="co7" style:family="table-column">
      <style:table-column-properties fo:break-before="auto" style:column-width="5.124cm"/>
    </style:style>
    <style:style style:name="co8" style:family="table-column">
      <style:table-column-properties fo:break-before="auto" style:column-width="2.662cm"/>
    </style:style>
    <style:style style:name="co9" style:family="table-column">
      <style:table-column-properties fo:break-before="auto" style:column-width="4.098cm"/>
    </style:style>
    <style:style style:name="co10" style:family="table-column">
      <style:table-column-properties fo:break-before="auto" style:column-width="4.207cm"/>
    </style:style>
    <style:style style:name="co11" style:family="table-column">
      <style:table-column-properties fo:break-before="auto" style:column-width="4.919cm"/>
    </style:style>
    <style:style style:name="co12" style:family="table-column">
      <style:table-column-properties fo:break-before="auto" style:column-width="2.866cm"/>
    </style:style>
    <style:style style:name="co13" style:family="table-column">
      <style:table-column-properties fo:break-before="auto" style:column-width="37.144cm"/>
    </style:style>
    <style:style style:name="co14" style:family="table-column">
      <style:table-column-properties fo:break-before="auto" style:column-width="6.182cm"/>
    </style:style>
    <style:style style:name="co15" style:family="table-column">
      <style:table-column-properties fo:break-before="auto" style:column-width="4.089cm"/>
    </style:style>
    <style:style style:name="co16" style:family="table-column">
      <style:table-column-properties fo:break-before="auto" style:column-width="24.68cm"/>
    </style:style>
    <style:style style:name="co17" style:family="table-column">
      <style:table-column-properties fo:break-before="auto" style:column-width="3.694cm"/>
    </style:style>
    <style:style style:name="ro1" style:family="table-row">
      <style:table-row-properties style:row-height="1.362cm" fo:break-before="auto" style:use-optimal-row-height="true"/>
    </style:style>
    <style:style style:name="ro2" style:family="table-row">
      <style:table-row-properties style:row-height="0.48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2.244cm" fo:break-before="auto" style:use-optimal-row-height="true"/>
    </style:style>
    <style:style style:name="ro6" style:family="table-row">
      <style:table-row-properties style:row-height="3.567cm" fo:break-before="auto" style:use-optimal-row-height="true"/>
    </style:style>
    <style:style style:name="ro7" style:family="table-row">
      <style:table-row-properties style:row-height="4.008cm" fo:break-before="auto" style:use-optimal-row-height="true"/>
    </style:style>
    <style:style style:name="ro8" style:family="table-row">
      <style:table-row-properties style:row-height="3.126cm" fo:break-before="auto" style:use-optimal-row-height="true"/>
    </style:style>
    <style:style style:name="ro9" style:family="table-row">
      <style:table-row-properties style:row-height="1.803cm" fo:break-before="auto" style:use-optimal-row-height="true"/>
    </style:style>
    <style:style style:name="ro10" style:family="table-row">
      <style:table-row-properties style:row-height="1.256cm" fo:break-before="auto" style:use-optimal-row-height="false"/>
    </style:style>
    <style:style style:name="ro11" style:family="table-row">
      <style:table-row-properties style:row-height="0.474cm" fo:break-before="auto" style:use-optimal-row-height="true"/>
    </style:style>
    <style:style style:name="ta1" style:family="table" style:master-page-name="Default">
      <style:table-properties table:display="true" style:writing-mode="lr-tb"/>
    </styl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41" style:family="table-cell" style:parent-style-name="Hyperlink">
      <style:table-cell-properties fo:wrap-option="wrap"/>
    </style:style>
    <style:style style:name="ce47" style:family="table-cell" style:parent-style-name="Default">
      <style:table-cell-properties fo:wrap-option="wrap"/>
    </style:style>
    <style:style style:name="ce49" style:family="table-cell" style:parent-style-name="Default">
      <style:table-cell-properties fo:wrap-option="wrap"/>
      <style:text-properties style:font-name="FiraMono Nerd Font"/>
    </style:style>
    <style:style style:name="ce50" style:family="table-cell" style:parent-style-name="Heading_20_1">
      <style:table-cell-properties style:text-align-source="fix" style:repeat-content="false"/>
      <style:paragraph-properties fo:text-align="end" fo:margin-left="0cm"/>
    </style:style>
    <style:style style:name="ce51" style:family="table-cell" style:parent-style-name="Heading" style:data-style-name="N109"/>
    <style:style style:name="ce53" style:family="table-cell" style:parent-style-name="Default" style:data-style-name="N109"/>
    <style:style style:name="ce54" style:family="table-cell" style:parent-style-name="Default" style:data-style-name="N0"/>
    <style:style style:name="ce56" style:family="table-cell" style:parent-style-name="Heading_20_1" style:data-style-name="N109">
      <style:table-cell-properties style:text-align-source="fix" style:repeat-content="false"/>
      <style:paragraph-properties fo:text-align="end" fo:margin-left="0cm"/>
    </style:style>
    <style:style style:name="ce57" style:family="table-cell" style:parent-style-name="Default" style:data-style-name="N115">
      <style:table-cell-properties fo:background-color="transparent"/>
      <style:map style:condition="cell-content()&gt;=0.5" style:apply-style-name="Accent" style:base-cell-address="'COSMIC CALENDAR'.D65"/>
    </style:style>
    <style:style style:name="ce62" style:family="table-cell" style:parent-style-name="Default" style:data-style-name="N2"/>
    <style:style style:name="ce63" style:family="table-cell" style:parent-style-name="Heading">
      <style:table-cell-properties fo:wrap-option="no-wrap"/>
    </style:style>
    <style:style style:name="ce64" style:family="table-cell" style:parent-style-name="Default">
      <style:table-cell-properties fo:wrap-option="no-wrap"/>
    </style:style>
    <style:style style:name="ce65" style:family="table-cell" style:parent-style-name="Heading_20_1">
      <style:table-cell-properties style:text-align-source="fix" style:repeat-content="false" fo:wrap-option="no-wrap"/>
      <style:paragraph-properties fo:text-align="start" fo:margin-left="0cm"/>
    </style:style>
    <style:style style:name="ce66" style:family="table-cell" style:parent-style-name="Default" style:data-style-name="N0">
      <style:table-cell-properties fo:wrap-option="no-wrap"/>
    </style:style>
    <style:style style:name="ce67" style:family="table-cell" style:parent-style-name="DATE" style:data-style-name="N126"/>
    <style:style style:name="ce68" style:family="table-cell" style:parent-style-name="Heading" style:data-style-name="N2">
      <style:map style:condition="cell-content()=0" style:apply-style-name="Neutral" style:base-cell-address="'COSMIC CALENDAR'.G1"/>
    </style:style>
    <style:style style:name="ce69" style:family="table-cell" style:parent-style-name="Default" style:data-style-name="N2">
      <style:map style:condition="cell-content()=0" style:apply-style-name="Neutral" style:base-cell-address="'COSMIC CALENDAR'.G1"/>
    </style:style>
    <style:style style:name="ce70" style:family="table-cell" style:parent-style-name="Default" style:data-style-name="N115">
      <style:map style:condition="cell-content()=0" style:apply-style-name="Neutral" style:base-cell-address="'COSMIC CALENDAR'.G1"/>
    </style:style>
    <style:style style:name="ce71" style:family="table-cell" style:parent-style-name="Warning" style:data-style-name="N115">
      <style:map style:condition="cell-content()=0" style:apply-style-name="Neutral" style:base-cell-address="'COSMIC CALENDAR'.G1"/>
    </style:style>
    <style:style style:name="ce72" style:family="table-cell" style:parent-style-name="Default">
      <style:text-properties style:use-window-font-color="true"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font-name-asian="Consolas" style:language-asian="none" style:country-asian="none" style:font-name-complex="Consolas" style:language-complex="none" style:country-complex="none" style:text-emphasize="none" style:font-relief="none" style:text-overline-style="none" style:text-overline-color="font-color"/>
    </style:style>
    <style:style style:name="ce22" style:family="table-cell" style:parent-style-name="Default">
      <style:text-properties fo:font-style="italic" style:font-style-asian="italic" style:font-style-complex="italic"/>
    </style:style>
    <style:style style:name="ce40" style:family="table-cell" style:parent-style-name="Heading_20_1">
      <style:table-cell-properties fo:wrap-option="no-wrap"/>
      <style:text-properties fo:font-style="italic" style:font-style-asian="italic" style:font-style-complex="italic"/>
    </style:style>
    <style:style style:name="ce45"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font-style="italic" fo:text-shadow="none" style:text-underline-style="none" style:text-underline-mode="continuous" style:text-overline-mode="continuous" style:text-line-through-mode="continuous" style:font-name-asian="Consolas" style:language-asian="none" style:country-asian="none" style:font-style-asian="italic" style:font-name-complex="Consolas" style:language-complex="none" style:country-complex="none" style:font-style-complex="italic" style:text-emphasize="none" style:font-relief="none" style:text-overline-style="none" style:text-overline-color="font-color"/>
    </style:style>
    <style:style style:name="ce46" style:family="table-cell" style:parent-style-name="Heading_20_1">
      <style:table-cell-properties fo:wrap-option="no-wrap"/>
    </style:style>
    <style:style style:name="ce48" style:family="table-cell" style:parent-style-name="Default">
      <style:table-cell-properties fo:background-color="transparent"/>
    </style:style>
    <style:style style:name="ce52" style:family="table-cell" style:parent-style-name="DATE">
      <style:table-cell-properties fo:background-color="transparent"/>
    </style:style>
    <style:style style:name="ce55" style:family="table-cell" style:parent-style-name="Default" style:data-style-name="N109">
      <style:table-cell-properties fo:background-color="transparent"/>
    </style:style>
    <style:style style:name="ce43" style:family="table-cell" style:parent-style-name="Heading" style:data-style-name="N2"/>
    <style:style style:name="ce58" style:family="table-cell" style:parent-style-name="DISCRET" style:data-style-name="N109"/>
    <style:style style:name="ce59" style:family="table-cell" style:parent-style-name="DISCRET" style:data-style-name="N2"/>
    <style:style style:name="ce60" style:family="table-cell" style:parent-style-name="Heading_20_1" style:data-style-name="N109">
      <style:table-cell-properties style:text-align-source="fix" style:repeat-content="false" fo:wrap-option="wrap"/>
      <style:paragraph-properties fo:text-align="end" fo:margin-left="0cm"/>
    </style:style>
    <style:style style:name="ce61" style:family="table-cell" style:parent-style-name="RADIOACTIVE">
      <style:map style:condition="cell-content()&gt;=0.5" style:apply-style-name="RADIOACTIVE" style:base-cell-address="'RADIOACTIVE DECAY BACKWARD CALENDAR'.D22"/>
    </style:style>
    <style:style style:name="ce34" style:family="table-cell" style:parent-style-name="Default" style:data-style-name="N71"/>
    <style:style style:name="ce35" style:family="table-cell" style:parent-style-name="Heading_20_1" style:data-style-name="N71">
      <style:table-cell-properties style:text-align-source="fix" style:repeat-content="false"/>
      <style:paragraph-properties fo:text-align="end" fo:margin-left="0cm"/>
    </style:style>
    <style:style style:name="ce36" style:family="table-cell" style:parent-style-name="DATE" style:data-style-name="N71">
      <style:table-cell-properties fo:background-color="transparent"/>
    </style:style>
    <style:style style:name="ce37" style:family="table-cell" style:parent-style-name="DAY" style:data-style-name="N71">
      <style:table-cell-properties fo:background-color="transparent"/>
    </style:style>
    <style:style style:name="ce38" style:family="table-cell" style:parent-style-name="DATE" style:data-style-name="N71"/>
    <style:style style:name="T1" style:family="text">
      <style:text-properties style:font-name="FiraMono Nerd Font"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FiraMono Nerd Font1" style:font-name-asian="FiraMono Nerd Font1" style:font-name-complex="FiraMono Nerd Font1"/>
    </style:style>
    <style:style style:name="T4" style:family="text">
      <style:text-properties fo:color="#000000" style:font-name="FiraMono Nerd Font" fo:font-size="10pt" fo:font-weight="bold"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8pt" style:font-size-complex="1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NITS" table:style-name="ta1">
        <office:forms form:automatic-focus="false" form:apply-design-mode="false"/>
        <table:table-column table:style-name="co1" table:default-cell-style-name="Hyperlink"/>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table-cell table:style-name="Heading" office:value-type="string" calcext:value-type="string">
            <text:p>RADIOACTIVITÉ</text:p>
          </table:table-cell>
          <table:table-cell table:style-name="Heading"/>
          <table:table-cell table:style-name="Heading_20_1" office:value-type="string" calcext:value-type="string">
            <text:p>demi vie des déchets radioactifs</text:p>
          </table:table-cell>
          <table:table-cell table:style-name="Heading" table:number-columns-repeated="2"/>
          <table:table-cell/>
        </table:table-row>
        <table:table-row table:style-name="ro2">
          <table:table-cell table:style-name="Heading" office:value-type="string" calcext:value-type="string">
            <text:p>GRANDEURS PHYSIQUES ET UNITÉS</text:p>
          </table:table-cell>
          <table:table-cell table:style-name="Heading"/>
          <table:table-cell table:style-name="Hyperlink" office:value-type="string" calcext:value-type="string">
            <text:p><text:a xlink:href="https://poe.com/chat/2zhkgtwyasye2o5mo7w" xlink:type="simple">https://poe.com/chat/2zhkgtwyasye2o5mo7w</text:a></text:p>
          </table:table-cell>
          <table:table-cell table:style-name="Heading" table:number-columns-repeated="2"/>
          <table:table-cell/>
        </table:table-row>
        <table:table-row table:style-name="ro3">
          <table:table-cell table:style-name="Heading" office:value-type="string" calcext:value-type="string">
            <text:p>PHYSICAL QUANTITIES AND UNITS</text:p>
          </table:table-cell>
          <table:table-cell table:style-name="Heading" table:number-columns-repeated="4"/>
          <table:table-cell/>
        </table:table-row>
        <table:table-row table:style-name="ro3">
          <table:table-cell table:style-name="Heading" table:number-columns-repeated="5"/>
          <table:table-cell/>
        </table:table-row>
        <table:table-row table:style-name="ro4">
          <table:table-cell table:style-name="Heading_20_1" office:value-type="string" calcext:value-type="string">
            <text:p>GRANDEUR PHYSIQUE</text:p>
          </table:table-cell>
          <table:table-cell table:style-name="Heading_20_1" office:value-type="string" calcext:value-type="string">
            <text:p>DÉFINITION</text:p>
          </table:table-cell>
          <table:table-cell table:style-name="Heading_20_1" office:value-type="string" calcext:value-type="string">
            <text:p>UNITÉ SI</text:p>
          </table:table-cell>
          <table:table-cell table:style-name="Heading_20_1" office:value-type="string" calcext:value-type="string">
            <text:p>UNITÉ SI DE BASE</text:p>
          </table:table-cell>
          <table:table-cell table:style-name="Heading_20_1" office:value-type="string" calcext:value-type="string">
            <text:p>AUTRES UNITÉS</text:p>
          </table:table-cell>
          <table:table-cell table:style-name="Heading_20_1" office:value-type="string" calcext:value-type="string">
            <text:p>NOTES</text:p>
          </table:table-cell>
        </table:table-row>
        <table:table-row table:style-name="ro5">
          <table:table-cell table:style-name="ce41" office:value-type="string" calcext:value-type="string">
            <text:p><text:a xlink:href="https://fr.wikipedia.org/wiki/Activité_(physique)" xlink:type="simple">Activité (physique)</text:a></text:p>
          </table:table-cell>
          <table:table-cell table:style-name="ce47" office:value-type="string" calcext:value-type="string">
            <text:p>Vitesse de désintégration du matériau radioactif d’une source radioactive.</text:p>
          </table:table-cell>
          <table:table-cell table:style-name="ce47" office:value-type="string" calcext:value-type="string">
            <text:p>becquerel (Bq)</text:p>
          </table:table-cell>
          <table:table-cell table:style-name="ce47" office:value-type="string" calcext:value-type="string">
            <text:p>1/s</text:p>
          </table:table-cell>
          <table:table-cell table:style-name="ce47" office:value-type="string" calcext:value-type="string">
            <text:p>curie (Ci)</text:p>
            <text:p>rutherford (Rd)</text:p>
          </table:table-cell>
          <table:table-cell table:style-name="ce47" office:value-type="string" calcext:value-type="string">
            <text:p>La page Wikipedia correspondante en anglais défini l’activité spécifique (Bq/kg) et non pas l’activité (Bq)</text:p>
          </table:table-cell>
        </table:table-row>
        <table:table-row table:style-name="ro6">
          <table:table-cell table:style-name="ce41" office:value-type="string" calcext:value-type="string">
            <text:p><text:a xlink:href="https://fr.wikipedia.org/wiki/Dose_absorbée" xlink:type="simple">Dose absorbée</text:a></text:p>
          </table:table-cell>
          <table:table-cell table:style-name="ce47" office:value-type="string" calcext:value-type="string">
            <text:p>Énergie déposée par unité de masse par un rayonnement ionisant.</text:p>
          </table:table-cell>
          <table:table-cell table:style-name="ce47" office:value-type="string" calcext:value-type="string">
            <text:p>gray (Gy)</text:p>
          </table:table-cell>
          <table:table-cell table:style-name="ce47" office:value-type="string" calcext:value-type="string">
            <text:p>J/kg</text:p>
          </table:table-cell>
          <table:table-cell table:style-name="ce47" office:value-type="string" calcext:value-type="string">
            <text:p>rad, röntgen</text:p>
          </table:table-cell>
          <table:table-cell table:style-name="ce47" office:value-type="string" calcext:value-type="string">
            <text:p><text:span text:style-name="T1">• </text:span>L’énergie déposée est plus faible que l’énergie reçue, car un rayonnement peut traverser la matière sans déposer toute son énergie.</text:p>
            <text:p>• Une partie de l'énergie reçue peut être réfléchie.</text:p>
            <text:p>• Seule l'énergie effectivement déposée contribue aux effets biologiques.</text:p>
          </table:table-cell>
        </table:table-row>
        <table:table-row table:style-name="ro7">
          <table:table-cell table:style-name="ce41" office:value-type="string" calcext:value-type="string">
            <text:p><text:a xlink:href="https://fr.wikipedia.org/wiki/Dose_équivalente" xlink:type="simple">Dose équivalente</text:a></text:p>
          </table:table-cell>
          <table:table-cell table:style-name="ce49" office:value-type="string" calcext:value-type="string">
            <text:p>Dose absorbée pondérée pour prendre en compte la dangerosité relative du rayonnement considéré.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table-row>
        <table:table-row table:style-name="ro6">
          <table:table-cell table:style-name="ce41" office:value-type="string" calcext:value-type="string">
            <text:p><text:a xlink:href="https://fr.wikipedia.org/wiki/Dose_efficace_(radioprotection)" xlink:type="simple">Dose efficace</text:a></text:p>
          </table:table-cell>
          <table:table-cell table:style-name="ce47" office:value-type="string" calcext:value-type="string">
            <text:p>Dose absorbée pondérée pour prendre en compte un facteur de pondération lié aux tissus.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table-row>
        <table:table-row table:style-name="ro8">
          <table:table-cell table:style-name="ce41" office:value-type="string" calcext:value-type="string">
            <text:p><text:a xlink:href="https://fr.wikipedia.org/wiki/Décroissance_radioactive#Période_radioactive" xlink:type="simple">Demi-vie</text:a></text:p>
          </table:table-cell>
          <table:table-cell table:style-name="ce47" office:value-type="string" calcext:value-type="string">
            <text:p>Durée nécessaire à la désintégration de la moitié des noyaux initialement présents dans un matériau radioactif.</text:p>
          </table:table-cell>
          <table:table-cell table:style-name="ce47" office:value-type="string" calcext:value-type="string">
            <text:p>année (a)</text:p>
          </table:table-cell>
          <table:table-cell table:style-name="ce47" office:value-type="string" calcext:value-type="string">
            <text:p>seconde (s)</text:p>
          </table:table-cell>
          <table:table-cell table:style-name="ce47"/>
          <table:table-cell table:style-name="ce49" office:value-type="string" calcext:value-type="string">
            <text:p><text:span text:style-name="T2">• Le nombre de désintégrations par seconde est divisé par 2.</text:span></text:p>
            <text:p><text:span text:style-name="T2">• Le nombre de noyaux radioactifs restants est aussi divisé par 2.</text:span></text:p>
            <text:p><text:span text:style-name="T2">• Mais la période radioactive (demi-vie) reste constante.</text:span></text:p>
          </table:table-cell>
        </table:table-row>
        <table:table-row table:style-name="ro3" table:number-rows-repeated="2">
          <table:table-cell table:style-name="ce41"/>
          <table:table-cell table:style-name="ce47" table:number-columns-repeated="5"/>
        </table:table-row>
        <table:table-row table:style-name="ro3" table:number-rows-repeated="1048563">
          <table:table-cell table:number-columns-repeated="6"/>
        </table:table-row>
        <table:table-row table:style-name="ro3">
          <table:table-cell table:number-columns-repeated="6"/>
        </table:table-row>
      </table:table>
      <table:table table:name="COSMIC CALENDAR" table:style-name="ta1">
        <table:table-column table:style-name="co6" table:default-cell-style-name="Default"/>
        <table:table-column table:style-name="co7" table:default-cell-style-name="DATE"/>
        <table:table-column table:style-name="co8" table:default-cell-style-name="ce53"/>
        <table:table-column table:style-name="co9" table:default-cell-style-name="DATE"/>
        <table:table-column table:style-name="co10" table:default-cell-style-name="ce64"/>
        <table:table-column table:style-name="co11" table:default-cell-style-name="Default"/>
        <table:table-column table:style-name="co12" table:default-cell-style-name="ce69"/>
        <table:table-column table:style-name="co13" table:default-cell-style-name="Default"/>
        <table:table-row table:style-name="ro3">
          <table:table-cell table:style-name="Heading" office:value-type="string" calcext:value-type="string">
            <text:p>COSMIC CALENDAR</text:p>
          </table:table-cell>
          <table:table-cell table:style-name="Heading"/>
          <table:table-cell table:style-name="ce51"/>
          <table:table-cell table:style-name="Heading"/>
          <table:table-cell table:style-name="ce63"/>
          <table:table-cell table:style-name="Heading"/>
          <table:table-cell table:style-name="ce68"/>
          <table:table-cell table:style-name="Heading"/>
        </table:table-row>
        <table:table-row table:style-name="ro3">
          <table:table-cell/>
          <table:table-cell table:style-name="Default"/>
          <table:table-cell/>
          <table:table-cell table:style-name="Default"/>
          <table:table-cell table:number-columns-repeated="4"/>
        </table:table-row>
        <table:table-row table:style-name="ro3">
          <table:table-cell table:style-name="Hyperlink" office:value-type="string" calcext:value-type="string" table:number-columns-spanned="2" table:number-rows-spanned="1">
            <text:p>https://en.wikipedia.org/wiki/Cosmic_Calendar</text:p>
          </table:table-cell>
          <table:covered-table-cell table:style-name="Default"/>
          <table:table-cell/>
          <table:table-cell table:style-name="Default"/>
          <table:table-cell table:number-columns-repeated="4"/>
        </table:table-row>
        <table:table-row table:style-name="ro3">
          <table:table-cell/>
          <table:table-cell table:style-name="Default"/>
          <table:table-cell/>
          <table:table-cell table:style-name="Default"/>
          <table:table-cell table:number-columns-repeated="4"/>
        </table:table-row>
        <table:table-row table:style-name="ro1">
          <table:table-cell/>
          <table:table-cell table:style-name="Default"/>
          <table:table-cell/>
          <table:table-cell table:style-name="ce50" office:value-type="string" calcext:value-type="string">
            <text:p>SCALING COEFFICIENTS</text:p>
          </table:table-cell>
          <table:table-cell table:number-columns-repeated="2"/>
          <table:table-cell table:style-name="ce50" office:value-type="string" calcext:value-type="string">
            <text:p>1 SECOND EXPRESSED IN DAYS</text:p>
          </table:table-cell>
          <table:table-cell/>
        </table:table-row>
        <table:table-row table:style-name="ro2">
          <table:table-cell/>
          <table:table-cell table:style-name="Default"/>
          <table:table-cell table:style-name="ce54"/>
          <table:table-cell table:style-name="ce54" table:formula="of:= [.B10]" office:value-type="float" office:value="2" calcext:value-type="float">
            <text:p>2</text:p>
          </table:table-cell>
          <table:table-cell table:number-columns-repeated="2"/>
          <table:table-cell table:style-name="ce70" table:formula="of:= 1 / (24 * 60 * 60)" office:value-type="float" office:value="0.0000115740740740741" calcext:value-type="float">
            <text:p>0.00001157</text:p>
          </table:table-cell>
          <table:table-cell/>
        </table:table-row>
        <table:table-row table:style-name="ro2">
          <table:table-cell/>
          <table:table-cell table:style-name="Default" table:number-columns-repeated="2"/>
          <table:table-cell table:style-name="Default" table:formula="of:= 365" office:value-type="float" office:value="365" calcext:value-type="float">
            <text:p>365</text:p>
          </table:table-cell>
          <table:table-cell table:number-columns-repeated="2"/>
          <table:table-cell table:style-name="ce70"/>
          <table:table-cell/>
        </table:table-row>
        <table:table-row table:style-name="ro3">
          <table:table-cell/>
          <table:table-cell table:style-name="Default"/>
          <table:table-cell/>
          <table:table-cell table:style-name="Default"/>
          <table:table-cell table:number-columns-repeated="4"/>
        </table:table-row>
        <table:table-row table:style-name="ro9">
          <table:table-cell table:style-name="Heading_20_1" office:value-type="string" calcext:value-type="string">
            <text:p>ERA</text:p>
          </table:table-cell>
          <table:table-cell table:style-name="ce50" office:value-type="string" calcext:value-type="string">
            <text:p>DATE wikipedia</text:p>
          </table:table-cell>
          <table:table-cell table:style-name="ce56" office:value-type="string" calcext:value-type="string">
            <text:p>Δ years wikipedia</text:p>
          </table:table-cell>
          <table:table-cell table:style-name="ce50" office:value-type="string" calcext:value-type="string">
            <text:p>DATE calculated rounded to closest second</text:p>
          </table:table-cell>
          <table:table-cell table:style-name="ce65" office:value-type="string" calcext:value-type="string">
            <text:p>1 = round days</text:p>
            <text:p>2 = round minutes</text:p>
            <text:p>3 = round seconds</text:p>
          </table:table-cell>
          <table:table-cell table:style-name="ce50" office:value-type="string" calcext:value-type="string">
            <text:p>DATE calculated rounded for comparison with wikipedia</text:p>
          </table:table-cell>
          <table:table-cell table:style-name="ce56" office:value-type="string" calcext:value-type="string">
            <text:p>Δ wikipedia - calculated rounded</text:p>
          </table:table-cell>
          <table:table-cell table:style-name="Heading_20_1" office:value-type="string" calcext:value-type="string">
            <text:p>EVENT</text:p>
          </table:table-cell>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formula="of:= ROUND( ([.D$7] * (1 - [.C10]/[.$C$10]) + [.D$6]) * 86400 ) / 86400" office:value-type="date" office:date-value="1900-01-01" calcext:value-type="date">
            <text:p>1 janv. 00:00:00</text:p>
          </table:table-cell>
          <table:table-cell table:style-name="ce66" office:value-type="float" office:value="1" calcext:value-type="float">
            <text:p>1</text:p>
          </table:table-cell>
          <table:table-cell table:style-name="ce67" table:formula="of:=IF( [.E10] = 1; FLOOR([.D10]); IF([.E10] = 2; INT([.D10]*1440)/1440; [.D10] ))" office:value-type="date" office:date-value="1900-01-01" calcext:value-type="date">
            <text:p>1 janv. 00:00:00.000</text:p>
          </table:table-cell>
          <table:table-cell table:style-name="ce71" table:formula="of:=[.B10] - [.F10]" office:value-type="float" office:value="0" calcext:value-type="float">
            <text:p>0.00000000</text:p>
          </table:table-cell>
          <table:table-cell office:value-type="string" calcext:value-type="string">
            <text:p>Big Bang, as seen through cosmic background radiation, which would have been last emitted 14 minutes after midnight</text:p>
          </table:table-cell>
        </table:table-row>
        <table:table-row table:style-name="ro2">
          <table:table-cell/>
          <table:table-cell office:value-type="date" office:date-value="1900-01-19" calcext:value-type="date">
            <text:p>19 janv. 00:00:00</text:p>
          </table:table-cell>
          <table:table-cell office:value-type="float" office:value="13100000000" calcext:value-type="float">
            <text:p>13.10E+09</text:p>
          </table:table-cell>
          <table:table-cell table:formula="of:= ROUND( ([.D$7] * (1 - [.C11]/[.$C$10]) + [.D$6]) * 86400 ) / 86400" office:value-type="date" office:date-value="1900-01-19T12:20:52" calcext:value-type="date">
            <text:p>19 janv. 12:20:52</text:p>
          </table:table-cell>
          <table:table-cell table:style-name="ce66" office:value-type="float" office:value="1" calcext:value-type="float">
            <text:p>1</text:p>
          </table:table-cell>
          <table:table-cell table:style-name="ce67" table:formula="of:=IF( [.E11] = 1; FLOOR([.D11]); IF([.E11] = 2; INT([.D11]*1440)/1440; [.D11] ))" office:value-type="date" office:date-value="1900-01-19" calcext:value-type="date">
            <text:p>19 janv. 00:00:00.000</text:p>
          </table:table-cell>
          <table:table-cell table:style-name="ce71" table:formula="of:=[.B11] - [.F11]" office:value-type="float" office:value="0" calcext:value-type="float">
            <text:p>0.00000000</text:p>
          </table:table-cell>
          <table:table-cell office:value-type="string" calcext:value-type="string">
            <text:p>Oldest known Gamma Ray Burst</text:p>
          </table:table-cell>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formula="of:= ROUND( ([.D$7] * (1 - [.C12]/[.$C$10]) + [.D$6]) * 86400 ) / 86400" office:value-type="date" office:date-value="1900-01-26T03:02:37" calcext:value-type="date">
            <text:p>26 janv. 03:02:37</text:p>
          </table:table-cell>
          <table:table-cell table:style-name="ce66" office:value-type="float" office:value="1" calcext:value-type="float">
            <text:p>1</text:p>
          </table:table-cell>
          <table:table-cell table:style-name="ce67" table:formula="of:=IF( [.E12] = 1; FLOOR([.D12]); IF([.E12] = 2; INT([.D12]*1440)/1440; [.D12] ))" office:value-type="date" office:date-value="1900-01-26" calcext:value-type="date">
            <text:p>26 janv. 00:00:00.000</text:p>
          </table:table-cell>
          <table:table-cell table:style-name="ce71" table:formula="of:=[.B12] - [.F12]" office:value-type="float" office:value="0" calcext:value-type="float">
            <text:p>0.00000000</text:p>
          </table:table-cell>
          <table:table-cell office:value-type="string" calcext:value-type="string">
            <text:p>First galaxies form[4]</text:p>
          </table:table-cell>
        </table:table-row>
        <table:table-row table:style-name="ro2">
          <table:table-cell/>
          <table:table-cell office:value-type="date" office:date-value="1900-03-16" calcext:value-type="date">
            <text:p>16 mars 00:00:00</text:p>
          </table:table-cell>
          <table:table-cell office:value-type="float" office:value="11000000000" calcext:value-type="float">
            <text:p>11.00E+09</text:p>
          </table:table-cell>
          <table:table-cell table:formula="of:= ROUND( ([.D$7] * (1 - [.C13]/[.$C$10]) + [.D$6]) * 86400 ) / 86400" office:value-type="date" office:date-value="1900-03-16T01:23:29" calcext:value-type="date">
            <text:p>16 mars 01:23:29</text:p>
          </table:table-cell>
          <table:table-cell table:style-name="ce66" office:value-type="float" office:value="1" calcext:value-type="float">
            <text:p>1</text:p>
          </table:table-cell>
          <table:table-cell table:style-name="ce67" table:formula="of:=IF( [.E13] = 1; FLOOR([.D13]); IF([.E13] = 2; INT([.D13]*1440)/1440; [.D13] ))" office:value-type="date" office:date-value="1900-03-16" calcext:value-type="date">
            <text:p>16 mars 00:00:00.000</text:p>
          </table:table-cell>
          <table:table-cell table:style-name="ce71" table:formula="of:=[.B13] - [.F13]" office:value-type="float" office:value="0" calcext:value-type="float">
            <text:p>0.00000000</text:p>
          </table:table-cell>
          <table:table-cell office:value-type="string" calcext:value-type="string">
            <text:p>Milky Way Galaxy formed</text:p>
          </table:table-cell>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formula="of:= ROUND( ([.D$7] * (1 - [.C14]/[.$C$10]) + [.D$6]) * 86400 ) / 86400" office:value-type="date" office:date-value="1900-05-13T05:54:47" calcext:value-type="date">
            <text:p>13 mai 05:54:47</text:p>
          </table:table-cell>
          <table:table-cell table:style-name="ce66" office:value-type="float" office:value="1" calcext:value-type="float">
            <text:p>1</text:p>
          </table:table-cell>
          <table:table-cell table:style-name="ce67" table:formula="of:=IF( [.E14] = 1; FLOOR([.D14]); IF([.E14] = 2; INT([.D14]*1440)/1440; [.D14] ))" office:value-type="date" office:date-value="1900-05-13" calcext:value-type="date">
            <text:p>13 mai 00:00:00.000</text:p>
          </table:table-cell>
          <table:table-cell table:style-name="ce71" table:formula="of:=[.B14] - [.F14]" office:value-type="float" office:value="0" calcext:value-type="float">
            <text:p>0.00000000</text:p>
          </table:table-cell>
          <table:table-cell office:value-type="string" calcext:value-type="string">
            <text:p>Milky Way Galaxy disk formed</text:p>
          </table:table-cell>
        </table:table-row>
        <table:table-row table:style-name="ro2">
          <table:table-cell/>
          <table:table-cell office:value-type="date" office:date-value="1900-09-02" calcext:value-type="date">
            <text:p>2 sept. 00:00:00</text:p>
          </table:table-cell>
          <table:table-cell office:value-type="float" office:value="4570000000" calcext:value-type="float">
            <text:p>4.57E+09</text:p>
          </table:table-cell>
          <table:table-cell table:formula="of:= ROUND( ([.D$7] * (1 - [.C15]/[.$C$10]) + [.D$6]) * 86400 ) / 86400" office:value-type="date" office:date-value="1900-09-02T03:02:37" calcext:value-type="date">
            <text:p>2 sept. 03:02:37</text:p>
          </table:table-cell>
          <table:table-cell table:style-name="ce66" office:value-type="float" office:value="1" calcext:value-type="float">
            <text:p>1</text:p>
          </table:table-cell>
          <table:table-cell table:style-name="ce67" table:formula="of:=IF( [.E15] = 1; FLOOR([.D15]); IF([.E15] = 2; INT([.D15]*1440)/1440; [.D15] ))" office:value-type="date" office:date-value="1900-09-02" calcext:value-type="date">
            <text:p>2 sept. 00:00:00.000</text:p>
          </table:table-cell>
          <table:table-cell table:style-name="ce71" table:formula="of:=[.B15] - [.F15]" office:value-type="float" office:value="0" calcext:value-type="float">
            <text:p>0.00000000</text:p>
          </table:table-cell>
          <table:table-cell office:value-type="string" calcext:value-type="string">
            <text:p>Formation of the Solar System</text:p>
          </table:table-cell>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formula="of:= ROUND( ([.D$7] * (1 - [.C16]/[.$C$10]) + [.D$6]) * 86400 ) / 86400" office:value-type="date" office:date-value="1900-09-06T14:57:23" calcext:value-type="date">
            <text:p>6 sept. 14:57:23</text:p>
          </table:table-cell>
          <table:table-cell table:style-name="ce66" office:value-type="float" office:value="1" calcext:value-type="float">
            <text:p>1</text:p>
          </table:table-cell>
          <table:table-cell table:style-name="ce67" table:formula="of:=IF( [.E16] = 1; FLOOR([.D16]); IF([.E16] = 2; INT([.D16]*1440)/1440; [.D16] ))" office:value-type="date" office:date-value="1900-09-06" calcext:value-type="date">
            <text:p>6 sept. 00:00:00.000</text:p>
          </table:table-cell>
          <table:table-cell table:style-name="ce71" table:formula="of:=[.B16] - [.F16]" office:value-type="float" office:value="0" calcext:value-type="float">
            <text:p>0.00000000</text:p>
          </table:table-cell>
          <table:table-cell office:value-type="string" calcext:value-type="string">
            <text:p>Oldest rocks known on Earth</text:p>
          </table:table-cell>
        </table:table-row>
        <table:table-row table:style-name="ro2">
          <table:table-cell office:value-type="string" calcext:value-type="string">
            <text:p>Evolution of life on Earth</text:p>
          </table:table-cell>
          <table:table-cell office:value-type="date" office:date-value="1900-09-14" calcext:value-type="date">
            <text:p>14 sept. 00:00:00</text:p>
          </table:table-cell>
          <table:table-cell office:value-type="float" office:value="4100000000" calcext:value-type="float">
            <text:p>4.10E+09</text:p>
          </table:table-cell>
          <table:table-cell table:formula="of:= ROUND( ([.D$7] * (1 - [.C17]/[.$C$10]) + [.D$6]) * 86400 ) / 86400" office:value-type="date" office:date-value="1900-09-14T13:23:29" calcext:value-type="date">
            <text:p>14 sept. 13:23:29</text:p>
          </table:table-cell>
          <table:table-cell table:style-name="ce66" office:value-type="float" office:value="1" calcext:value-type="float">
            <text:p>1</text:p>
          </table:table-cell>
          <table:table-cell table:style-name="ce67" table:formula="of:=IF( [.E17] = 1; FLOOR([.D17]); IF([.E17] = 2; INT([.D17]*1440)/1440; [.D17] ))" office:value-type="date" office:date-value="1900-09-14" calcext:value-type="date">
            <text:p>14 sept. 00:00:00.000</text:p>
          </table:table-cell>
          <table:table-cell table:style-name="ce71" table:formula="of:=[.B17] - [.F17]" office:value-type="float" office:value="0" calcext:value-type="float">
            <text:p>0.00000000</text:p>
          </table:table-cell>
          <table:table-cell office:value-type="string" calcext:value-type="string">
            <text:p>First known remains of biotic life (discovered in 4.1 billion-year-old rocks in Western Australia).[5][6]</text:p>
          </table:table-cell>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formula="of:= ROUND( ([.D$7] * (1 - [.C18]/[.$C$10]) + [.D$6]) * 86400 ) / 86400" office:value-type="date" office:date-value="1900-09-22T11:49:34" calcext:value-type="date">
            <text:p>22 sept. 11:49:34</text:p>
          </table:table-cell>
          <table:table-cell table:style-name="ce66" office:value-type="float" office:value="1" calcext:value-type="float">
            <text:p>1</text:p>
          </table:table-cell>
          <table:table-cell table:style-name="ce67" table:formula="of:=IF( [.E18] = 1; FLOOR([.D18]); IF([.E18] = 2; INT([.D18]*1440)/1440; [.D18] ))" office:value-type="date" office:date-value="1900-09-22" calcext:value-type="date">
            <text:p>22 sept. 00:00:00.000</text:p>
          </table:table-cell>
          <table:table-cell table:style-name="ce71" table:formula="of:=[.B18] - [.F18]" office:value-type="float" office:value="-1" calcext:value-type="float">
            <text:p>-1.00000000</text:p>
          </table:table-cell>
          <table:table-cell office:value-type="string" calcext:value-type="string">
            <text:p>First Life (Prokaryotes)[7][8][9]</text:p>
          </table:table-cell>
        </table:table-row>
        <table:table-row table:style-name="ro2">
          <table:table-cell/>
          <table:table-cell office:value-type="date" office:date-value="1900-09-30" calcext:value-type="date">
            <text:p>30 sept. 00:00:00</text:p>
          </table:table-cell>
          <table:table-cell office:value-type="float" office:value="3400000000" calcext:value-type="float">
            <text:p>3.40E+09</text:p>
          </table:table-cell>
          <table:table-cell table:formula="of:= ROUND( ([.D$7] * (1 - [.C19]/[.$C$10]) + [.D$6]) * 86400 ) / 86400" office:value-type="date" office:date-value="1900-10-03T01:44:21" calcext:value-type="date">
            <text:p>3 oct. 01:44:21</text:p>
          </table:table-cell>
          <table:table-cell table:style-name="ce66" office:value-type="float" office:value="1" calcext:value-type="float">
            <text:p>1</text:p>
          </table:table-cell>
          <table:table-cell table:style-name="ce67" table:formula="of:=IF( [.E19] = 1; FLOOR([.D19]); IF([.E19] = 2; INT([.D19]*1440)/1440; [.D19] ))" office:value-type="date" office:date-value="1900-10-03" calcext:value-type="date">
            <text:p>3 oct. 00:00:00.000</text:p>
          </table:table-cell>
          <table:table-cell table:style-name="ce71" table:formula="of:=[.B19] - [.F19]" office:value-type="float" office:value="-3" calcext:value-type="float">
            <text:p>-3.00000000</text:p>
          </table:table-cell>
          <table:table-cell office:value-type="string" calcext:value-type="string">
            <text:p>Photosynthesis</text:p>
          </table:table-cell>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formula="of:= ROUND( ([.D$7] * (1 - [.C20]/[.$C$10]) + [.D$6]) * 86400 ) / 86400" office:value-type="date" office:date-value="1900-10-29T12:31:18" calcext:value-type="date">
            <text:p>29 oct. 12:31:18</text:p>
          </table:table-cell>
          <table:table-cell table:style-name="ce66" office:value-type="float" office:value="1" calcext:value-type="float">
            <text:p>1</text:p>
          </table:table-cell>
          <table:table-cell table:style-name="ce67" table:formula="of:=IF( [.E20] = 1; FLOOR([.D20]); IF([.E20] = 2; INT([.D20]*1440)/1440; [.D20] ))" office:value-type="date" office:date-value="1900-10-29" calcext:value-type="date">
            <text:p>29 oct. 00:00:00.000</text:p>
          </table:table-cell>
          <table:table-cell table:style-name="ce71" table:formula="of:=[.B20] - [.F20]" office:value-type="float" office:value="0" calcext:value-type="float">
            <text:p>0.00000000</text:p>
          </table:table-cell>
          <table:table-cell office:value-type="string" calcext:value-type="string">
            <text:p>Oxygenation of atmosphere</text:p>
          </table:table-cell>
        </table:table-row>
        <table:table-row table:style-name="ro2">
          <table:table-cell/>
          <table:table-cell office:value-type="date" office:date-value="1900-11-09" calcext:value-type="date">
            <text:p>9 nov. 00:00:00</text:p>
          </table:table-cell>
          <table:table-cell office:value-type="float" office:value="2000000000" calcext:value-type="float">
            <text:p>2.00E+09</text:p>
          </table:table-cell>
          <table:table-cell table:formula="of:= ROUND( ([.D$7] * (1 - [.C21]/[.$C$10]) + [.D$6]) * 86400 ) / 86400" office:value-type="date" office:date-value="1900-11-09T02:26:05" calcext:value-type="date">
            <text:p>9 nov. 02:26:05</text:p>
          </table:table-cell>
          <table:table-cell table:style-name="ce66" office:value-type="float" office:value="1" calcext:value-type="float">
            <text:p>1</text:p>
          </table:table-cell>
          <table:table-cell table:style-name="ce67" table:formula="of:=IF( [.E21] = 1; FLOOR([.D21]); IF([.E21] = 2; INT([.D21]*1440)/1440; [.D21] ))" office:value-type="date" office:date-value="1900-11-09" calcext:value-type="date">
            <text:p>9 nov. 00:00:00.000</text:p>
          </table:table-cell>
          <table:table-cell table:style-name="ce71" table:formula="of:=[.B21] - [.F21]" office:value-type="float" office:value="0" calcext:value-type="float">
            <text:p>0.00000000</text:p>
          </table:table-cell>
          <table:table-cell office:value-type="string" calcext:value-type="string">
            <text:p>Complex cells (Eukaryotes)</text:p>
          </table:table-cell>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formula="of:= ROUND( ([.D$7] * (1 - [.C22]/[.$C$10]) + [.D$6]) * 86400 ) / 86400" office:value-type="date" office:date-value="1900-12-10T20:10:26" calcext:value-type="date">
            <text:p>10 déc. 20:10:26</text:p>
          </table:table-cell>
          <table:table-cell table:style-name="ce66" office:value-type="float" office:value="1" calcext:value-type="float">
            <text:p>1</text:p>
          </table:table-cell>
          <table:table-cell table:style-name="ce67" table:formula="of:=IF( [.E22] = 1; FLOOR([.D22]); IF([.E22] = 2; INT([.D22]*1440)/1440; [.D22] ))" office:value-type="date" office:date-value="1900-12-10" calcext:value-type="date">
            <text:p>10 déc. 00:00:00.000</text:p>
          </table:table-cell>
          <table:table-cell table:style-name="ce71" table:formula="of:=[.B22] - [.F22]" office:value-type="float" office:value="-5" calcext:value-type="float">
            <text:p>-5.00000000</text:p>
          </table:table-cell>
          <table:table-cell office:value-type="string" calcext:value-type="string">
            <text:p>First multicellular life[10]</text:p>
          </table:table-cell>
        </table:table-row>
        <table:table-row table:style-name="ro2">
          <table:table-cell/>
          <table:table-cell office:value-type="date" office:date-value="1900-12-07" calcext:value-type="date">
            <text:p>7 déc. 00:00:00</text:p>
          </table:table-cell>
          <table:table-cell office:value-type="float" office:value="670000000" calcext:value-type="float">
            <text:p>670.00E+06</text:p>
          </table:table-cell>
          <table:table-cell table:formula="of:= ROUND( ([.D$7] * (1 - [.C23]/[.$C$10]) + [.D$6]) * 86400 ) / 86400" office:value-type="date" office:date-value="1900-12-14T06:41:44" calcext:value-type="date">
            <text:p>14 déc. 06:41:44</text:p>
          </table:table-cell>
          <table:table-cell table:style-name="ce66" office:value-type="float" office:value="1" calcext:value-type="float">
            <text:p>1</text:p>
          </table:table-cell>
          <table:table-cell table:style-name="ce67" table:formula="of:=IF( [.E23] = 1; FLOOR([.D23]); IF([.E23] = 2; INT([.D23]*1440)/1440; [.D23] ))" office:value-type="date" office:date-value="1900-12-14" calcext:value-type="date">
            <text:p>14 déc. 00:00:00.000</text:p>
          </table:table-cell>
          <table:table-cell table:style-name="ce71" table:formula="of:=[.B23] - [.F23]" office:value-type="float" office:value="-7" calcext:value-type="float">
            <text:p>-7.00000000</text:p>
          </table:table-cell>
          <table:table-cell office:value-type="string" calcext:value-type="string">
            <text:p>Simple animals</text:p>
          </table:table-cell>
        </table:table-row>
        <table:table-row table:style-name="ro2">
          <table:table-cell/>
          <table:table-cell office:value-type="date" office:date-value="1900-12-14" calcext:value-type="date">
            <text:p>14 déc. 00:00:00</text:p>
          </table:table-cell>
          <table:table-cell office:value-type="float" office:value="550000000" calcext:value-type="float">
            <text:p>550.00E+06</text:p>
          </table:table-cell>
          <table:table-cell table:formula="of:= ROUND( ([.D$7] * (1 - [.C24]/[.$C$10]) + [.D$6]) * 86400 ) / 86400" office:value-type="date" office:date-value="1900-12-17T10:52:10" calcext:value-type="date">
            <text:p>17 déc. 10:52:10</text:p>
          </table:table-cell>
          <table:table-cell table:style-name="ce66" office:value-type="float" office:value="1" calcext:value-type="float">
            <text:p>1</text:p>
          </table:table-cell>
          <table:table-cell table:style-name="ce67" table:formula="of:=IF( [.E24] = 1; FLOOR([.D24]); IF([.E24] = 2; INT([.D24]*1440)/1440; [.D24] ))" office:value-type="date" office:date-value="1900-12-17" calcext:value-type="date">
            <text:p>17 déc. 00:00:00.000</text:p>
          </table:table-cell>
          <table:table-cell table:style-name="ce71" table:formula="of:=[.B24] - [.F24]" office:value-type="float" office:value="-3" calcext:value-type="float">
            <text:p>-3.00000000</text:p>
          </table:table-cell>
          <table:table-cell office:value-type="string" calcext:value-type="string">
            <text:p>Arthropods (ancestors of insects, arachnids)</text:p>
          </table:table-cell>
        </table:table-row>
        <table:table-row table:style-name="ro2">
          <table:table-cell/>
          <table:table-cell office:value-type="date" office:date-value="1900-12-17" calcext:value-type="date">
            <text:p>17 déc. 00:00:00</text:p>
          </table:table-cell>
          <table:table-cell office:value-type="float" office:value="500000000" calcext:value-type="float">
            <text:p>500.00E+06</text:p>
          </table:table-cell>
          <table:table-cell table:formula="of:= ROUND( ([.D$7] * (1 - [.C25]/[.$C$10]) + [.D$6]) * 86400 ) / 86400" office:value-type="date" office:date-value="1900-12-18T18:36:31" calcext:value-type="date">
            <text:p>18 déc. 18:36:31</text:p>
          </table:table-cell>
          <table:table-cell table:style-name="ce66" office:value-type="float" office:value="1" calcext:value-type="float">
            <text:p>1</text:p>
          </table:table-cell>
          <table:table-cell table:style-name="ce67" table:formula="of:=IF( [.E25] = 1; FLOOR([.D25]); IF([.E25] = 2; INT([.D25]*1440)/1440; [.D25] ))" office:value-type="date" office:date-value="1900-12-18" calcext:value-type="date">
            <text:p>18 déc. 00:00:00.000</text:p>
          </table:table-cell>
          <table:table-cell table:style-name="ce71" table:formula="of:=[.B25] - [.F25]" office:value-type="float" office:value="-1" calcext:value-type="float">
            <text:p>-1.00000000</text:p>
          </table:table-cell>
          <table:table-cell office:value-type="string" calcext:value-type="string">
            <text:p>Fish and Proto-amphibians</text:p>
          </table:table-cell>
        </table:table-row>
        <table:table-row table:style-name="ro2">
          <table:table-cell/>
          <table:table-cell office:value-type="date" office:date-value="1900-12-20" calcext:value-type="date">
            <text:p>20 déc. 00:00:00</text:p>
          </table:table-cell>
          <table:table-cell office:value-type="float" office:value="450000000" calcext:value-type="float">
            <text:p>450.00E+06</text:p>
          </table:table-cell>
          <table:table-cell table:formula="of:= ROUND( ([.D$7] * (1 - [.C26]/[.$C$10]) + [.D$6]) * 86400 ) / 86400" office:value-type="date" office:date-value="1900-12-20T02:20:52" calcext:value-type="date">
            <text:p>20 déc. 02:20:52</text:p>
          </table:table-cell>
          <table:table-cell table:style-name="ce66" office:value-type="float" office:value="1" calcext:value-type="float">
            <text:p>1</text:p>
          </table:table-cell>
          <table:table-cell table:style-name="ce67" table:formula="of:=IF( [.E26] = 1; FLOOR([.D26]); IF([.E26] = 2; INT([.D26]*1440)/1440; [.D26] ))" office:value-type="date" office:date-value="1900-12-20" calcext:value-type="date">
            <text:p>20 déc. 00:00:00.000</text:p>
          </table:table-cell>
          <table:table-cell table:style-name="ce71" table:formula="of:=[.B26] - [.F26]" office:value-type="float" office:value="0" calcext:value-type="float">
            <text:p>0.00000000</text:p>
          </table:table-cell>
          <table:table-cell office:value-type="string" calcext:value-type="string">
            <text:p>Land plants; Ordovician–Silurian extinction events</text:p>
          </table:table-cell>
        </table:table-row>
        <table:table-row table:style-name="ro2">
          <table:table-cell/>
          <table:table-cell office:value-type="date" office:date-value="1900-12-21" calcext:value-type="date">
            <text:p>21 déc. 00:00:00</text:p>
          </table:table-cell>
          <table:table-cell office:value-type="float" office:value="400000000" calcext:value-type="float">
            <text:p>400.00E+06</text:p>
          </table:table-cell>
          <table:table-cell table:formula="of:= ROUND( ([.D$7] * (1 - [.C27]/[.$C$10]) + [.D$6]) * 86400 ) / 86400" office:value-type="date" office:date-value="1900-12-21T10:05:13" calcext:value-type="date">
            <text:p>21 déc. 10:05:13</text:p>
          </table:table-cell>
          <table:table-cell table:style-name="ce66" office:value-type="float" office:value="1" calcext:value-type="float">
            <text:p>1</text:p>
          </table:table-cell>
          <table:table-cell table:style-name="ce67" table:formula="of:=IF( [.E27] = 1; FLOOR([.D27]); IF([.E27] = 2; INT([.D27]*1440)/1440; [.D27] ))" office:value-type="date" office:date-value="1900-12-21" calcext:value-type="date">
            <text:p>21 déc. 00:00:00.000</text:p>
          </table:table-cell>
          <table:table-cell table:style-name="ce71" table:formula="of:=[.B27] - [.F27]" office:value-type="float" office:value="0" calcext:value-type="float">
            <text:p>0.00000000</text:p>
          </table:table-cell>
          <table:table-cell office:value-type="string" calcext:value-type="string">
            <text:p>Insects and seeds</text:p>
          </table:table-cell>
        </table:table-row>
        <table:table-row table:style-name="ro2">
          <table:table-cell/>
          <table:table-cell office:value-type="date" office:date-value="1900-12-22" calcext:value-type="date">
            <text:p>22 déc. 00:00:00</text:p>
          </table:table-cell>
          <table:table-cell office:value-type="float" office:value="360000000" calcext:value-type="float">
            <text:p>360.00E+06</text:p>
          </table:table-cell>
          <table:table-cell table:formula="of:= ROUND( ([.D$7] * (1 - [.C28]/[.$C$10]) + [.D$6]) * 86400 ) / 86400" office:value-type="date" office:date-value="1900-12-22T11:28:42" calcext:value-type="date">
            <text:p>22 déc. 11:28:42</text:p>
          </table:table-cell>
          <table:table-cell table:style-name="ce66" office:value-type="float" office:value="1" calcext:value-type="float">
            <text:p>1</text:p>
          </table:table-cell>
          <table:table-cell table:style-name="ce67" table:formula="of:=IF( [.E28] = 1; FLOOR([.D28]); IF([.E28] = 2; INT([.D28]*1440)/1440; [.D28] ))" office:value-type="date" office:date-value="1900-12-22" calcext:value-type="date">
            <text:p>22 déc. 00:00:00.000</text:p>
          </table:table-cell>
          <table:table-cell table:style-name="ce71" table:formula="of:=[.B28] - [.F28]" office:value-type="float" office:value="0" calcext:value-type="float">
            <text:p>0.00000000</text:p>
          </table:table-cell>
          <table:table-cell office:value-type="string" calcext:value-type="string">
            <text:p>Amphibians; Late Devonian extinction</text:p>
          </table:table-cell>
        </table:table-row>
        <table:table-row table:style-name="ro2">
          <table:table-cell/>
          <table:table-cell office:value-type="date" office:date-value="1900-12-23" calcext:value-type="date">
            <text:p>23 déc. 00:00:00</text:p>
          </table:table-cell>
          <table:table-cell office:value-type="float" office:value="300000000" calcext:value-type="float">
            <text:p>300.00E+06</text:p>
          </table:table-cell>
          <table:table-cell table:formula="of:= ROUND( ([.D$7] * (1 - [.C29]/[.$C$10]) + [.D$6]) * 86400 ) / 86400" office:value-type="date" office:date-value="1900-12-24T01:33:55" calcext:value-type="date">
            <text:p>24 déc. 01:33:55</text:p>
          </table:table-cell>
          <table:table-cell table:style-name="ce66" office:value-type="float" office:value="1" calcext:value-type="float">
            <text:p>1</text:p>
          </table:table-cell>
          <table:table-cell table:style-name="ce67" table:formula="of:=IF( [.E29] = 1; FLOOR([.D29]); IF([.E29] = 2; INT([.D29]*1440)/1440; [.D29] ))" office:value-type="date" office:date-value="1900-12-24" calcext:value-type="date">
            <text:p>24 déc. 00:00:00.000</text:p>
          </table:table-cell>
          <table:table-cell table:style-name="ce71" table:formula="of:=[.B29] - [.F29]" office:value-type="float" office:value="-1" calcext:value-type="float">
            <text:p>-1.00000000</text:p>
          </table:table-cell>
          <table:table-cell office:value-type="string" calcext:value-type="string">
            <text:p>Reptiles</text:p>
          </table:table-cell>
        </table:table-row>
        <table:table-row table:style-name="ro2">
          <table:table-cell/>
          <table:table-cell office:value-type="date" office:date-value="1900-12-24" calcext:value-type="date">
            <text:p>24 déc. 00:00:00</text:p>
          </table:table-cell>
          <table:table-cell office:value-type="float" office:value="250000000" calcext:value-type="float">
            <text:p>250.00E+06</text:p>
          </table:table-cell>
          <table:table-cell table:formula="of:= ROUND( ([.D$7] * (1 - [.C30]/[.$C$10]) + [.D$6]) * 86400 ) / 86400" office:value-type="date" office:date-value="1900-12-25T09:18:16" calcext:value-type="date">
            <text:p>25 déc. 09:18:16</text:p>
          </table:table-cell>
          <table:table-cell table:style-name="ce66" office:value-type="float" office:value="1" calcext:value-type="float">
            <text:p>1</text:p>
          </table:table-cell>
          <table:table-cell table:style-name="ce67" table:formula="of:=IF( [.E30] = 1; FLOOR([.D30]); IF([.E30] = 2; INT([.D30]*1440)/1440; [.D30] ))" office:value-type="date" office:date-value="1900-12-25" calcext:value-type="date">
            <text:p>25 déc. 00:00:00.000</text:p>
          </table:table-cell>
          <table:table-cell table:style-name="ce71" table:formula="of:=[.B30] - [.F30]" office:value-type="float" office:value="-1" calcext:value-type="float">
            <text:p>-1.00000000</text:p>
          </table:table-cell>
          <table:table-cell office:value-type="string" calcext:value-type="string">
            <text:p>Permian–Triassic extinction event; 57% of all biological families and 83% of all genera die</text:p>
          </table:table-cell>
        </table:table-row>
        <table:table-row table:style-name="ro2">
          <table:table-cell/>
          <table:table-cell office:value-type="date" office:date-value="1900-12-25" calcext:value-type="date">
            <text:p>25 déc. 00:00:00</text:p>
          </table:table-cell>
          <table:table-cell office:value-type="float" office:value="230000000" calcext:value-type="float">
            <text:p>230.00E+06</text:p>
          </table:table-cell>
          <table:table-cell table:formula="of:= ROUND( ([.D$7] * (1 - [.C31]/[.$C$10]) + [.D$6]) * 86400 ) / 86400" office:value-type="date" office:date-value="1900-12-25T22:00:00" calcext:value-type="date">
            <text:p>25 déc. 22:00:00</text:p>
          </table:table-cell>
          <table:table-cell table:style-name="ce66" office:value-type="float" office:value="1" calcext:value-type="float">
            <text:p>1</text:p>
          </table:table-cell>
          <table:table-cell table:style-name="ce67" table:formula="of:=IF( [.E31] = 1; FLOOR([.D31]); IF([.E31] = 2; INT([.D31]*1440)/1440; [.D31] ))" office:value-type="date" office:date-value="1900-12-25" calcext:value-type="date">
            <text:p>25 déc. 00:00:00.000</text:p>
          </table:table-cell>
          <table:table-cell table:style-name="ce71" table:formula="of:=[.B31] - [.F31]" office:value-type="float" office:value="0" calcext:value-type="float">
            <text:p>0.00000000</text:p>
          </table:table-cell>
          <table:table-cell office:value-type="string" calcext:value-type="string">
            <text:p>Dinosaurs</text:p>
          </table:table-cell>
        </table:table-row>
        <table:table-row table:style-name="ro2">
          <table:table-cell/>
          <table:table-cell office:value-type="date" office:date-value="1900-12-26" calcext:value-type="date">
            <text:p>26 déc. 00:00:00</text:p>
          </table:table-cell>
          <table:table-cell office:value-type="float" office:value="200000000" calcext:value-type="float">
            <text:p>200.00E+06</text:p>
          </table:table-cell>
          <table:table-cell table:formula="of:= ROUND( ([.D$7] * (1 - [.C32]/[.$C$10]) + [.D$6]) * 86400 ) / 86400" office:value-type="date" office:date-value="1900-12-26T17:02:37" calcext:value-type="date">
            <text:p>26 déc. 17:02:37</text:p>
          </table:table-cell>
          <table:table-cell table:style-name="ce66" office:value-type="float" office:value="1" calcext:value-type="float">
            <text:p>1</text:p>
          </table:table-cell>
          <table:table-cell table:style-name="ce67" table:formula="of:=IF( [.E32] = 1; FLOOR([.D32]); IF([.E32] = 2; INT([.D32]*1440)/1440; [.D32] ))" office:value-type="date" office:date-value="1900-12-26" calcext:value-type="date">
            <text:p>26 déc. 00:00:00.000</text:p>
          </table:table-cell>
          <table:table-cell table:style-name="ce71" table:formula="of:=[.B32] - [.F32]" office:value-type="float" office:value="0" calcext:value-type="float">
            <text:p>0.00000000</text:p>
          </table:table-cell>
          <table:table-cell office:value-type="string" calcext:value-type="string">
            <text:p>Mammals; Triassic–Jurassic extinction event</text:p>
          </table:table-cell>
        </table:table-row>
        <table:table-row table:style-name="ro2">
          <table:table-cell/>
          <table:table-cell office:value-type="date" office:date-value="1900-12-27" calcext:value-type="date">
            <text:p>27 déc. 00:00:00</text:p>
          </table:table-cell>
          <table:table-cell office:value-type="float" office:value="150000000" calcext:value-type="float">
            <text:p>150.00E+06</text:p>
          </table:table-cell>
          <table:table-cell table:formula="of:= ROUND( ([.D$7] * (1 - [.C33]/[.$C$10]) + [.D$6]) * 86400 ) / 86400" office:value-type="date" office:date-value="1900-12-28T00:46:57" calcext:value-type="date">
            <text:p>28 déc. 00:46:57</text:p>
          </table:table-cell>
          <table:table-cell table:style-name="ce66" office:value-type="float" office:value="1" calcext:value-type="float">
            <text:p>1</text:p>
          </table:table-cell>
          <table:table-cell table:style-name="ce67" table:formula="of:=IF( [.E33] = 1; FLOOR([.D33]); IF([.E33] = 2; INT([.D33]*1440)/1440; [.D33] ))" office:value-type="date" office:date-value="1900-12-28" calcext:value-type="date">
            <text:p>28 déc. 00:00:00.000</text:p>
          </table:table-cell>
          <table:table-cell table:style-name="ce71" table:formula="of:=[.B33] - [.F33]" office:value-type="float" office:value="-1" calcext:value-type="float">
            <text:p>-1.00000000</text:p>
          </table:table-cell>
          <table:table-cell office:value-type="string" calcext:value-type="string">
            <text:p>Birds (avian dinosaurs)</text:p>
          </table:table-cell>
        </table:table-row>
        <table:table-row table:style-name="ro2">
          <table:table-cell/>
          <table:table-cell office:value-type="date" office:date-value="1900-12-28" calcext:value-type="date">
            <text:p>28 déc. 00:00:00</text:p>
          </table:table-cell>
          <table:table-cell office:value-type="float" office:value="130000000" calcext:value-type="float">
            <text:p>130.00E+06</text:p>
          </table:table-cell>
          <table:table-cell table:formula="of:= ROUND( ([.D$7] * (1 - [.C34]/[.$C$10]) + [.D$6]) * 86400 ) / 86400" office:value-type="date" office:date-value="1900-12-28T13:28:42" calcext:value-type="date">
            <text:p>28 déc. 13:28:42</text:p>
          </table:table-cell>
          <table:table-cell table:style-name="ce66" office:value-type="float" office:value="1" calcext:value-type="float">
            <text:p>1</text:p>
          </table:table-cell>
          <table:table-cell table:style-name="ce67" table:formula="of:=IF( [.E34] = 1; FLOOR([.D34]); IF([.E34] = 2; INT([.D34]*1440)/1440; [.D34] ))" office:value-type="date" office:date-value="1900-12-28" calcext:value-type="date">
            <text:p>28 déc. 00:00:00.000</text:p>
          </table:table-cell>
          <table:table-cell table:style-name="ce71" table:formula="of:=[.B34] - [.F34]" office:value-type="float" office:value="0" calcext:value-type="float">
            <text:p>0.00000000</text:p>
          </table:table-cell>
          <table:table-cell office:value-type="string" calcext:value-type="string">
            <text:p>Flowers</text:p>
          </table:table-cell>
        </table:table-row>
        <table:table-row table:style-name="ro2">
          <table:table-cell office:value-type="string" calcext:value-type="string">
            <text:p>Human evolution</text:p>
          </table:table-cell>
          <table:table-cell office:value-type="date" office:date-value="1900-12-30" calcext:value-type="date">
            <text:p>30 déc. 00:00:00</text:p>
          </table:table-cell>
          <table:table-cell office:value-type="float" office:value="65000000" calcext:value-type="float">
            <text:p>65.00E+06</text:p>
          </table:table-cell>
          <table:table-cell table:formula="of:= ROUND( ([.D$7] * (1 - [.C35]/[.$C$10]) + [.D$6]) * 86400 ) / 86400" office:value-type="date" office:date-value="1900-12-30T06:44:21" calcext:value-type="date">
            <text:p>30 déc. 06:44:21</text:p>
          </table:table-cell>
          <table:table-cell table:style-name="ce66" office:value-type="float" office:value="1" calcext:value-type="float">
            <text:p>1</text:p>
          </table:table-cell>
          <table:table-cell table:style-name="ce67" table:formula="of:=IF( [.E35] = 1; FLOOR([.D35]); IF([.E35] = 2; INT([.D35]*1440)/1440; [.D35] ))" office:value-type="date" office:date-value="1900-12-30" calcext:value-type="date">
            <text:p>30 déc. 00:00:00.000</text:p>
          </table:table-cell>
          <table:table-cell table:style-name="ce71" table:formula="of:=[.B35] - [.F35]" office:value-type="float" office:value="0" calcext:value-type="float">
            <text:p>0.00000000</text:p>
          </table:table-cell>
          <table:table-cell office:value-type="string" calcext:value-type="string">
            <text:p>Primates</text:p>
          </table:table-cell>
        </table:table-row>
        <table:table-row table:style-name="ro2">
          <table:table-cell/>
          <table:table-cell office:value-type="date" office:date-value="1900-12-30T06:24:00" calcext:value-type="date">
            <text:p>30 déc. 06:24:00</text:p>
          </table:table-cell>
          <table:table-cell office:value-type="float" office:value="65000000" calcext:value-type="float">
            <text:p>65.00E+06</text:p>
          </table:table-cell>
          <table:table-cell table:formula="of:= ROUND( ([.D$7] * (1 - [.C36]/[.$C$10]) + [.D$6]) * 86400 ) / 86400" office:value-type="date" office:date-value="1900-12-30T06:44:21" calcext:value-type="date">
            <text:p>30 déc. 06:44:21</text:p>
          </table:table-cell>
          <table:table-cell table:style-name="ce66" office:value-type="float" office:value="2" calcext:value-type="float">
            <text:p>2</text:p>
          </table:table-cell>
          <table:table-cell table:style-name="ce67" table:formula="of:=IF( [.E36] = 1; FLOOR([.D36]); IF([.E36] = 2; INT([.D36]*1440)/1440; [.D36] ))" office:value-type="date" office:date-value="1900-12-30T06:44:00" calcext:value-type="date">
            <text:p>30 déc. 06:44:00.000</text:p>
          </table:table-cell>
          <table:table-cell table:style-name="ce71" table:formula="of:=[.B36] - [.F36]" office:value-type="float" office:value="-0.0138888888888889" calcext:value-type="float">
            <text:p>-0.01388889</text:p>
          </table:table-cell>
          <table:table-cell office:value-type="string" calcext:value-type="string">
            <text:p>Cretaceous–Paleogene extinction event, non-avian dinosaurs die out[11]</text:p>
          </table:table-cell>
        </table:table-row>
        <table:table-row table:style-name="ro2">
          <table:table-cell/>
          <table:table-cell office:value-type="date" office:date-value="1900-12-31T06:05:00" calcext:value-type="date">
            <text:p>31 déc. 06:05:00</text:p>
          </table:table-cell>
          <table:table-cell office:value-type="float" office:value="28000000" calcext:value-type="float">
            <text:p>28.00E+06</text:p>
          </table:table-cell>
          <table:table-cell table:formula="of:= ROUND( ([.D$7] * (1 - [.C37]/[.$C$10]) + [.D$6]) * 86400 ) / 86400" office:value-type="date" office:date-value="1900-12-31T06:13:34" calcext:value-type="date">
            <text:p>31 déc. 06:13:34</text:p>
          </table:table-cell>
          <table:table-cell table:style-name="ce66" office:value-type="float" office:value="2" calcext:value-type="float">
            <text:p>2</text:p>
          </table:table-cell>
          <table:table-cell table:style-name="ce67" table:formula="of:=IF( [.E37] = 1; FLOOR([.D37]); IF([.E37] = 2; INT([.D37]*1440)/1440; [.D37] ))" office:value-type="date" office:date-value="1900-12-31T06:13:00" calcext:value-type="date">
            <text:p>31 déc. 06:13:00.000</text:p>
          </table:table-cell>
          <table:table-cell table:style-name="ce71" table:formula="of:=[.B37] - [.F37]" office:value-type="float" office:value="-0.00555555555555556" calcext:value-type="float">
            <text:p>-0.00555556</text:p>
          </table:table-cell>
          <table:table-cell office:value-type="string" calcext:value-type="string">
            <text:p>Apes</text:p>
          </table:table-cell>
        </table:table-row>
        <table:table-row table:style-name="ro2">
          <table:table-cell/>
          <table:table-cell office:value-type="date" office:date-value="1900-12-31T14:24:00" calcext:value-type="date">
            <text:p>31 déc. 14:24:00</text:p>
          </table:table-cell>
          <table:table-cell office:value-type="float" office:value="12300000" calcext:value-type="float">
            <text:p>12.30E+06</text:p>
          </table:table-cell>
          <table:table-cell table:formula="of:= ROUND( ([.D$7] * (1 - [.C38]/[.$C$10]) + [.D$6]) * 86400 ) / 86400" office:value-type="date" office:date-value="1900-12-31T16:11:32" calcext:value-type="date">
            <text:p>31 déc. 16:11:32</text:p>
          </table:table-cell>
          <table:table-cell table:style-name="ce66" office:value-type="float" office:value="2" calcext:value-type="float">
            <text:p>2</text:p>
          </table:table-cell>
          <table:table-cell table:style-name="ce67" table:formula="of:=IF( [.E38] = 1; FLOOR([.D38]); IF([.E38] = 2; INT([.D38]*1440)/1440; [.D38] ))" office:value-type="date" office:date-value="1900-12-31T16:11:00" calcext:value-type="date">
            <text:p>31 déc. 16:11:00.000</text:p>
          </table:table-cell>
          <table:table-cell table:style-name="ce71" table:formula="of:=[.B38] - [.F38]" office:value-type="float" office:value="-0.0743055555555556" calcext:value-type="float">
            <text:p>-0.07430556</text:p>
          </table:table-cell>
          <table:table-cell office:value-type="string" calcext:value-type="string">
            <text:p>Hominids</text:p>
          </table:table-cell>
        </table:table-row>
        <table:table-row table:style-name="ro2">
          <table:table-cell/>
          <table:table-cell office:value-type="date" office:date-value="1900-12-31T22:24:00" calcext:value-type="date">
            <text:p>31 déc. 22:24:00</text:p>
          </table:table-cell>
          <table:table-cell office:value-type="float" office:value="2500000" calcext:value-type="float">
            <text:p>2.50E+06</text:p>
          </table:table-cell>
          <table:table-cell table:formula="of:= ROUND( ([.D$7] * (1 - [.C39]/[.$C$10]) + [.D$6]) * 86400 ) / 86400" office:value-type="date" office:date-value="1900-12-31T22:24:47" calcext:value-type="date">
            <text:p>31 déc. 22:24:47</text:p>
          </table:table-cell>
          <table:table-cell table:style-name="ce66" office:value-type="float" office:value="2" calcext:value-type="float">
            <text:p>2</text:p>
          </table:table-cell>
          <table:table-cell table:style-name="ce67" table:formula="of:=IF( [.E39] = 1; FLOOR([.D39]); IF([.E39] = 2; INT([.D39]*1440)/1440; [.D39] ))" office:value-type="date" office:date-value="1900-12-31T22:24:00" calcext:value-type="date">
            <text:p>31 déc. 22:24:00.000</text:p>
          </table:table-cell>
          <table:table-cell table:style-name="ce71" table:formula="of:=[.B39] - [.F39]" office:value-type="float" office:value="0" calcext:value-type="float">
            <text:p>0.00000000</text:p>
          </table:table-cell>
          <table:table-cell office:value-type="string" calcext:value-type="string">
            <text:p>Primitive humans and stone tools</text:p>
          </table:table-cell>
        </table:table-row>
        <table:table-row table:style-name="ro2">
          <table:table-cell/>
          <table:table-cell office:value-type="date" office:date-value="1900-12-31T23:44:00" calcext:value-type="date">
            <text:p>31 déc. 23:44:00</text:p>
          </table:table-cell>
          <table:table-cell office:value-type="float" office:value="400000" calcext:value-type="float">
            <text:p>400.00E+03</text:p>
          </table:table-cell>
          <table:table-cell table:formula="of:= ROUND( ([.D$7] * (1 - [.C40]/[.$C$10]) + [.D$6]) * 86400 ) / 86400" office:value-type="date" office:date-value="1900-12-31T23:44:46" calcext:value-type="date">
            <text:p>31 déc. 23:44:46</text:p>
          </table:table-cell>
          <table:table-cell table:style-name="ce66" office:value-type="float" office:value="2" calcext:value-type="float">
            <text:p>2</text:p>
          </table:table-cell>
          <table:table-cell table:style-name="ce67" table:formula="of:=IF( [.E40] = 1; FLOOR([.D40]); IF([.E40] = 2; INT([.D40]*1440)/1440; [.D40] ))" office:value-type="date" office:date-value="1900-12-31T23:44:00" calcext:value-type="date">
            <text:p>31 déc. 23:44:00.000</text:p>
          </table:table-cell>
          <table:table-cell table:style-name="ce71" table:formula="of:=[.B40] - [.F40]" office:value-type="float" office:value="0" calcext:value-type="float">
            <text:p>0.00000000</text:p>
          </table:table-cell>
          <table:table-cell office:value-type="string" calcext:value-type="string">
            <text:p>Domestication of fire</text:p>
          </table:table-cell>
        </table:table-row>
        <table:table-row table:style-name="ro2">
          <table:table-cell/>
          <table:table-cell office:value-type="date" office:date-value="1900-12-31T23:52:00" calcext:value-type="date">
            <text:p>31 déc. 23:52:00</text:p>
          </table:table-cell>
          <table:table-cell office:value-type="float" office:value="200000" calcext:value-type="float">
            <text:p>200.00E+03</text:p>
          </table:table-cell>
          <table:table-cell table:formula="of:= ROUND( ([.D$7] * (1 - [.C41]/[.$C$10]) + [.D$6]) * 86400 ) / 86400" office:value-type="date" office:date-value="1900-12-31T23:52:23" calcext:value-type="date">
            <text:p>31 déc. 23:52:23</text:p>
          </table:table-cell>
          <table:table-cell table:style-name="ce66" office:value-type="float" office:value="2" calcext:value-type="float">
            <text:p>2</text:p>
          </table:table-cell>
          <table:table-cell table:style-name="ce67" table:formula="of:=IF( [.E41] = 1; FLOOR([.D41]); IF([.E41] = 2; INT([.D41]*1440)/1440; [.D41] ))" office:value-type="date" office:date-value="1900-12-31T23:52:00" calcext:value-type="date">
            <text:p>31 déc. 23:52:00.000</text:p>
          </table:table-cell>
          <table:table-cell table:style-name="ce71" table:formula="of:=[.B41] - [.F41]" office:value-type="float" office:value="-0" calcext:value-type="float">
            <text:p>0.00000000</text:p>
          </table:table-cell>
          <table:table-cell office:value-type="string" calcext:value-type="string">
            <text:p>Anatomically modern humans</text:p>
          </table:table-cell>
        </table:table-row>
        <table:table-row table:style-name="ro2">
          <table:table-cell/>
          <table:table-cell office:value-type="date" office:date-value="1900-12-31T23:55:00" calcext:value-type="date">
            <text:p>31 déc. 23:55:00</text:p>
          </table:table-cell>
          <table:table-cell office:value-type="float" office:value="110000" calcext:value-type="float">
            <text:p>110.00E+03</text:p>
          </table:table-cell>
          <table:table-cell table:formula="of:= ROUND( ([.D$7] * (1 - [.C42]/[.$C$10]) + [.D$6]) * 86400 ) / 86400" office:value-type="date" office:date-value="1900-12-31T23:55:49" calcext:value-type="date">
            <text:p>31 déc. 23:55:49</text:p>
          </table:table-cell>
          <table:table-cell table:style-name="ce66" office:value-type="float" office:value="2" calcext:value-type="float">
            <text:p>2</text:p>
          </table:table-cell>
          <table:table-cell table:style-name="ce67" table:formula="of:=IF( [.E42] = 1; FLOOR([.D42]); IF([.E42] = 2; INT([.D42]*1440)/1440; [.D42] ))" office:value-type="date" office:date-value="1900-12-31T23:55:00" calcext:value-type="date">
            <text:p>31 déc. 23:55:00.000</text:p>
          </table:table-cell>
          <table:table-cell table:style-name="ce71" table:formula="of:=[.B42] - [.F42]" office:value-type="float" office:value="0" calcext:value-type="float">
            <text:p>0.00000000</text:p>
          </table:table-cell>
          <table:table-cell office:value-type="string" calcext:value-type="string">
            <text:p>Beginning of most recent Glacial Period</text:p>
          </table:table-cell>
        </table:table-row>
        <table:table-row table:style-name="ro2">
          <table:table-cell/>
          <table:table-cell office:value-type="date" office:date-value="1900-12-31T23:58:00" calcext:value-type="date">
            <text:p>31 déc. 23:58:00</text:p>
          </table:table-cell>
          <table:table-cell office:value-type="float" office:value="35000" calcext:value-type="float">
            <text:p>35.00E+03</text:p>
          </table:table-cell>
          <table:table-cell table:formula="of:= ROUND( ([.D$7] * (1 - [.C43]/[.$C$10]) + [.D$6]) * 86400 ) / 86400" office:value-type="date" office:date-value="1900-12-31T23:58:40" calcext:value-type="date">
            <text:p>31 déc. 23:58:40</text:p>
          </table:table-cell>
          <table:table-cell table:style-name="ce66" office:value-type="float" office:value="2" calcext:value-type="float">
            <text:p>2</text:p>
          </table:table-cell>
          <table:table-cell table:style-name="ce67" table:formula="of:=IF( [.E43] = 1; FLOOR([.D43]); IF([.E43] = 2; INT([.D43]*1440)/1440; [.D43] ))" office:value-type="date" office:date-value="1900-12-31T23:58:00" calcext:value-type="date">
            <text:p>31 déc. 23:58:00.000</text:p>
          </table:table-cell>
          <table:table-cell table:style-name="ce71" table:formula="of:=[.B43] - [.F43]" office:value-type="float" office:value="-0" calcext:value-type="float">
            <text:p>0.00000000</text:p>
          </table:table-cell>
          <table:table-cell office:value-type="string" calcext:value-type="string">
            <text:p>Sculpture and painting</text:p>
          </table:table-cell>
        </table:table-row>
        <table:table-row table:style-name="ro2">
          <table:table-cell/>
          <table:table-cell office:value-type="date" office:date-value="1900-12-31T23:59:32" calcext:value-type="date">
            <text:p>31 déc. 23:59:32</text:p>
          </table:table-cell>
          <table:table-cell office:value-type="float" office:value="12000" calcext:value-type="float">
            <text:p>12.00E+03</text:p>
          </table:table-cell>
          <table:table-cell table:formula="of:= ROUND( ([.D$7] * (1 - [.C44]/[.$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4] = 1; FLOOR([.D44]); IF([.E44] = 2; INT([.D44]*1440)/1440; [.D44] ))" office:value-type="date" office:date-value="1900-12-31T23:59:33" calcext:value-type="date">
            <text:p>31 déc. 23:59:33.000</text:p>
          </table:table-cell>
          <table:table-cell table:style-name="ce71" table:formula="of:=[.B44] - [.F44]" office:value-type="float" office:value="-0.0000115740740740741" calcext:value-type="float">
            <text:p>-0.00001157</text:p>
          </table:table-cell>
          <table:table-cell office:value-type="string" calcext:value-type="string">
            <text:p>Agriculture</text:p>
          </table:table-cell>
        </table:table-row>
        <table:table-row table:style-name="ro2">
          <table:table-cell office:value-type="string" calcext:value-type="string">
            <text:p>History begins</text:p>
          </table:table-cell>
          <table:table-cell office:value-type="date" office:date-value="1900-12-31T23:59:33" calcext:value-type="date">
            <text:p>31 déc. 23:59:33</text:p>
          </table:table-cell>
          <table:table-cell office:value-type="float" office:value="12000" calcext:value-type="float">
            <text:p>12.00E+03</text:p>
          </table:table-cell>
          <table:table-cell table:formula="of:= ROUND( ([.D$7] * (1 - [.C45]/[.$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5] = 1; FLOOR([.D45]); IF([.E45] = 2; INT([.D45]*1440)/1440; [.D45] ))" office:value-type="date" office:date-value="1900-12-31T23:59:33" calcext:value-type="date">
            <text:p>31 déc. 23:59:33.000</text:p>
          </table:table-cell>
          <table:table-cell table:style-name="ce71" table:formula="of:=[.B45] - [.F45]" office:value-type="float" office:value="-0" calcext:value-type="float">
            <text:p>0.00000000</text:p>
          </table:table-cell>
          <table:table-cell office:value-type="string" calcext:value-type="string">
            <text:p>End of the last Ice Age</text:p>
          </table:table-cell>
        </table:table-row>
        <table:table-row table:style-name="ro2">
          <table:table-cell/>
          <table:table-cell office:value-type="date" office:date-value="1900-12-31T23:59:41" calcext:value-type="date">
            <text:p>31 déc. 23:59:41</text:p>
          </table:table-cell>
          <table:table-cell office:value-type="float" office:value="8300" calcext:value-type="float">
            <text:p>8.30E+03</text:p>
          </table:table-cell>
          <table:table-cell table:formula="of:= ROUND( ([.D$7] * (1 - [.C46]/[.$C$10]) + [.D$6]) * 86400 ) / 86400" office:value-type="date" office:date-value="1900-12-31T23:59:41" calcext:value-type="date">
            <text:p>31 déc. 23:59:41</text:p>
          </table:table-cell>
          <table:table-cell table:style-name="ce66" office:value-type="float" office:value="3" calcext:value-type="float">
            <text:p>3</text:p>
          </table:table-cell>
          <table:table-cell table:style-name="ce67" table:formula="of:=IF( [.E46] = 1; FLOOR([.D46]); IF([.E46] = 2; INT([.D46]*1440)/1440; [.D46] ))" office:value-type="date" office:date-value="1900-12-31T23:59:41" calcext:value-type="date">
            <text:p>31 déc. 23:59:41.000</text:p>
          </table:table-cell>
          <table:table-cell table:style-name="ce71" table:formula="of:=[.B46] - [.F46]" office:value-type="float" office:value="0" calcext:value-type="float">
            <text:p>0.00000000</text:p>
          </table:table-cell>
          <table:table-cell office:value-type="string" calcext:value-type="string">
            <text:p>Flooding of Doggerland</text:p>
          </table:table-cell>
        </table:table-row>
        <table:table-row table:style-name="ro2">
          <table:table-cell/>
          <table:table-cell office:value-type="date" office:date-value="1900-12-31T23:59:46" calcext:value-type="date">
            <text:p>31 déc. 23:59:46</text:p>
          </table:table-cell>
          <table:table-cell office:value-type="float" office:value="6000" calcext:value-type="float">
            <text:p>6.00E+03</text:p>
          </table:table-cell>
          <table:table-cell table:formula="of:= ROUND( ([.D$7] * (1 - [.C47]/[.$C$10]) + [.D$6]) * 86400 ) / 86400" office:value-type="date" office:date-value="1900-12-31T23:59:46" calcext:value-type="date">
            <text:p>31 déc. 23:59:46</text:p>
          </table:table-cell>
          <table:table-cell table:style-name="ce66" office:value-type="float" office:value="3" calcext:value-type="float">
            <text:p>3</text:p>
          </table:table-cell>
          <table:table-cell table:style-name="ce67" table:formula="of:=IF( [.E47] = 1; FLOOR([.D47]); IF([.E47] = 2; INT([.D47]*1440)/1440; [.D47] ))" office:value-type="date" office:date-value="1900-12-31T23:59:46" calcext:value-type="date">
            <text:p>31 déc. 23:59:46.000</text:p>
          </table:table-cell>
          <table:table-cell table:style-name="ce71" table:formula="of:=[.B47] - [.F47]" office:value-type="float" office:value="0" calcext:value-type="float">
            <text:p>0.00000000</text:p>
          </table:table-cell>
          <table:table-cell office:value-type="string" calcext:value-type="string">
            <text:p>Chalcolithic</text:p>
          </table:table-cell>
        </table:table-row>
        <table:table-row table:style-name="ro2">
          <table:table-cell/>
          <table:table-cell office:value-type="date" office:date-value="1900-12-31T23:59:47" calcext:value-type="date">
            <text:p>31 déc. 23:59:47</text:p>
          </table:table-cell>
          <table:table-cell office:value-type="float" office:value="5500" calcext:value-type="float">
            <text:p>5.50E+03</text:p>
          </table:table-cell>
          <table:table-cell table:formula="of:= ROUND( ([.D$7] * (1 - [.C48]/[.$C$10]) + [.D$6]) * 86400 ) / 86400" office:value-type="date" office:date-value="1900-12-31T23:59:47" calcext:value-type="date">
            <text:p>31 déc. 23:59:47</text:p>
          </table:table-cell>
          <table:table-cell table:style-name="ce66" office:value-type="float" office:value="3" calcext:value-type="float">
            <text:p>3</text:p>
          </table:table-cell>
          <table:table-cell table:style-name="ce67" table:formula="of:=IF( [.E48] = 1; FLOOR([.D48]); IF([.E48] = 2; INT([.D48]*1440)/1440; [.D48] ))" office:value-type="date" office:date-value="1900-12-31T23:59:47" calcext:value-type="date">
            <text:p>31 déc. 23:59:47.000</text:p>
          </table:table-cell>
          <table:table-cell table:style-name="ce71" table:formula="of:=[.B48] - [.F48]" office:value-type="float" office:value="-0" calcext:value-type="float">
            <text:p>0.00000000</text:p>
          </table:table-cell>
          <table:table-cell office:value-type="string" calcext:value-type="string">
            <text:p>Early Bronze Age; Proto-writing; Building of Stonehenge Cursus</text:p>
          </table:table-cell>
        </table:table-row>
        <table:table-row table:style-name="ro2">
          <table:table-cell/>
          <table:table-cell office:value-type="date" office:date-value="1900-12-31T23:59:48" calcext:value-type="date">
            <text:p>31 déc. 23:59:48</text:p>
          </table:table-cell>
          <table:table-cell office:value-type="float" office:value="5000" calcext:value-type="float">
            <text:p>5.00E+03</text:p>
          </table:table-cell>
          <table:table-cell table:formula="of:= ROUND( ([.D$7] * (1 - [.C49]/[.$C$10]) + [.D$6]) * 86400 ) / 86400" office:value-type="date" office:date-value="1900-12-31T23:59:49" calcext:value-type="date">
            <text:p>31 déc. 23:59:49</text:p>
          </table:table-cell>
          <table:table-cell table:style-name="ce66" office:value-type="float" office:value="3" calcext:value-type="float">
            <text:p>3</text:p>
          </table:table-cell>
          <table:table-cell table:style-name="ce67" table:formula="of:=IF( [.E49] = 1; FLOOR([.D49]); IF([.E49] = 2; INT([.D49]*1440)/1440; [.D49] ))" office:value-type="date" office:date-value="1900-12-31T23:59:49" calcext:value-type="date">
            <text:p>31 déc. 23:59:49.000</text:p>
          </table:table-cell>
          <table:table-cell table:style-name="ce71" table:formula="of:=[.B49] - [.F49]" office:value-type="float" office:value="-0.0000115740740740741" calcext:value-type="float">
            <text:p>-0.00001157</text:p>
          </table:table-cell>
          <table:table-cell office:value-type="string" calcext:value-type="string">
            <text:p>First Dynasty of Egypt, Early Dynastic period in Sumer, beginning of Indus Valley civilisation</text:p>
          </table:table-cell>
        </table:table-row>
        <table:table-row table:style-name="ro2">
          <table:table-cell/>
          <table:table-cell office:value-type="date" office:date-value="1900-12-31T23:59:49" calcext:value-type="date">
            <text:p>31 déc. 23:59:49</text:p>
          </table:table-cell>
          <table:table-cell office:value-type="float" office:value="4500" calcext:value-type="float">
            <text:p>4.50E+03</text:p>
          </table:table-cell>
          <table:table-cell table:formula="of:= ROUND( ([.D$7] * (1 - [.C50]/[.$C$10]) + [.D$6]) * 86400 ) / 86400" office:value-type="date" office:date-value="1900-12-31T23:59:50" calcext:value-type="date">
            <text:p>31 déc. 23:59:50</text:p>
          </table:table-cell>
          <table:table-cell table:style-name="ce66" office:value-type="float" office:value="3" calcext:value-type="float">
            <text:p>3</text:p>
          </table:table-cell>
          <table:table-cell table:style-name="ce67" table:formula="of:=IF( [.E50] = 1; FLOOR([.D50]); IF([.E50] = 2; INT([.D50]*1440)/1440; [.D50] ))" office:value-type="date" office:date-value="1900-12-31T23:59:50" calcext:value-type="date">
            <text:p>31 déc. 23:59:50.000</text:p>
          </table:table-cell>
          <table:table-cell table:style-name="ce71" table:formula="of:=[.B50] - [.F50]" office:value-type="float" office:value="-0.0000115740740740741" calcext:value-type="float">
            <text:p>-0.00001157</text:p>
          </table:table-cell>
          <table:table-cell office:value-type="string" calcext:value-type="string">
            <text:p>Alphabet, Akkadian Empire, wheel</text:p>
          </table:table-cell>
        </table:table-row>
        <table:table-row table:style-name="ro2">
          <table:table-cell/>
          <table:table-cell office:value-type="date" office:date-value="1900-12-31T23:59:51" calcext:value-type="date">
            <text:p>31 déc. 23:59:51</text:p>
          </table:table-cell>
          <table:table-cell office:value-type="float" office:value="4000" calcext:value-type="float">
            <text:p>4.00E+03</text:p>
          </table:table-cell>
          <table:table-cell table:formula="of:= ROUND( ([.D$7] * (1 - [.C51]/[.$C$10]) + [.D$6]) * 86400 ) / 86400" office:value-type="date" office:date-value="1900-12-31T23:59:51" calcext:value-type="date">
            <text:p>31 déc. 23:59:51</text:p>
          </table:table-cell>
          <table:table-cell table:style-name="ce66" office:value-type="float" office:value="3" calcext:value-type="float">
            <text:p>3</text:p>
          </table:table-cell>
          <table:table-cell table:style-name="ce67" table:formula="of:=IF( [.E51] = 1; FLOOR([.D51]); IF([.E51] = 2; INT([.D51]*1440)/1440; [.D51] ))" office:value-type="date" office:date-value="1900-12-31T23:59:51" calcext:value-type="date">
            <text:p>31 déc. 23:59:51.000</text:p>
          </table:table-cell>
          <table:table-cell table:style-name="ce71" table:formula="of:=[.B51] - [.F51]" office:value-type="float" office:value="0" calcext:value-type="float">
            <text:p>0.00000000</text:p>
          </table:table-cell>
          <table:table-cell office:value-type="string" calcext:value-type="string">
            <text:p>Code of Hammurabi, Middle Kingdom of Egypt</text:p>
          </table:table-cell>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formula="of:= ROUND( ([.D$7] * (1 - [.C52]/[.$C$10]) + [.D$6]) * 86400 ) / 86400" office:value-type="date" office:date-value="1900-12-31T23:59:52" calcext:value-type="date">
            <text:p>31 déc. 23:59:52</text:p>
          </table:table-cell>
          <table:table-cell table:style-name="ce66" office:value-type="float" office:value="3" calcext:value-type="float">
            <text:p>3</text:p>
          </table:table-cell>
          <table:table-cell table:style-name="ce67" table:formula="of:=IF( [.E52] = 1; FLOOR([.D52]); IF([.E52] = 2; INT([.D52]*1440)/1440; [.D52] ))" office:value-type="date" office:date-value="1900-12-31T23:59:52" calcext:value-type="date">
            <text:p>31 déc. 23:59:52.000</text:p>
          </table:table-cell>
          <table:table-cell table:style-name="ce71" table:formula="of:=[.B52] - [.F52]" office:value-type="float" office:value="-0" calcext:value-type="float">
            <text:p>0.00000000</text:p>
          </table:table-cell>
          <table:table-cell office:value-type="string" calcext:value-type="string">
            <text:p>Late Bronze Age to early Iron Age; Minoan eruption</text:p>
          </table:table-cell>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formula="of:= ROUND( ([.D$7] * (1 - [.C53]/[.$C$10]) + [.D$6]) * 86400 ) / 86400" office:value-type="date" office:date-value="1900-12-31T23:59:53" calcext:value-type="date">
            <text:p>31 déc. 23:59:53</text:p>
          </table:table-cell>
          <table:table-cell table:style-name="ce66" office:value-type="float" office:value="3" calcext:value-type="float">
            <text:p>3</text:p>
          </table:table-cell>
          <table:table-cell table:style-name="ce67" table:formula="of:=IF( [.E53] = 1; FLOOR([.D53]); IF([.E53] = 2; INT([.D53]*1440)/1440; [.D53] ))" office:value-type="date" office:date-value="1900-12-31T23:59:53" calcext:value-type="date">
            <text:p>31 déc. 23:59:53.000</text:p>
          </table:table-cell>
          <table:table-cell table:style-name="ce71" table:formula="of:=[.B53] - [.F53]" office:value-type="float" office:value="-0" calcext:value-type="float">
            <text:p>0.00000000</text:p>
          </table:table-cell>
          <table:table-cell office:value-type="string" calcext:value-type="string">
            <text:p>Iron Age; beginning of classical antiquity</text:p>
          </table:table-cell>
        </table:table-row>
        <table:table-row table:style-name="ro4">
          <table:table-cell/>
          <table:table-cell office:value-type="date" office:date-value="1900-12-31T23:59:54" calcext:value-type="date">
            <text:p>31 déc. 23:59:54</text:p>
          </table:table-cell>
          <table:table-cell office:value-type="float" office:value="2500" calcext:value-type="float">
            <text:p>2.50E+03</text:p>
          </table:table-cell>
          <table:table-cell table:formula="of:= ROUND( ([.D$7] * (1 - [.C54]/[.$C$10]) + [.D$6]) * 86400 ) / 86400" office:value-type="date" office:date-value="1900-12-31T23:59:54" calcext:value-type="date">
            <text:p>31 déc. 23:59:54</text:p>
          </table:table-cell>
          <table:table-cell table:style-name="ce66" office:value-type="float" office:value="3" calcext:value-type="float">
            <text:p>3</text:p>
          </table:table-cell>
          <table:table-cell table:style-name="ce67" table:formula="of:=IF( [.E54] = 1; FLOOR([.D54]); IF([.E54] = 2; INT([.D54]*1440)/1440; [.D54] ))" office:value-type="date" office:date-value="1900-12-31T23:59:54" calcext:value-type="date">
            <text:p>31 déc. 23:59:54.000</text:p>
          </table:table-cell>
          <table:table-cell table:style-name="ce71" table:formula="of:=[.B54] - [.F54]" office:value-type="float" office:value="-0" calcext:value-type="float">
            <text:p>0.00000000</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formula="of:= ROUND( ([.D$7] * (1 - [.C55]/[.$C$10]) + [.D$6]) * 86400 ) / 86400" office:value-type="date" office:date-value="1900-12-31T23:59:55" calcext:value-type="date">
            <text:p>31 déc. 23:59:55</text:p>
          </table:table-cell>
          <table:table-cell table:style-name="ce66" office:value-type="float" office:value="3" calcext:value-type="float">
            <text:p>3</text:p>
          </table:table-cell>
          <table:table-cell table:style-name="ce67" table:formula="of:=IF( [.E55] = 1; FLOOR([.D55]); IF([.E55] = 2; INT([.D55]*1440)/1440; [.D55] ))" office:value-type="date" office:date-value="1900-12-31T23:59:55" calcext:value-type="date">
            <text:p>31 déc. 23:59:55.000</text:p>
          </table:table-cell>
          <table:table-cell table:style-name="ce71" table:formula="of:=[.B55] - [.F55]" office:value-type="float" office:value="-0" calcext:value-type="float">
            <text:p>0.00000000</text:p>
          </table:table-cell>
          <table:table-cell office:value-type="string" calcext:value-type="string">
            <text:p>Ptolemaic astronomy, Roman Empire, Christ, invention of numeral 0, Gupta Empire</text:p>
          </table:table-cell>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formula="of:= ROUND( ([.D$7] * (1 - [.C56]/[.$C$10]) + [.D$6]) * 86400 ) / 86400" office:value-type="date" office:date-value="1900-12-31T23:59:57" calcext:value-type="date">
            <text:p>31 déc. 23:59:57</text:p>
          </table:table-cell>
          <table:table-cell table:style-name="ce66" office:value-type="float" office:value="3" calcext:value-type="float">
            <text:p>3</text:p>
          </table:table-cell>
          <table:table-cell table:style-name="ce67" table:formula="of:=IF( [.E56] = 1; FLOOR([.D56]); IF([.E56] = 2; INT([.D56]*1440)/1440; [.D56] ))" office:value-type="date" office:date-value="1900-12-31T23:59:57" calcext:value-type="date">
            <text:p>31 déc. 23:59:57.000</text:p>
          </table:table-cell>
          <table:table-cell table:style-name="ce71" table:formula="of:=[.B56] - [.F56]" office:value-type="float" office:value="-0.0000115740740740741" calcext:value-type="float">
            <text:p>-0.00001157</text:p>
          </table:table-cell>
          <table:table-cell office:value-type="string" calcext:value-type="string">
            <text:p>Muhammad, Maya civilization, Song dynasty, rise of Byzantine Empire</text:p>
          </table:table-cell>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formula="of:= ROUND( ([.D$7] * (1 - [.C57]/[.$C$10]) + [.D$6]) * 86400 ) / 86400" office:value-type="date" office:date-value="1900-12-31T23:59:58" calcext:value-type="date">
            <text:p>31 déc. 23:59:58</text:p>
          </table:table-cell>
          <table:table-cell table:style-name="ce66" office:value-type="float" office:value="3" calcext:value-type="float">
            <text:p>3</text:p>
          </table:table-cell>
          <table:table-cell table:style-name="ce67" table:formula="of:=IF( [.E57] = 1; FLOOR([.D57]); IF([.E57] = 2; INT([.D57]*1440)/1440; [.D57] ))" office:value-type="date" office:date-value="1900-12-31T23:59:58" calcext:value-type="date">
            <text:p>31 déc. 23:59:58.000</text:p>
          </table:table-cell>
          <table:table-cell table:style-name="ce71" table:formula="of:=[.B57] - [.F57]" office:value-type="float" office:value="-0" calcext:value-type="float">
            <text:p>0.00000000</text:p>
          </table:table-cell>
          <table:table-cell office:value-type="string" calcext:value-type="string">
            <text:p>Mongol Empire, Maratha Empire, Crusades, Christopher Columbus voyages to the Americas, Renaissance in Europe, Classical music to the time of Johann Sebastian Bach</text:p>
          </table:table-cell>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formula="of:= ROUND( ([.D$7] * (1 - [.C58]/[.$C$10]) + [.D$6]) * 86400 ) / 86400" office:value-type="date" office:date-value="1900-12-31T23:59:59" calcext:value-type="date">
            <text:p>31 déc. 23:59:59</text:p>
          </table:table-cell>
          <table:table-cell table:style-name="ce66" office:value-type="float" office:value="3" calcext:value-type="float">
            <text:p>3</text:p>
          </table:table-cell>
          <table:table-cell table:style-name="ce67" table:formula="of:=IF( [.E58] = 1; FLOOR([.D58]); IF([.E58] = 2; INT([.D58]*1440)/1440; [.D58] ))" office:value-type="date" office:date-value="1900-12-31T23:59:59" calcext:value-type="date">
            <text:p>31 déc. 23:59:59.000</text:p>
          </table:table-cell>
          <table:table-cell table:style-name="ce71" table:formula="of:=[.B58] - [.F58]" office:value-type="float" office:value="-0" calcext:value-type="float">
            <text:p>0.00000000</text:p>
          </table:table-cell>
          <table:table-cell office:value-type="string" calcext:value-type="string">
            <text:p>Modern History; the last 437.5 years before present. </text:p>
          </table:table-cell>
        </table:table-row>
        <table:table-row table:style-name="ro3" table:number-rows-repeated="6">
          <table:table-cell table:number-columns-repeated="4"/>
          <table:table-cell table:style-name="ce66"/>
          <table:table-cell table:style-name="ce67"/>
          <table:table-cell table:style-name="ce70"/>
          <table:table-cell/>
        </table:table-row>
        <table:table-row table:style-name="ro2">
          <table:table-cell/>
          <table:table-cell office:value-type="date" office:date-value="1901-01-01" calcext:value-type="date">
            <text:p>1 janv. 00:00:00</text:p>
          </table:table-cell>
          <table:table-cell office:value-type="float" office:value="0" calcext:value-type="float">
            <text:p>0.00E+00</text:p>
          </table:table-cell>
          <table:table-cell table:style-name="ce57" table:number-columns-repeated="3"/>
          <table:table-cell table:style-name="Default"/>
          <table:table-cell/>
        </table:table-row>
        <table:table-row table:style-name="ro2">
          <table:table-cell/>
          <table:table-cell office:value-type="date" office:date-value="1901-05-01" calcext:value-type="date">
            <text:p>1 mai 00:00:00</text:p>
          </table:table-cell>
          <table:table-cell/>
          <table:table-cell table:style-name="ce62" table:number-columns-repeated="3"/>
          <table:table-cell table:style-name="Default"/>
          <table:table-cell table:style-name="ce72" office:value-type="string" calcext:value-type="string">
            <text:p>Vaporization of the Earth (the Sun becomes a red giant)</text:p>
          </table:table-cell>
        </table:table-row>
        <table:table-row table:style-name="ro2">
          <table:table-cell/>
          <table:table-cell office:value-type="date" office:date-value="1901-05-10" calcext:value-type="date">
            <text:p>10 mai 00:00:00</text:p>
          </table:table-cell>
          <table:table-cell/>
          <table:table-cell table:style-name="ce62" table:number-columns-repeated="3"/>
          <table:table-cell table:style-name="Default"/>
          <table:table-cell office:value-type="string" calcext:value-type="string">
            <text:p>Death of the Sun (<text:a xlink:href="https://planet-terre.ens-lyon.fr/ressource/chronologie-terre.xml" xlink:type="simple">https://planet-terre.ens-lyon.fr/ressource/chronologie-terre.xml</text:a><text:span text:style-name="T3">)</text:span></text:p>
          </table:table-cell>
        </table:table-row>
        <table:table-row table:style-name="ro3" table:number-rows-repeated="1048508">
          <table:table-cell table:number-columns-repeated="8"/>
        </table:table-row>
        <table:table-row table:style-name="ro3">
          <table:table-cell table:number-columns-repeated="8"/>
        </table:table-row>
        <calcext:conditional-formats>
          <calcext:conditional-format calcext:target-range-address="'COSMIC CALENDAR'.G6:'COSMIC CALENDAR'.G8 'COSMIC CALENDAR'.G68:'COSMIC CALENDAR'.G1048576 'COSMIC CALENDAR'.G1:'COSMIC CALENDAR'.G4 'COSMIC CALENDAR'.G10:'COSMIC CALENDAR'.G64">
            <calcext:condition calcext:apply-style-name="Neutral" calcext:value="=0" calcext:base-cell-address="'COSMIC CALENDAR'.G1"/>
          </calcext:conditional-format>
          <calcext:conditional-format calcext:target-range-address="'COSMIC CALENDAR'.D65:'COSMIC CALENDAR'.F65">
            <calcext:condition calcext:apply-style-name="Accent" calcext:value="&gt;=0.5" calcext:base-cell-address="'COSMIC CALENDAR'.D65"/>
          </calcext:conditional-format>
          <calcext:conditional-format calcext:target-range-address="'COSMIC CALENDAR'.D65:'COSMIC CALENDAR'.F65">
            <calcext:condition calcext:apply-style-name="DISCRET" calcext:value="&lt;0.000000001" calcext:base-cell-address="'COSMIC CALENDAR'.D65"/>
          </calcext:conditional-format>
        </calcext:conditional-formats>
      </table:table>
      <table:table table:name="RADIOACTIVE DECAY BACKWARD CALENDAR" table:style-name="ta1" table:print-ranges="'RADIOACTIVE DECAY BACKWARD CALENDAR'.A1:'RADIOACTIVE DECAY BACKWARD CALENDAR'.H71">
        <office:forms form:automatic-focus="false" form:apply-design-mode="false"/>
        <table:table-column table:style-name="co14" table:default-cell-style-name="Default"/>
        <table:table-column table:style-name="co15" table:default-cell-style-name="DATE"/>
        <table:table-column table:style-name="co15" table:default-cell-style-name="ce53"/>
        <table:table-column table:style-name="co15" table:number-columns-repeated="4" table:default-cell-style-name="ce62"/>
        <table:table-column table:style-name="co16" table:default-cell-style-name="ce64"/>
        <table:table-column table:style-name="co4" table:number-columns-repeated="16371" table:default-cell-style-name="Default"/>
        <table:table-row table:style-name="ro3">
          <table:table-cell table:style-name="Heading" office:value-type="string" calcext:value-type="string">
            <text:p>RADIOACTIVE DECAY BACKWARD CALENDAR</text:p>
          </table:table-cell>
          <table:table-cell table:style-name="Heading"/>
          <table:table-cell table:style-name="ce51"/>
          <table:table-cell table:style-name="ce43" table:number-columns-repeated="4"/>
          <table:table-cell table:style-name="ce63"/>
          <table:table-cell table:style-name="Heading" table:number-columns-repeated="16371"/>
        </table:table-row>
        <table:table-row table:style-name="ro3">
          <table:table-cell table:style-name="Heading" table:number-columns-repeated="2"/>
          <table:table-cell table:style-name="ce51"/>
          <table:table-cell table:style-name="ce43" table:number-columns-repeated="4"/>
          <table:table-cell table:style-name="ce63"/>
          <table:table-cell table:style-name="Heading" table:number-columns-repeated="16371"/>
        </table:table-row>
        <table:table-row table:style-name="ro3">
          <table:table-cell table:style-name="ce42" office:value-type="string" calcext:value-type="string" table:number-columns-spanned="6" table:number-rows-spanned="3">
            <text:p>If time were to reverse and we went back to the past instead of continuing towards the future, when would radioactive decay make our nuclear waste harmless? This is what this calendar shows, using <text:a xlink:href="https://en.wikipedia.org/wiki/Cosmic_Calendar" xlink:type="simple">Carl Sagan’s cosmic calendar</text:a> principle to visualize unimaginably long time spans at a glance.</text:p>
          </table:table-cell>
          <table:covered-table-cell table:style-name="Default"/>
          <table:covered-table-cell table:number-columns-repeated="4"/>
          <table:table-cell table:number-columns-repeated="16373"/>
        </table:table-row>
        <table:table-row table:style-name="ro3">
          <table:covered-table-cell table:style-name="ce22"/>
          <table:covered-table-cell table:style-name="Default"/>
          <table:covered-table-cell table:number-columns-repeated="4"/>
          <table:table-cell table:number-columns-repeated="16373"/>
        </table:table-row>
        <table:table-row table:style-name="ro3">
          <table:covered-table-cell table:style-name="ce22"/>
          <table:covered-table-cell table:style-name="Default"/>
          <table:covered-table-cell table:number-columns-repeated="4"/>
          <table:table-cell table:number-columns-repeated="16373"/>
        </table:table-row>
        <table:table-row table:style-name="ro3">
          <table:table-cell table:style-name="ce22"/>
          <table:table-cell table:style-name="Default"/>
          <table:table-cell table:number-columns-repeated="16377"/>
        </table:table-row>
        <table:table-row table:style-name="ro3">
          <table:table-cell table:style-name="ce40" office:value-type="string" calcext:value-type="string">
            <text:p>CALENDRIER À REBOURS DE LA DÉSINTÉGRATION RADIOACTIVE</text:p>
          </table:table-cell>
          <table:table-cell table:style-name="Default"/>
          <table:table-cell table:number-columns-repeated="16377"/>
        </table:table-row>
        <table:table-row table:style-name="ro3">
          <table:table-cell table:style-name="ce22"/>
          <table:table-cell table:style-name="Default"/>
          <table:table-cell table:number-columns-repeated="16377"/>
        </table:table-row>
        <table:table-row table:style-name="ro3">
          <table:table-cell table:style-name="ce45" office:value-type="string" calcext:value-type="string" table:number-columns-spanned="6" table:number-rows-spanned="3">
            <text:p>Si le temps s’inversait et que nous retournions vers le passé au lieu de continuer vers le futur, à quel moment la décroissance radioactive rendrait-elle nos déchets nucléaires inoffensifs ? C’est ce que montre ce calendrier, en utilisant le principe du <text:a xlink:href="https://fr.wikipedia.org/wiki/Calendrier_cosmique_de_Carl_Sagan" xlink:type="simple">calendrier cosmique de Carl Sagan</text:a> pour visualiser en un coup d’œil des périodes de temps inimaginablement longues.</text:p>
          </table:table-cell>
          <table:covered-table-cell table:style-name="Default"/>
          <table:covered-table-cell table:number-columns-repeated="4"/>
          <table:table-cell table:number-columns-repeated="16373"/>
        </table:table-row>
        <table:table-row table:style-name="ro10">
          <table:covered-table-cell table:style-name="ce22"/>
          <table:covered-table-cell table:style-name="Default"/>
          <table:covered-table-cell table:number-columns-repeated="4"/>
          <table:table-cell table:number-columns-repeated="16373"/>
        </table:table-row>
        <table:table-row table:style-name="ro3" table:visibility="collapse">
          <table:covered-table-cell table:style-name="ce22"/>
          <table:covered-table-cell table:style-name="Default"/>
          <table:covered-table-cell table:number-columns-repeated="4"/>
          <table:table-cell table:number-columns-repeated="16373"/>
        </table:table-row>
        <table:table-row table:style-name="ro3">
          <table:table-cell/>
          <table:table-cell table:style-name="Default"/>
          <table:table-cell table:number-columns-repeated="16377"/>
        </table:table-row>
        <table:table-row table:style-name="ro3">
          <table:table-cell table:style-name="ce46" office:value-type="string" calcext:value-type="string">
            <text:p>CLASSIFICATION OF RADIOACTIVE DECAY</text:p>
          </table:table-cell>
          <table:table-cell table:style-name="Default"/>
          <table:table-cell table:number-columns-repeated="16377"/>
        </table:table-row>
        <table:table-row table:style-name="ro3">
          <table:table-cell table:style-name="ce46"/>
          <table:table-cell table:style-name="Default"/>
          <table:table-cell table:number-columns-repeated="16377"/>
        </table:table-row>
        <table:table-row table:style-name="ro3">
          <table:table-cell table:style-name="RADIOACTIVE" office:value-type="string" calcext:value-type="string">
            <text:p>0 to 1 half-life: High-Level Activity (HLA)</text:p>
          </table:table-cell>
          <table:table-cell table:style-name="RADIOACTIVE" table:number-columns-repeated="2"/>
          <table:table-cell table:number-columns-repeated="16376"/>
        </table:table-row>
        <table:table-row table:style-name="ro11">
          <table:table-cell table:style-name="RADIOACTIVE_5f_LOW" office:value-type="string" calcext:value-type="string">
            <text:p>1 to 3 half-lives: Intermediate-Level Activity (ILA)</text:p>
          </table:table-cell>
          <table:table-cell table:style-name="RADIOACTIVE_5f_LOW" table:number-columns-repeated="2"/>
          <table:table-cell table:style-name="ce58" office:value-type="float" office:value="24100" calcext:value-type="float">
            <text:p>24.10E+03</text:p>
          </table:table-cell>
          <table:table-cell table:style-name="ce58" office:value-type="float" office:value="15700000" calcext:value-type="float">
            <text:p>15.70E+06</text:p>
          </table:table-cell>
          <table:table-cell table:style-name="ce58" office:value-type="float" office:value="704000000" calcext:value-type="float">
            <text:p>704.00E+06</text:p>
          </table:table-cell>
          <table:table-cell table:style-name="ce58" office:value-type="float" office:value="14050000000" calcext:value-type="float">
            <text:p>14.05E+09</text:p>
          </table:table-cell>
          <table:table-cell table:number-columns-repeated="16372"/>
        </table:table-row>
        <table:table-row table:style-name="ro11">
          <table:table-cell table:style-name="RADIOACTIVE_5f_LOW" office:value-type="string" calcext:value-type="string">
            <text:p>4 to 7 half-lives: Low-Level Activity (LLA)</text:p>
          </table:table-cell>
          <table:table-cell table:style-name="RADIOACTIVE_5f_LOW" table:number-columns-repeated="2"/>
          <table:table-cell table:style-name="ce59" table:formula="of:= 365 * ( 1 - [.D16]/[.$C$22] ) + 2" office:value-type="float" office:value="366.999362572464" calcext:value-type="float">
            <text:p>367.00</text:p>
          </table:table-cell>
          <table:table-cell table:style-name="ce59" table:formula="of:= 365 * ( 1 - [.E16]/[.$C$22] ) + 2" office:value-type="float" office:value="366.584746376812" calcext:value-type="float">
            <text:p>366.58</text:p>
          </table:table-cell>
          <table:table-cell table:style-name="ce59" table:formula="of:= 365 * ( 1 - [.F16]/[.$C$22] ) + 2" office:value-type="float" office:value="348.379710144928" calcext:value-type="float">
            <text:p>348.38</text:p>
          </table:table-cell>
          <table:table-cell table:style-name="ce59" table:formula="of:= 365 * ( 1 - [.G16]/[.$C$22] ) + 2" office:value-type="float" office:value="-4.61231884057974" calcext:value-type="float">
            <text:p>-4.61</text:p>
          </table:table-cell>
          <table:table-cell table:number-columns-repeated="16372"/>
        </table:table-row>
        <table:table-row table:style-name="ro11">
          <table:table-cell table:style-name="RADIOACTIVE_5f_LOW" office:value-type="string" calcext:value-type="string">
            <text:p>7 to 10 half-lives: Very Low-Level Activity (VLLA)</text:p>
          </table:table-cell>
          <table:table-cell table:style-name="RADIOACTIVE_5f_LOW" table:number-columns-repeated="2"/>
          <table:table-cell table:style-name="ce58" table:formula="of:= 0.5 / EXP( [.D19] * ( [.D17] - 367 ) )" office:value-type="float" office:value="1" calcext:value-type="float">
            <text:p>1.00E+00</text:p>
          </table:table-cell>
          <table:table-cell table:style-name="ce58" table:formula="of:= 0.5 / EXP( [.E19] * ( [.E17] - 367 ) )" office:value-type="float" office:value="1" calcext:value-type="float">
            <text:p>1.00E+00</text:p>
          </table:table-cell>
          <table:table-cell table:style-name="ce58" table:formula="of:= 0.5 / EXP( [.F19] * ( [.F17] - 367 ) )" office:value-type="float" office:value="1" calcext:value-type="float">
            <text:p>1.00E+00</text:p>
          </table:table-cell>
          <table:table-cell table:style-name="ce58" table:formula="of:= 0.5 / EXP( [.G19] * ( [.G17] - 367 ) )" office:value-type="float" office:value="1" calcext:value-type="float">
            <text:p>1.00E+00</text:p>
          </table:table-cell>
          <table:table-cell table:number-columns-repeated="16372"/>
        </table:table-row>
        <table:table-row table:style-name="ro11">
          <table:table-cell table:style-name="RADIOACTIVE_5f_NO" office:value-type="string" calcext:value-type="string">
            <text:p>Beyond 10 half-lives: Below Regulatory Concern (BRC)</text:p>
          </table:table-cell>
          <table:table-cell table:style-name="RADIOACTIVE_5f_NO" table:number-columns-repeated="2"/>
          <table:table-cell table:style-name="ce58" table:formula="of:= LN( 1 / 0.5 ) / ( 367 - [.D17] )" office:value-type="float" office:value="1087.41329982598" calcext:value-type="float">
            <text:p>1.09E+03</text:p>
          </table:table-cell>
          <table:table-cell table:style-name="ce58" table:formula="of:= LN( 1 / 0.5 ) / ( 367 - [.E17] )" office:value-type="float" office:value="1.66921404619624" calcext:value-type="float">
            <text:p>1.67E+00</text:p>
          </table:table-cell>
          <table:table-cell table:style-name="ce58" table:formula="of:= LN( 1 / 0.5 ) / ( 367 - [.F17] )" office:value-type="float" office:value="0.0372253700643184" calcext:value-type="float">
            <text:p>37.23E-03</text:p>
          </table:table-cell>
          <table:table-cell table:style-name="ce58" table:formula="of:= LN( 1 / 0.5 ) / ( 367 - [.G17] )" office:value-type="float" office:value="0.00186524274201282" calcext:value-type="float">
            <text:p>1.87E-03</text:p>
          </table:table-cell>
          <table:table-cell table:number-columns-repeated="16372"/>
        </table:table-row>
        <table:table-row table:style-name="ro3">
          <table:table-cell/>
          <table:table-cell table:style-name="Default"/>
          <table:table-cell table:number-columns-repeated="16377"/>
        </table:table-row>
        <table:table-row table:style-name="ro4">
          <table:table-cell table:style-name="Heading_20_1" office:value-type="string" calcext:value-type="string">
            <text:p>ERA</text:p>
          </table:table-cell>
          <table:table-cell table:style-name="ce50" office:value-type="string" calcext:value-type="string">
            <text:p>DATE</text:p>
          </table:table-cell>
          <table:table-cell table:style-name="ce56" office:value-type="string" calcext:value-type="string">
            <text:p>Δ YEARS</text:p>
          </table:table-cell>
          <table:table-cell table:style-name="ce60" office:value-type="string" calcext:value-type="string">
            <text:p>PLUTONIUM 239</text:p>
            <text:p>t1/2 = 24.1 ka</text:p>
          </table:table-cell>
          <table:table-cell table:style-name="ce60" office:value-type="string" calcext:value-type="string">
            <text:p>IODE 129</text:p>
            <text:p><text:span text:style-name="T4">t1/2 = </text:span>15.7 Ma</text:p>
          </table:table-cell>
          <table:table-cell table:style-name="ce60" office:value-type="string" calcext:value-type="string">
            <text:p>URANIUM 235</text:p>
            <text:p><text:span text:style-name="T4">t1/2 = </text:span>704 Ma</text:p>
          </table:table-cell>
          <table:table-cell table:style-name="ce60" office:value-type="string" calcext:value-type="string">
            <text:p>THORIUM 232</text:p>
            <text:p><text:span text:style-name="T4">t1/2 = 14.05</text:span> Ga</text:p>
          </table:table-cell>
          <table:table-cell table:style-name="ce46" office:value-type="string" calcext:value-type="string">
            <text:p>EVENT</text:p>
          </table:table-cell>
          <table:table-cell table:style-name="Heading_20_1" table:number-columns-repeated="16371"/>
        </table:table-row>
        <table:table-row table:style-name="ro11">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style-name="ce61" table:formula="of:= [.D$18] * EXP([.D$19] * ( [.$B22] - 367 ))" office:value-type="float" office:value="0" calcext:value-type="float">
            <text:p>0.00000000</text:p>
          </table:table-cell>
          <table:table-cell table:style-name="ce61" table:formula="of:= [.E$18] * EXP([.E$19] * ( [.$B22] - 367 ))" office:value-type="float" office:value="2.51411984932187E-265" calcext:value-type="float">
            <text:p>0.00000000</text:p>
          </table:table-cell>
          <table:table-cell table:style-name="ce61" table:formula="of:= [.F$18] * EXP([.F$19] * ( [.$B22] - 367 ))" office:value-type="float" office:value="0.00000125639999473028" calcext:value-type="float">
            <text:p>0.00000126</text:p>
          </table:table-cell>
          <table:table-cell table:style-name="ce61" table:formula="of:= [.G$18] * EXP([.G$19] * ( [.$B22] - 367 ))" office:value-type="float" office:value="0.5062049759889" calcext:value-type="float">
            <text:p>0.50620498</text:p>
          </table:table-cell>
          <table:table-cell office:value-type="string" calcext:value-type="string">
            <text:p>Big Bang, as seen through cosmic background radiation, which would have been last emitted 14 minutes after midnight</text:p>
          </table:table-cell>
          <table:table-cell table:number-columns-repeated="16371"/>
        </table:table-row>
        <table:table-row table:style-name="ro2">
          <table:table-cell/>
          <table:table-cell table:style-name="DAY" office:value-type="date" office:date-value="1900-01-19" calcext:value-type="date">
            <text:p>19 janv. 00:00:00</text:p>
          </table:table-cell>
          <table:table-cell table:style-name="DAY_5f_" office:value-type="float" office:value="13100000000" calcext:value-type="float">
            <text:p>13.10E+09</text:p>
          </table:table-cell>
          <table:table-cell table:style-name="ce61" table:formula="of:= [.D$18] * EXP([.D$19] * ( [.$B23] - 367 ))" office:value-type="float" office:value="0" calcext:value-type="float">
            <text:p>0.00000000</text:p>
          </table:table-cell>
          <table:table-cell table:style-name="ce61" table:formula="of:= [.E$18] * EXP([.E$19] * ( [.$B23] - 367 ))" office:value-type="float" office:value="2.81276899156601E-252" calcext:value-type="float">
            <text:p>0.00000000</text:p>
          </table:table-cell>
          <table:table-cell table:style-name="ce61" table:formula="of:= [.F$18] * EXP([.F$19] * ( [.$B23] - 367 ))" office:value-type="float" office:value="0.00000245544288364372" calcext:value-type="float">
            <text:p>0.00000246</text:p>
          </table:table-cell>
          <table:table-cell table:style-name="ce61" table:formula="of:= [.G$18] * EXP([.G$19] * ( [.$B23] - 367 ))" office:value-type="float" office:value="0.523489015615828" calcext:value-type="float">
            <text:p>0.52348902</text:p>
          </table:table-cell>
          <table:table-cell office:value-type="string" calcext:value-type="string">
            <text:p>Oldest known Gamma Ray Burst</text:p>
          </table:table-cell>
          <table:table-cell table:number-columns-repeated="16371"/>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style-name="ce61" table:formula="of:= [.D$18] * EXP([.D$19] * ( [.$B24] - 367 ))" office:value-type="float" office:value="0" calcext:value-type="float">
            <text:p>0.00000000</text:p>
          </table:table-cell>
          <table:table-cell table:style-name="ce61" table:formula="of:= [.E$18] * EXP([.E$19] * ( [.$B24] - 367 ))" office:value-type="float" office:value="3.33923674965261E-247" calcext:value-type="float">
            <text:p>0.00000000</text:p>
          </table:table-cell>
          <table:table-cell table:style-name="ce61" table:formula="of:= [.F$18] * EXP([.F$19] * ( [.$B24] - 367 ))" office:value-type="float" office:value="0.00000318637764178106" calcext:value-type="float">
            <text:p>0.00000319</text:p>
          </table:table-cell>
          <table:table-cell table:style-name="ce61" table:formula="of:= [.G$18] * EXP([.G$19] * ( [.$B24] - 367 ))" office:value-type="float" office:value="0.530368870584512" calcext:value-type="float">
            <text:p>0.53036887</text:p>
          </table:table-cell>
          <table:table-cell office:value-type="string" calcext:value-type="string">
            <text:p>First galaxies form[4]</text:p>
          </table:table-cell>
          <table:table-cell table:number-columns-repeated="16371"/>
        </table:table-row>
        <table:table-row table:style-name="ro2">
          <table:table-cell/>
          <table:table-cell table:style-name="DAY" office:value-type="date" office:date-value="1900-03-16" calcext:value-type="date">
            <text:p>16 mars 00:00:00</text:p>
          </table:table-cell>
          <table:table-cell table:style-name="DAY_5f_" office:value-type="float" office:value="11000000000" calcext:value-type="float">
            <text:p>11.00E+09</text:p>
          </table:table-cell>
          <table:table-cell table:style-name="ce61" table:formula="of:= [.D$18] * EXP([.D$19] * ( [.$B25] - 367 ))" office:value-type="float" office:value="0" calcext:value-type="float">
            <text:p>0.00000000</text:p>
          </table:table-cell>
          <table:table-cell table:style-name="ce61" table:formula="of:= [.E$18] * EXP([.E$19] * ( [.$B25] - 367 ))" office:value-type="float" office:value="1.10978597191371E-211" calcext:value-type="float">
            <text:p>0.00000000</text:p>
          </table:table-cell>
          <table:table-cell table:style-name="ce61" table:formula="of:= [.F$18] * EXP([.F$19] * ( [.$B25] - 367 ))" office:value-type="float" office:value="0.0000197455444661868" calcext:value-type="float">
            <text:p>0.00001975</text:p>
          </table:table-cell>
          <table:table-cell table:style-name="ce61" table:formula="of:= [.G$18] * EXP([.G$19] * ( [.$B25] - 367 ))" office:value-type="float" office:value="0.581127185641768" calcext:value-type="float">
            <text:p>0.58112719</text:p>
          </table:table-cell>
          <table:table-cell office:value-type="string" calcext:value-type="string">
            <text:p>Milky Way Galaxy formed</text:p>
          </table:table-cell>
          <table:table-cell table:number-columns-repeated="16371"/>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style-name="ce61" table:formula="of:= [.D$18] * EXP([.D$19] * ( [.$B26] - 367 ))" office:value-type="float" office:value="0" calcext:value-type="float">
            <text:p>0.00000000</text:p>
          </table:table-cell>
          <table:table-cell table:style-name="ce61" table:formula="of:= [.E$18] * EXP([.E$19] * ( [.$B26] - 367 ))" office:value-type="float" office:value="1.23368787053543E-169" calcext:value-type="float">
            <text:p>0.00000000</text:p>
          </table:table-cell>
          <table:table-cell table:style-name="ce61" table:formula="of:= [.F$18] * EXP([.F$19] * ( [.$B26] - 367 ))" office:value-type="float" office:value="0.000171057427418146" calcext:value-type="float">
            <text:p>0.00017106</text:p>
          </table:table-cell>
          <table:table-cell table:style-name="ce61" table:formula="of:= [.G$18] * EXP([.G$19] * ( [.$B26] - 367 ))" office:value-type="float" office:value="0.647522615316283" calcext:value-type="float">
            <text:p>0.64752262</text:p>
          </table:table-cell>
          <table:table-cell office:value-type="string" calcext:value-type="string">
            <text:p>Milky Way Galaxy disk formed</text:p>
          </table:table-cell>
          <table:table-cell table:number-columns-repeated="16371"/>
        </table:table-row>
        <table:table-row table:style-name="ro2">
          <table:table-cell/>
          <table:table-cell table:style-name="DAY" office:value-type="date" office:date-value="1900-09-02" calcext:value-type="date">
            <text:p>2 sept. 00:00:00</text:p>
          </table:table-cell>
          <table:table-cell table:style-name="DAY_5f_" office:value-type="float" office:value="4570000000" calcext:value-type="float">
            <text:p>4.57E+09</text:p>
          </table:table-cell>
          <table:table-cell table:style-name="ce61" table:formula="of:= [.D$18] * EXP([.D$19] * ( [.$B27] - 367 ))" office:value-type="float" office:value="0" calcext:value-type="float">
            <text:p>0.00000000</text:p>
          </table:table-cell>
          <table:table-cell table:style-name="ce61" table:formula="of:= [.E$18] * EXP([.E$19] * ( [.$B27] - 367 ))" office:value-type="float" office:value="1.92050580938047E-088" calcext:value-type="float">
            <text:p>0.00000000</text:p>
          </table:table-cell>
          <table:table-cell table:style-name="ce61" table:formula="of:= [.F$18] * EXP([.F$19] * ( [.$B27] - 367 ))" office:value-type="float" office:value="0.0110616647117366" calcext:value-type="float">
            <text:p>0.01106166</text:p>
          </table:table-cell>
          <table:table-cell table:style-name="ce61" table:formula="of:= [.G$18] * EXP([.G$19] * ( [.$B27] - 367 ))" office:value-type="float" office:value="0.797961944086979" calcext:value-type="float">
            <text:p>0.79796194</text:p>
          </table:table-cell>
          <table:table-cell office:value-type="string" calcext:value-type="string">
            <text:p>Formation of the Solar System</text:p>
          </table:table-cell>
          <table:table-cell table:number-columns-repeated="16371"/>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style-name="ce61" table:formula="of:= [.D$18] * EXP([.D$19] * ( [.$B28] - 367 ))" office:value-type="float" office:value="0" calcext:value-type="float">
            <text:p>0.00000000</text:p>
          </table:table-cell>
          <table:table-cell table:style-name="ce61" table:formula="of:= [.E$18] * EXP([.E$19] * ( [.$B28] - 367 ))" office:value-type="float" office:value="1.52453508233055E-085" calcext:value-type="float">
            <text:p>0.00000000</text:p>
          </table:table-cell>
          <table:table-cell table:style-name="ce61" table:formula="of:= [.F$18] * EXP([.F$19] * ( [.$B28] - 367 ))" office:value-type="float" office:value="0.0128377106163485" calcext:value-type="float">
            <text:p>0.01283771</text:p>
          </table:table-cell>
          <table:table-cell table:style-name="ce61" table:formula="of:= [.G$18] * EXP([.G$19] * ( [.$B28] - 367 ))" office:value-type="float" office:value="0.803937780033751" calcext:value-type="float">
            <text:p>0.80393778</text:p>
          </table:table-cell>
          <table:table-cell office:value-type="string" calcext:value-type="string">
            <text:p>Oldest rocks known on Earth</text:p>
          </table:table-cell>
          <table:table-cell table:number-columns-repeated="16371"/>
        </table:table-row>
        <table:table-row table:style-name="ro2">
          <table:table-cell office:value-type="string" calcext:value-type="string">
            <text:p>Evolution of life on Earth</text:p>
          </table:table-cell>
          <table:table-cell table:style-name="DAY" office:value-type="date" office:date-value="1900-09-14" calcext:value-type="date">
            <text:p>14 sept. 00:00:00</text:p>
          </table:table-cell>
          <table:table-cell table:style-name="DAY_5f_" office:value-type="float" office:value="4100000000" calcext:value-type="float">
            <text:p>4.10E+09</text:p>
          </table:table-cell>
          <table:table-cell table:style-name="ce61" table:formula="of:= [.D$18] * EXP([.D$19] * ( [.$B29] - 367 ))" office:value-type="float" office:value="0" calcext:value-type="float">
            <text:p>0.00000000</text:p>
          </table:table-cell>
          <table:table-cell table:style-name="ce61" table:formula="of:= [.E$18] * EXP([.E$19] * ( [.$B29] - 367 ))" office:value-type="float" office:value="9.60685017717379E-080" calcext:value-type="float">
            <text:p>0.00000000</text:p>
          </table:table-cell>
          <table:table-cell table:style-name="ce61" table:formula="of:= [.F$18] * EXP([.F$19] * ( [.$B29] - 367 ))" office:value-type="float" office:value="0.0172910658278057" calcext:value-type="float">
            <text:p>0.01729107</text:p>
          </table:table-cell>
          <table:table-cell table:style-name="ce61" table:formula="of:= [.G$18] * EXP([.G$19] * ( [.$B29] - 367 ))" office:value-type="float" office:value="0.816024043907351" calcext:value-type="float">
            <text:p>0.81602404</text:p>
          </table:table-cell>
          <table:table-cell office:value-type="string" calcext:value-type="string">
            <text:p>First known remains of biotic life (discovered in 4.1 billion-year-old rocks in Western Australia).[5][6]</text:p>
          </table:table-cell>
          <table:table-cell table:number-columns-repeated="16371"/>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style-name="ce61" table:formula="of:= [.D$18] * EXP([.D$19] * ( [.$B30] - 367 ))" office:value-type="float" office:value="0" calcext:value-type="float">
            <text:p>0.00000000</text:p>
          </table:table-cell>
          <table:table-cell table:style-name="ce61" table:formula="of:= [.E$18] * EXP([.E$19] * ( [.$B30] - 367 ))" office:value-type="float" office:value="1.14049704245946E-074" calcext:value-type="float">
            <text:p>0.00000000</text:p>
          </table:table-cell>
          <table:table-cell table:style-name="ce61" table:formula="of:= [.F$18] * EXP([.F$19] * ( [.$B30] - 367 ))" office:value-type="float" office:value="0.0224382598851274" calcext:value-type="float">
            <text:p>0.02243826</text:p>
          </table:table-cell>
          <table:table-cell table:style-name="ce61" table:formula="of:= [.G$18] * EXP([.G$19] * ( [.$B30] - 367 ))" office:value-type="float" office:value="0.826748484928214" calcext:value-type="float">
            <text:p>0.82674848</text:p>
          </table:table-cell>
          <table:table-cell office:value-type="string" calcext:value-type="string">
            <text:p>First Life (Prokaryotes)[7][8][9]</text:p>
          </table:table-cell>
          <table:table-cell table:number-columns-repeated="16371"/>
        </table:table-row>
        <table:table-row table:style-name="ro2">
          <table:table-cell/>
          <table:table-cell table:style-name="DAY" office:value-type="date" office:date-value="1900-09-30" calcext:value-type="date">
            <text:p>30 sept. 00:00:00</text:p>
          </table:table-cell>
          <table:table-cell table:style-name="DAY_5f_" office:value-type="float" office:value="3400000000" calcext:value-type="float">
            <text:p>3.40E+09</text:p>
          </table:table-cell>
          <table:table-cell table:style-name="ce61" table:formula="of:= [.D$18] * EXP([.D$19] * ( [.$B31] - 367 ))" office:value-type="float" office:value="0" calcext:value-type="float">
            <text:p>0.00000000</text:p>
          </table:table-cell>
          <table:table-cell table:style-name="ce61" table:formula="of:= [.E$18] * EXP([.E$19] * ( [.$B31] - 367 ))" office:value-type="float" office:value="3.81476867536308E-068" calcext:value-type="float">
            <text:p>0.00000000</text:p>
          </table:table-cell>
          <table:table-cell table:style-name="ce61" table:formula="of:= [.F$18] * EXP([.F$19] * ( [.$B31] - 367 ))" office:value-type="float" office:value="0.0313682383352986" calcext:value-type="float">
            <text:p>0.03136824</text:p>
          </table:table-cell>
          <table:table-cell table:style-name="ce61" table:formula="of:= [.G$18] * EXP([.G$19] * ( [.$B31] - 367 ))" office:value-type="float" office:value="0.840744411851423" calcext:value-type="float">
            <text:p>0.84074441</text:p>
          </table:table-cell>
          <table:table-cell office:value-type="string" calcext:value-type="string">
            <text:p>Photosynthesis</text:p>
          </table:table-cell>
          <table:table-cell table:number-columns-repeated="16371"/>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style-name="ce61" table:formula="of:= [.D$18] * EXP([.D$19] * ( [.$B32] - 367 ))" office:value-type="float" office:value="0" calcext:value-type="float">
            <text:p>0.00000000</text:p>
          </table:table-cell>
          <table:table-cell table:style-name="ce61" table:formula="of:= [.E$18] * EXP([.E$19] * ( [.$B32] - 367 ))" office:value-type="float" office:value="4.02208495683939E-047" calcext:value-type="float">
            <text:p>0.00000000</text:p>
          </table:table-cell>
          <table:table-cell table:style-name="ce61" table:formula="of:= [.F$18] * EXP([.F$19] * ( [.$B32] - 367 ))" office:value-type="float" office:value="0.0923265357585603" calcext:value-type="float">
            <text:p>0.09232654</text:p>
          </table:table-cell>
          <table:table-cell table:style-name="ce61" table:formula="of:= [.G$18] * EXP([.G$19] * ( [.$B32] - 367 ))" office:value-type="float" office:value="0.887474460020069" calcext:value-type="float">
            <text:p>0.88747446</text:p>
          </table:table-cell>
          <table:table-cell office:value-type="string" calcext:value-type="string">
            <text:p>Oxygenation of atmosphere</text:p>
          </table:table-cell>
          <table:table-cell table:number-columns-repeated="16371"/>
        </table:table-row>
        <table:table-row table:style-name="ro2">
          <table:table-cell/>
          <table:table-cell table:style-name="DAY" office:value-type="date" office:date-value="1900-11-09" calcext:value-type="date">
            <text:p>9 nov. 00:00:00</text:p>
          </table:table-cell>
          <table:table-cell table:style-name="DAY_5f_" office:value-type="float" office:value="2000000000" calcext:value-type="float">
            <text:p>2.00E+09</text:p>
          </table:table-cell>
          <table:table-cell table:style-name="ce61" table:formula="of:= [.D$18] * EXP([.D$19] * ( [.$B33] - 367 ))" office:value-type="float" office:value="0" calcext:value-type="float">
            <text:p>0.00000000</text:p>
          </table:table-cell>
          <table:table-cell table:style-name="ce61" table:formula="of:= [.E$18] * EXP([.E$19] * ( [.$B33] - 367 ))" office:value-type="float" office:value="3.79040994581217E-039" calcext:value-type="float">
            <text:p>0.00000000</text:p>
          </table:table-cell>
          <table:table-cell table:style-name="ce61" table:formula="of:= [.F$18] * EXP([.F$19] * ( [.$B33] - 367 ))" office:value-type="float" office:value="0.139046813690919" calcext:value-type="float">
            <text:p>0.13904681</text:p>
          </table:table-cell>
          <table:table-cell table:style-name="ce61" table:formula="of:= [.G$18] * EXP([.G$19] * ( [.$B33] - 367 ))" office:value-type="float" office:value="0.905871454616927" calcext:value-type="float">
            <text:p>0.90587145</text:p>
          </table:table-cell>
          <table:table-cell office:value-type="string" calcext:value-type="string">
            <text:p>Complex cells (Eukaryotes)</text:p>
          </table:table-cell>
          <table:table-cell table:number-columns-repeated="16371"/>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style-name="ce61" table:formula="of:= [.D$18] * EXP([.D$19] * ( [.$B34] - 367 ))" office:value-type="float" office:value="0" calcext:value-type="float">
            <text:p>0.00000000</text:p>
          </table:table-cell>
          <table:table-cell table:style-name="ce61" table:formula="of:= [.E$18] * EXP([.E$19] * ( [.$B34] - 367 ))" office:value-type="float" office:value="2.67225480580654E-020" calcext:value-type="float">
            <text:p>0.00000000</text:p>
          </table:table-cell>
          <table:table-cell table:style-name="ce61" table:formula="of:= [.F$18] * EXP([.F$19] * ( [.$B34] - 367 ))" office:value-type="float" office:value="0.366013525356873" calcext:value-type="float">
            <text:p>0.36601353</text:p>
          </table:table-cell>
          <table:table-cell table:style-name="ce61" table:formula="of:= [.G$18] * EXP([.G$19] * ( [.$B34] - 367 ))" office:value-type="float" office:value="0.950885565830188" calcext:value-type="float">
            <text:p>0.95088557</text:p>
          </table:table-cell>
          <table:table-cell office:value-type="string" calcext:value-type="string">
            <text:p>First multicellular life[10]</text:p>
          </table:table-cell>
          <table:table-cell table:number-columns-repeated="16371"/>
        </table:table-row>
        <table:table-row table:style-name="ro2">
          <table:table-cell table:style-name="ce48"/>
          <table:table-cell table:style-name="DAY" office:value-type="date" office:date-value="1900-12-07" calcext:value-type="date">
            <text:p>7 déc. 00:00:00</text:p>
          </table:table-cell>
          <table:table-cell table:style-name="DAY_5f_" office:value-type="float" office:value="670000000" calcext:value-type="float">
            <text:p>670.00E+06</text:p>
          </table:table-cell>
          <table:table-cell table:style-name="ce61" table:formula="of:= [.D$18] * EXP([.D$19] * ( [.$B35] - 367 ))" office:value-type="float" office:value="0" calcext:value-type="float">
            <text:p>0.00000000</text:p>
          </table:table-cell>
          <table:table-cell table:style-name="ce61" table:formula="of:= [.E$18] * EXP([.E$19] * ( [.$B35] - 367 ))" office:value-type="float" office:value="7.52902545644121E-019" calcext:value-type="float">
            <text:p>0.00000000</text:p>
          </table:table-cell>
          <table:table-cell table:style-name="ce61" table:formula="of:= [.F$18] * EXP([.F$19] * ( [.$B35] - 367 ))" office:value-type="float" office:value="0.394303543389163" calcext:value-type="float">
            <text:p>0.39430354</text:p>
          </table:table-cell>
          <table:table-cell table:style-name="ce61" table:formula="of:= [.G$18] * EXP([.G$19] * ( [.$B35] - 367 ))" office:value-type="float" office:value="0.954439455375686" calcext:value-type="float">
            <text:p>0.95443946</text:p>
          </table:table-cell>
          <table:table-cell office:value-type="string" calcext:value-type="string">
            <text:p>Simple animals</text:p>
          </table:table-cell>
          <table:table-cell table:style-name="ce48" table:number-columns-repeated="16371"/>
        </table:table-row>
        <table:table-row table:style-name="ro2">
          <table:table-cell table:style-name="ce48"/>
          <table:table-cell table:style-name="ce52" office:value-type="date" office:date-value="1900-12-14" calcext:value-type="date">
            <text:p>14 déc. 00:00:00</text:p>
          </table:table-cell>
          <table:table-cell table:style-name="ce55" office:value-type="float" office:value="550000000" calcext:value-type="float">
            <text:p>550.00E+06</text:p>
          </table:table-cell>
          <table:table-cell table:style-name="ce61" table:formula="of:= [.D$18] * EXP([.D$19] * ( [.$B36] - 367 ))" office:value-type="float" office:value="0" calcext:value-type="float">
            <text:p>0.00000000</text:p>
          </table:table-cell>
          <table:table-cell table:style-name="ce61" table:formula="of:= [.E$18] * EXP([.E$19] * ( [.$B36] - 367 ))" office:value-type="float" office:value="0.0000000000000893823793159163" calcext:value-type="float">
            <text:p>0.00000000</text:p>
          </table:table-cell>
          <table:table-cell table:style-name="ce61" table:formula="of:= [.F$18] * EXP([.F$19] * ( [.$B36] - 367 ))" office:value-type="float" office:value="0.511679584607505" calcext:value-type="float">
            <text:p>0.51167958</text:p>
          </table:table-cell>
          <table:table-cell table:style-name="ce61" table:formula="of:= [.G$18] * EXP([.G$19] * ( [.$B36] - 367 ))" office:value-type="float" office:value="0.966982994654443" calcext:value-type="float">
            <text:p>0.96698299</text:p>
          </table:table-cell>
          <table:table-cell office:value-type="string" calcext:value-type="string">
            <text:p>Arthropods (ancestors of insects, arachnids)</text:p>
          </table:table-cell>
          <table:table-cell table:style-name="ce48" table:number-columns-repeated="16371"/>
        </table:table-row>
        <table:table-row table:style-name="ro2">
          <table:table-cell table:style-name="ce48"/>
          <table:table-cell table:style-name="DAY" office:value-type="date" office:date-value="1900-12-17" calcext:value-type="date">
            <text:p>17 déc. 00:00:00</text:p>
          </table:table-cell>
          <table:table-cell table:style-name="DAY_5f_" office:value-type="float" office:value="500000000" calcext:value-type="float">
            <text:p>500.00E+06</text:p>
          </table:table-cell>
          <table:table-cell table:style-name="ce61" table:formula="of:= [.D$18] * EXP([.D$19] * ( [.$B37] - 367 ))" office:value-type="float" office:value="0" calcext:value-type="float">
            <text:p>0.00000000</text:p>
          </table:table-cell>
          <table:table-cell table:style-name="ce61" table:formula="of:= [.E$18] * EXP([.E$19] * ( [.$B37] - 367 ))" office:value-type="float" office:value="0.0000000000133672865914928" calcext:value-type="float">
            <text:p>0.00000000</text:p>
          </table:table-cell>
          <table:table-cell table:style-name="ce61" table:formula="of:= [.F$18] * EXP([.F$19] * ( [.$B37] - 367 ))" office:value-type="float" office:value="0.572134857251459" calcext:value-type="float">
            <text:p>0.57213486</text:p>
          </table:table-cell>
          <table:table-cell table:style-name="ce61" table:formula="of:= [.G$18] * EXP([.G$19] * ( [.$B37] - 367 ))" office:value-type="float" office:value="0.97240913613958" calcext:value-type="float">
            <text:p>0.97240914</text:p>
          </table:table-cell>
          <table:table-cell office:value-type="string" calcext:value-type="string">
            <text:p>Fish and Proto-amphibians</text:p>
          </table:table-cell>
          <table:table-cell table:style-name="ce48" table:number-columns-repeated="16371"/>
        </table:table-row>
        <table:table-row table:style-name="ro2">
          <table:table-cell table:style-name="ce48"/>
          <table:table-cell table:style-name="ce52" office:value-type="date" office:date-value="1900-12-20" calcext:value-type="date">
            <text:p>20 déc. 00:00:00</text:p>
          </table:table-cell>
          <table:table-cell table:style-name="ce55" office:value-type="float" office:value="450000000" calcext:value-type="float">
            <text:p>450.00E+06</text:p>
          </table:table-cell>
          <table:table-cell table:style-name="ce61" table:formula="of:= [.D$18] * EXP([.D$19] * ( [.$B38] - 367 ))" office:value-type="float" office:value="0" calcext:value-type="float">
            <text:p>0.00000000</text:p>
          </table:table-cell>
          <table:table-cell table:style-name="ce61" table:formula="of:= [.E$18] * EXP([.E$19] * ( [.$B38] - 367 ))" office:value-type="float" office:value="0.00000000199910040644091" calcext:value-type="float">
            <text:p>0.00000000</text:p>
          </table:table-cell>
          <table:table-cell table:style-name="ce61" table:formula="of:= [.F$18] * EXP([.F$19] * ( [.$B38] - 367 ))" office:value-type="float" office:value="0.639732959315231" calcext:value-type="float">
            <text:p>0.63973296</text:p>
          </table:table-cell>
          <table:table-cell table:style-name="ce61" table:formula="of:= [.G$18] * EXP([.G$19] * ( [.$B38] - 367 ))" office:value-type="float" office:value="0.977865725948606" calcext:value-type="float">
            <text:p>0.97786573</text:p>
          </table:table-cell>
          <table:table-cell office:value-type="string" calcext:value-type="string">
            <text:p>Land plants; Ordovician–Silurian extinction events</text:p>
          </table:table-cell>
          <table:table-cell table:style-name="ce48" table:number-columns-repeated="16371"/>
        </table:table-row>
        <table:table-row table:style-name="ro2">
          <table:table-cell table:style-name="ce48"/>
          <table:table-cell table:style-name="DAY" office:value-type="date" office:date-value="1900-12-21" calcext:value-type="date">
            <text:p>21 déc. 00:00:00</text:p>
          </table:table-cell>
          <table:table-cell table:style-name="DAY_5f_" office:value-type="float" office:value="400000000" calcext:value-type="float">
            <text:p>400.00E+06</text:p>
          </table:table-cell>
          <table:table-cell table:style-name="ce61" table:formula="of:= [.D$18] * EXP([.D$19] * ( [.$B39] - 367 ))" office:value-type="float" office:value="0" calcext:value-type="float">
            <text:p>0.00000000</text:p>
          </table:table-cell>
          <table:table-cell table:style-name="ce61" table:formula="of:= [.E$18] * EXP([.E$19] * ( [.$B39] - 367 ))" office:value-type="float" office:value="0.0000000106112136004792" calcext:value-type="float">
            <text:p>0.00000001</text:p>
          </table:table-cell>
          <table:table-cell table:style-name="ce61" table:formula="of:= [.F$18] * EXP([.F$19] * ( [.$B39] - 367 ))" office:value-type="float" office:value="0.663996055053724" calcext:value-type="float">
            <text:p>0.66399606</text:p>
          </table:table-cell>
          <table:table-cell table:style-name="ce61" table:formula="of:= [.G$18] * EXP([.G$19] * ( [.$B39] - 367 ))" office:value-type="float" office:value="0.979691385015949" calcext:value-type="float">
            <text:p>0.97969139</text:p>
          </table:table-cell>
          <table:table-cell office:value-type="string" calcext:value-type="string">
            <text:p>Insects and seeds</text:p>
          </table:table-cell>
          <table:table-cell table:style-name="ce48" table:number-columns-repeated="16371"/>
        </table:table-row>
        <table:table-row table:style-name="ro2">
          <table:table-cell table:style-name="ce48"/>
          <table:table-cell table:style-name="ce52" office:value-type="date" office:date-value="1900-12-22" calcext:value-type="date">
            <text:p>22 déc. 00:00:00</text:p>
          </table:table-cell>
          <table:table-cell table:style-name="ce55" office:value-type="float" office:value="360000000" calcext:value-type="float">
            <text:p>360.00E+06</text:p>
          </table:table-cell>
          <table:table-cell table:style-name="ce61" table:formula="of:= [.D$18] * EXP([.D$19] * ( [.$B40] - 367 ))" office:value-type="float" office:value="0" calcext:value-type="float">
            <text:p>0.00000000</text:p>
          </table:table-cell>
          <table:table-cell table:style-name="ce61" table:formula="of:= [.E$18] * EXP([.E$19] * ( [.$B40] - 367 ))" office:value-type="float" office:value="0.0000000563242615089349" calcext:value-type="float">
            <text:p>0.00000006</text:p>
          </table:table-cell>
          <table:table-cell table:style-name="ce61" table:formula="of:= [.F$18] * EXP([.F$19] * ( [.$B40] - 367 ))" office:value-type="float" office:value="0.68917937509244" calcext:value-type="float">
            <text:p>0.68917938</text:p>
          </table:table-cell>
          <table:table-cell table:style-name="ce61" table:formula="of:= [.G$18] * EXP([.G$19] * ( [.$B40] - 367 ))" office:value-type="float" office:value="0.981520452558444" calcext:value-type="float">
            <text:p>0.98152045</text:p>
          </table:table-cell>
          <table:table-cell office:value-type="string" calcext:value-type="string">
            <text:p>Amphibians; Late Devonian extinction</text:p>
          </table:table-cell>
          <table:table-cell table:style-name="ce48" table:number-columns-repeated="16371"/>
        </table:table-row>
        <table:table-row table:style-name="ro2">
          <table:table-cell table:style-name="ce48"/>
          <table:table-cell table:style-name="DAY" office:value-type="date" office:date-value="1900-12-23" calcext:value-type="date">
            <text:p>23 déc. 00:00:00</text:p>
          </table:table-cell>
          <table:table-cell table:style-name="DAY_5f_" office:value-type="float" office:value="300000000" calcext:value-type="float">
            <text:p>300.00E+06</text:p>
          </table:table-cell>
          <table:table-cell table:style-name="ce61" table:formula="of:= [.D$18] * EXP([.D$19] * ( [.$B41] - 367 ))" office:value-type="float" office:value="0" calcext:value-type="float">
            <text:p>0.00000000</text:p>
          </table:table-cell>
          <table:table-cell table:style-name="ce61" table:formula="of:= [.E$18] * EXP([.E$19] * ( [.$B41] - 367 ))" office:value-type="float" office:value="0.000000298968860110742" calcext:value-type="float">
            <text:p>0.00000030</text:p>
          </table:table-cell>
          <table:table-cell table:style-name="ce61" table:formula="of:= [.F$18] * EXP([.F$19] * ( [.$B41] - 367 ))" office:value-type="float" office:value="0.715317820697559" calcext:value-type="float">
            <text:p>0.71531782</text:p>
          </table:table-cell>
          <table:table-cell table:style-name="ce61" table:formula="of:= [.G$18] * EXP([.G$19] * ( [.$B41] - 367 ))" office:value-type="float" office:value="0.98335293493966" calcext:value-type="float">
            <text:p>0.98335293</text:p>
          </table:table-cell>
          <table:table-cell office:value-type="string" calcext:value-type="string">
            <text:p>Reptiles</text:p>
          </table:table-cell>
          <table:table-cell table:style-name="ce48" table:number-columns-repeated="16371"/>
        </table:table-row>
        <table:table-row table:style-name="ro2">
          <table:table-cell table:style-name="ce48"/>
          <table:table-cell table:style-name="ce52" office:value-type="date" office:date-value="1900-12-24" calcext:value-type="date">
            <text:p>24 déc. 00:00:00</text:p>
          </table:table-cell>
          <table:table-cell table:style-name="ce55" office:value-type="float" office:value="250000000" calcext:value-type="float">
            <text:p>250.00E+06</text:p>
          </table:table-cell>
          <table:table-cell table:style-name="ce61" table:formula="of:= [.D$18] * EXP([.D$19] * ( [.$B42] - 367 ))" office:value-type="float" office:value="0" calcext:value-type="float">
            <text:p>0.00000000</text:p>
          </table:table-cell>
          <table:table-cell table:style-name="ce61" table:formula="of:= [.E$18] * EXP([.E$19] * ( [.$B42] - 367 ))" office:value-type="float" office:value="0.00000158692501102278" calcext:value-type="float">
            <text:p>0.00000159</text:p>
          </table:table-cell>
          <table:table-cell table:style-name="ce61" table:formula="of:= [.F$18] * EXP([.F$19] * ( [.$B42] - 367 ))" office:value-type="float" office:value="0.742447616832517" calcext:value-type="float">
            <text:p>0.74244762</text:p>
          </table:table-cell>
          <table:table-cell table:style-name="ce61" table:formula="of:= [.G$18] * EXP([.G$19] * ( [.$B42] - 367 ))" office:value-type="float" office:value="0.985188838535042" calcext:value-type="float">
            <text:p>0.98518884</text:p>
          </table:table-cell>
          <table:table-cell office:value-type="string" calcext:value-type="string">
            <text:p>Permian–Triassic extinction event; 57% of all biological families and 83% of all genera die</text:p>
          </table:table-cell>
          <table:table-cell table:style-name="ce48" table:number-columns-repeated="16371"/>
        </table:table-row>
        <table:table-row table:style-name="ro2">
          <table:table-cell table:style-name="ce48"/>
          <table:table-cell table:style-name="DAY" office:value-type="date" office:date-value="1900-12-25" calcext:value-type="date">
            <text:p>25 déc. 00:00:00</text:p>
          </table:table-cell>
          <table:table-cell table:style-name="DAY_5f_" office:value-type="float" office:value="230000000" calcext:value-type="float">
            <text:p>230.00E+06</text:p>
          </table:table-cell>
          <table:table-cell table:style-name="ce61" table:formula="of:= [.D$18] * EXP([.D$19] * ( [.$B43] - 367 ))" office:value-type="float" office:value="0" calcext:value-type="float">
            <text:p>0.00000000</text:p>
          </table:table-cell>
          <table:table-cell table:style-name="ce61" table:formula="of:= [.E$18] * EXP([.E$19] * ( [.$B43] - 367 ))" office:value-type="float" office:value="0.00000842338894317228" calcext:value-type="float">
            <text:p>0.00000842</text:p>
          </table:table-cell>
          <table:table-cell table:style-name="ce61" table:formula="of:= [.F$18] * EXP([.F$19] * ( [.$B43] - 367 ))" office:value-type="float" office:value="0.770606362361754" calcext:value-type="float">
            <text:p>0.77060636</text:p>
          </table:table-cell>
          <table:table-cell table:style-name="ce61" table:formula="of:= [.G$18] * EXP([.G$19] * ( [.$B43] - 367 ))" office:value-type="float" office:value="0.987028169731942" calcext:value-type="float">
            <text:p>0.98702817</text:p>
          </table:table-cell>
          <table:table-cell office:value-type="string" calcext:value-type="string">
            <text:p>Dinosaurs</text:p>
          </table:table-cell>
          <table:table-cell table:style-name="ce48" table:number-columns-repeated="16371"/>
        </table:table-row>
        <table:table-row table:style-name="ro2">
          <table:table-cell table:style-name="ce48"/>
          <table:table-cell table:style-name="ce52" office:value-type="date" office:date-value="1900-12-26" calcext:value-type="date">
            <text:p>26 déc. 00:00:00</text:p>
          </table:table-cell>
          <table:table-cell table:style-name="ce55" office:value-type="float" office:value="200000000" calcext:value-type="float">
            <text:p>200.00E+06</text:p>
          </table:table-cell>
          <table:table-cell table:style-name="ce61" table:formula="of:= [.D$18] * EXP([.D$19] * ( [.$B44] - 367 ))" office:value-type="float" office:value="0" calcext:value-type="float">
            <text:p>0.00000000</text:p>
          </table:table-cell>
          <table:table-cell table:style-name="ce61" table:formula="of:= [.E$18] * EXP([.E$19] * ( [.$B44] - 367 ))" office:value-type="float" office:value="0.0000447113006570029" calcext:value-type="float">
            <text:p>0.00004471</text:p>
          </table:table-cell>
          <table:table-cell table:style-name="ce61" table:formula="of:= [.F$18] * EXP([.F$19] * ( [.$B44] - 367 ))" office:value-type="float" office:value="0.799833082158541" calcext:value-type="float">
            <text:p>0.79983308</text:p>
          </table:table-cell>
          <table:table-cell table:style-name="ce61" table:formula="of:= [.G$18] * EXP([.G$19] * ( [.$B44] - 367 ))" office:value-type="float" office:value="0.988870934929633" calcext:value-type="float">
            <text:p>0.98887093</text:p>
          </table:table-cell>
          <table:table-cell office:value-type="string" calcext:value-type="string">
            <text:p>Mammals; Triassic–Jurassic extinction event</text:p>
          </table:table-cell>
          <table:table-cell table:style-name="ce48" table:number-columns-repeated="16371"/>
        </table:table-row>
        <table:table-row table:style-name="ro2">
          <table:table-cell table:style-name="ce48"/>
          <table:table-cell table:style-name="DAY" office:value-type="date" office:date-value="1900-12-27" calcext:value-type="date">
            <text:p>27 déc. 00:00:00</text:p>
          </table:table-cell>
          <table:table-cell table:style-name="DAY_5f_" office:value-type="float" office:value="150000000" calcext:value-type="float">
            <text:p>150.00E+06</text:p>
          </table:table-cell>
          <table:table-cell table:style-name="ce61" table:formula="of:= [.D$18] * EXP([.D$19] * ( [.$B45] - 367 ))" office:value-type="float" office:value="0" calcext:value-type="float">
            <text:p>0.00000000</text:p>
          </table:table-cell>
          <table:table-cell table:style-name="ce61" table:formula="of:= [.E$18] * EXP([.E$19] * ( [.$B45] - 367 ))" office:value-type="float" office:value="0.000237327329882032" calcext:value-type="float">
            <text:p>0.00023733</text:p>
          </table:table-cell>
          <table:table-cell table:style-name="ce61" table:formula="of:= [.F$18] * EXP([.F$19] * ( [.$B45] - 367 ))" office:value-type="float" office:value="0.830168281189085" calcext:value-type="float">
            <text:p>0.83016828</text:p>
          </table:table-cell>
          <table:table-cell table:style-name="ce61" table:formula="of:= [.G$18] * EXP([.G$19] * ( [.$B45] - 367 ))" office:value-type="float" office:value="0.990717140539339" calcext:value-type="float">
            <text:p>0.99071714</text:p>
          </table:table-cell>
          <table:table-cell office:value-type="string" calcext:value-type="string">
            <text:p>Birds (avian dinosaurs)</text:p>
          </table:table-cell>
          <table:table-cell table:style-name="ce48" table:number-columns-repeated="16371"/>
        </table:table-row>
        <table:table-row table:style-name="ro2">
          <table:table-cell table:style-name="ce48"/>
          <table:table-cell table:style-name="ce52" office:value-type="date" office:date-value="1900-12-28" calcext:value-type="date">
            <text:p>28 déc. 00:00:00</text:p>
          </table:table-cell>
          <table:table-cell table:style-name="ce55" office:value-type="float" office:value="130000000" calcext:value-type="float">
            <text:p>130.00E+06</text:p>
          </table:table-cell>
          <table:table-cell table:style-name="ce61" table:formula="of:= [.D$18] * EXP([.D$19] * ( [.$B46] - 367 ))" office:value-type="float" office:value="0" calcext:value-type="float">
            <text:p>0.00000000</text:p>
          </table:table-cell>
          <table:table-cell table:style-name="ce61" table:formula="of:= [.E$18] * EXP([.E$19] * ( [.$B46] - 367 ))" office:value-type="float" office:value="0.00125973211875493" calcext:value-type="float">
            <text:p>0.00125973</text:p>
          </table:table-cell>
          <table:table-cell table:style-name="ce61" table:formula="of:= [.F$18] * EXP([.F$19] * ( [.$B46] - 367 ))" office:value-type="float" office:value="0.861654000647891" calcext:value-type="float">
            <text:p>0.86165400</text:p>
          </table:table-cell>
          <table:table-cell table:style-name="ce61" table:formula="of:= [.G$18] * EXP([.G$19] * ( [.$B46] - 367 ))" office:value-type="float" office:value="0.992566792984252" calcext:value-type="float">
            <text:p>0.99256679</text:p>
          </table:table-cell>
          <table:table-cell office:value-type="string" calcext:value-type="string">
            <text:p>Flowers</text:p>
          </table:table-cell>
          <table:table-cell table:style-name="ce48" table:number-columns-repeated="16371"/>
        </table:table-row>
        <table:table-row table:style-name="ro2">
          <table:table-cell table:style-name="ce48" office:value-type="string" calcext:value-type="string">
            <text:p>Human evolution</text:p>
          </table:table-cell>
          <table:table-cell table:style-name="DAY" office:value-type="date" office:date-value="1900-12-30" calcext:value-type="date">
            <text:p>30 déc. 00:00:00</text:p>
          </table:table-cell>
          <table:table-cell table:style-name="DAY_5f_" office:value-type="float" office:value="65000000" calcext:value-type="float">
            <text:p>65.00E+06</text:p>
          </table:table-cell>
          <table:table-cell table:style-name="ce61" table:formula="of:= [.D$18] * EXP([.D$19] * ( [.$B47] - 367 ))" office:value-type="float" office:value="0" calcext:value-type="float">
            <text:p>0.00000000</text:p>
          </table:table-cell>
          <table:table-cell table:style-name="ce61" table:formula="of:= [.E$18] * EXP([.E$19] * ( [.$B47] - 367 ))" office:value-type="float" office:value="0.0354927051484517" calcext:value-type="float">
            <text:p>0.03549271</text:p>
          </table:table-cell>
          <table:table-cell table:style-name="ce61" table:formula="of:= [.F$18] * EXP([.F$19] * ( [.$B47] - 367 ))" office:value-type="float" office:value="0.928253198565936" calcext:value-type="float">
            <text:p>0.92825320</text:p>
          </table:table-cell>
          <table:table-cell table:style-name="ce61" table:formula="of:= [.G$18] * EXP([.G$19] * ( [.$B47] - 367 ))" office:value-type="float" office:value="0.996276464132447" calcext:value-type="float">
            <text:p>0.99627646</text:p>
          </table:table-cell>
          <table:table-cell office:value-type="string" calcext:value-type="string">
            <text:p>Primates</text:p>
          </table:table-cell>
          <table:table-cell table:style-name="ce48" table:number-columns-repeated="16371"/>
        </table:table-row>
        <table:table-row table:style-name="ro2">
          <table:table-cell table:style-name="ce48"/>
          <table:table-cell table:style-name="DAY" office:value-type="date" office:date-value="1900-12-30T06:24:00" calcext:value-type="date">
            <text:p>30 déc. 06:24:00</text:p>
          </table:table-cell>
          <table:table-cell table:style-name="DAY_5f_" office:value-type="float" office:value="65000000" calcext:value-type="float">
            <text:p>65.00E+06</text:p>
          </table:table-cell>
          <table:table-cell table:style-name="ce61" table:formula="of:= [.D$18] * EXP([.D$19] * ( [.$B48] - 367 ))" office:value-type="float" office:value="0" calcext:value-type="float">
            <text:p>0.00000000</text:p>
          </table:table-cell>
          <table:table-cell table:style-name="ce61" table:formula="of:= [.E$18] * EXP([.E$19] * ( [.$B48] - 367 ))" office:value-type="float" office:value="0.0553928726107922" calcext:value-type="float">
            <text:p>0.05539287</text:p>
          </table:table-cell>
          <table:table-cell table:style-name="ce61" table:formula="of:= [.F$18] * EXP([.F$19] * ( [.$B48] - 367 ))" office:value-type="float" office:value="0.93751363731114" calcext:value-type="float">
            <text:p>0.93751364</text:p>
          </table:table-cell>
          <table:table-cell table:style-name="ce61" table:formula="of:= [.G$18] * EXP([.G$19] * ( [.$B48] - 367 ))" office:value-type="float" office:value="0.996772133379693" calcext:value-type="float">
            <text:p>0.99677213</text:p>
          </table:table-cell>
          <table:table-cell office:value-type="string" calcext:value-type="string">
            <text:p>Cretaceous–Paleogene extinction event, non-avian dinosaurs die out[11]</text:p>
          </table:table-cell>
          <table:table-cell table:style-name="ce48" table:number-columns-repeated="16371"/>
        </table:table-row>
        <table:table-row table:style-name="ro2">
          <table:table-cell table:style-name="ce48"/>
          <table:table-cell table:style-name="ce52" office:value-type="date" office:date-value="1900-12-31T06:05:00" calcext:value-type="date">
            <text:p>31 déc. 06:05:00</text:p>
          </table:table-cell>
          <table:table-cell table:style-name="ce55" office:value-type="float" office:value="28000000" calcext:value-type="float">
            <text:p>28.00E+06</text:p>
          </table:table-cell>
          <table:table-cell table:style-name="ce61" table:formula="of:= [.D$18] * EXP([.D$19] * ( [.$B49] - 367 ))" office:value-type="float" office:value="0" calcext:value-type="float">
            <text:p>0.00000000</text:p>
          </table:table-cell>
          <table:table-cell table:style-name="ce61" table:formula="of:= [.E$18] * EXP([.E$19] * ( [.$B49] - 367 ))" office:value-type="float" office:value="0.287620132875169" calcext:value-type="float">
            <text:p>0.28762013</text:p>
          </table:table-cell>
          <table:table-cell table:style-name="ce61" table:formula="of:= [.F$18] * EXP([.F$19] * ( [.$B49] - 367 ))" office:value-type="float" office:value="0.972592810782685" calcext:value-type="float">
            <text:p>0.97259281</text:p>
          </table:table-cell>
          <table:table-cell table:style-name="ce61" table:formula="of:= [.G$18] * EXP([.G$19] * ( [.$B49] - 367 ))" office:value-type="float" office:value="0.998608513497153" calcext:value-type="float">
            <text:p>0.99860851</text:p>
          </table:table-cell>
          <table:table-cell office:value-type="string" calcext:value-type="string">
            <text:p>Apes</text:p>
          </table:table-cell>
          <table:table-cell table:style-name="ce48" table:number-columns-repeated="16371"/>
        </table:table-row>
        <table:table-row table:style-name="ro2">
          <table:table-cell table:style-name="ce48"/>
          <table:table-cell table:style-name="ce52" office:value-type="date" office:date-value="1900-12-31T14:24:00" calcext:value-type="date">
            <text:p>31 déc. 14:24:00</text:p>
          </table:table-cell>
          <table:table-cell table:style-name="ce55" office:value-type="float" office:value="12300000" calcext:value-type="float">
            <text:p>12.30E+06</text:p>
          </table:table-cell>
          <table:table-cell table:style-name="ce61" table:formula="of:= [.D$18] * EXP([.D$19] * ( [.$B50] - 367 ))" office:value-type="float" office:value="1.25014887648348E-189" calcext:value-type="float">
            <text:p>0.00000000</text:p>
          </table:table-cell>
          <table:table-cell table:style-name="ce61" table:formula="of:= [.E$18] * EXP([.E$19] * ( [.$B50] - 367 ))" office:value-type="float" office:value="0.512894238169312" calcext:value-type="float">
            <text:p>0.51289424</text:p>
          </table:table-cell>
          <table:table-cell table:style-name="ce61" table:formula="of:= [.F$18] * EXP([.F$19] * ( [.$B50] - 367 ))" office:value-type="float" office:value="0.98522016203862" calcext:value-type="float">
            <text:p>0.98522016</text:p>
          </table:table-cell>
          <table:table-cell table:style-name="ce61" table:formula="of:= [.G$18] * EXP([.G$19] * ( [.$B50] - 367 ))" office:value-type="float" office:value="0.999254181164426" calcext:value-type="float">
            <text:p>0.99925418</text:p>
          </table:table-cell>
          <table:table-cell office:value-type="string" calcext:value-type="string">
            <text:p>Hominids</text:p>
          </table:table-cell>
          <table:table-cell table:style-name="ce48" table:number-columns-repeated="16371"/>
        </table:table-row>
        <table:table-row table:style-name="ro2">
          <table:table-cell table:style-name="ce48"/>
          <table:table-cell table:style-name="ce52" office:value-type="date" office:date-value="1900-12-31T22:24:00" calcext:value-type="date">
            <text:p>31 déc. 22:24:00</text:p>
          </table:table-cell>
          <table:table-cell table:style-name="ce55" office:value-type="float" office:value="2500000" calcext:value-type="float">
            <text:p>2.50E+06</text:p>
          </table:table-cell>
          <table:table-cell table:style-name="ce61" table:formula="of:= [.D$18] * EXP([.D$19] * ( [.$B51] - 367 ))" office:value-type="float" office:value="3.28216408684891E-032" calcext:value-type="float">
            <text:p>0.00000000</text:p>
          </table:table-cell>
          <table:table-cell table:style-name="ce61" table:formula="of:= [.E$18] * EXP([.E$19] * ( [.$B51] - 367 ))" office:value-type="float" office:value="0.894687363360311" calcext:value-type="float">
            <text:p>0.89468736</text:p>
          </table:table-cell>
          <table:table-cell table:style-name="ce61" table:formula="of:= [.F$18] * EXP([.F$19] * ( [.$B51] - 367 ))" office:value-type="float" office:value="0.997521385512536" calcext:value-type="float">
            <text:p>0.99752139</text:p>
          </table:table-cell>
          <table:table-cell table:style-name="ce61" table:formula="of:= [.G$18] * EXP([.G$19] * ( [.$B51] - 367 ))" office:value-type="float" office:value="0.999875658214946" calcext:value-type="float">
            <text:p>0.99987566</text:p>
          </table:table-cell>
          <table:table-cell office:value-type="string" calcext:value-type="string">
            <text:p>Primitive humans and stone tools</text:p>
          </table:table-cell>
          <table:table-cell table:style-name="ce48" table:number-columns-repeated="16371"/>
        </table:table-row>
        <table:table-row table:style-name="ro2">
          <table:table-cell table:style-name="ce48"/>
          <table:table-cell table:style-name="ce52" office:value-type="date" office:date-value="1900-12-31T23:44:00" calcext:value-type="date">
            <text:p>31 déc. 23:44:00</text:p>
          </table:table-cell>
          <table:table-cell table:style-name="ce55" office:value-type="float" office:value="400000" calcext:value-type="float">
            <text:p>400.00E+03</text:p>
          </table:table-cell>
          <table:table-cell table:style-name="ce61" table:formula="of:= [.D$18] * EXP([.D$19] * ( [.$B52] - 367 ))" office:value-type="float" office:value="0.00000565839656610518" calcext:value-type="float">
            <text:p>0.00000566</text:p>
          </table:table-cell>
          <table:table-cell table:style-name="ce61" table:formula="of:= [.E$18] * EXP([.E$19] * ( [.$B52] - 367 ))" office:value-type="float" office:value="0.981624111189564" calcext:value-type="float">
            <text:p>0.98162411</text:p>
          </table:table-cell>
          <table:table-cell table:style-name="ce61" table:formula="of:= [.F$18] * EXP([.F$19] * ( [.$B52] - 367 ))" office:value-type="float" office:value="0.999586470304047" calcext:value-type="float">
            <text:p>0.99958647</text:p>
          </table:table-cell>
          <table:table-cell table:style-name="ce61" table:formula="of:= [.G$18] * EXP([.G$19] * ( [.$B52] - 367 ))" office:value-type="float" office:value="0.999979275295404" calcext:value-type="float">
            <text:p>0.99997928</text:p>
          </table:table-cell>
          <table:table-cell office:value-type="string" calcext:value-type="string">
            <text:p>Domestication of fire</text:p>
          </table:table-cell>
          <table:table-cell table:style-name="ce48" table:number-columns-repeated="16371"/>
        </table:table-row>
        <table:table-row table:style-name="ro2">
          <table:table-cell table:style-name="ce48"/>
          <table:table-cell table:style-name="ce52" office:value-type="date" office:date-value="1900-12-31T23:52:00" calcext:value-type="date">
            <text:p>31 déc. 23:52:00</text:p>
          </table:table-cell>
          <table:table-cell table:style-name="ce55" office:value-type="float" office:value="200000" calcext:value-type="float">
            <text:p>200.00E+03</text:p>
          </table:table-cell>
          <table:table-cell table:style-name="ce61" table:formula="of:= [.D$18] * EXP([.D$19] * ( [.$B53] - 367 ))" office:value-type="float" office:value="0.00237873843988637" calcext:value-type="float">
            <text:p>0.00237874</text:p>
          </table:table-cell>
          <table:table-cell table:style-name="ce61" table:formula="of:= [.E$18] * EXP([.E$19] * ( [.$B53] - 367 ))" office:value-type="float" office:value="0.990769454105936" calcext:value-type="float">
            <text:p>0.99076945</text:p>
          </table:table-cell>
          <table:table-cell table:style-name="ce61" table:formula="of:= [.F$18] * EXP([.F$19] * ( [.$B53] - 367 ))" office:value-type="float" office:value="0.999793213771749" calcext:value-type="float">
            <text:p>0.99979321</text:p>
          </table:table-cell>
          <table:table-cell table:style-name="ce61" table:formula="of:= [.G$18] * EXP([.G$19] * ( [.$B53] - 367 ))" office:value-type="float" office:value="0.999989637594012" calcext:value-type="float">
            <text:p>0.99998964</text:p>
          </table:table-cell>
          <table:table-cell office:value-type="string" calcext:value-type="string">
            <text:p>Anatomically modern humans</text:p>
          </table:table-cell>
          <table:table-cell table:style-name="ce48" table:number-columns-repeated="16371"/>
        </table:table-row>
        <table:table-row table:style-name="ro2">
          <table:table-cell table:style-name="ce48"/>
          <table:table-cell table:style-name="ce52" office:value-type="date" office:date-value="1900-12-31T23:55:00" calcext:value-type="date">
            <text:p>31 déc. 23:55:00</text:p>
          </table:table-cell>
          <table:table-cell table:style-name="ce55" office:value-type="float" office:value="110000" calcext:value-type="float">
            <text:p>110.00E+03</text:p>
          </table:table-cell>
          <table:table-cell table:style-name="ce61" table:formula="of:= [.D$18] * EXP([.D$19] * ( [.$B54] - 367 ))" office:value-type="float" office:value="0.0229201091616804" calcext:value-type="float">
            <text:p>0.02292011</text:p>
          </table:table-cell>
          <table:table-cell table:style-name="ce61" table:formula="of:= [.E$18] * EXP([.E$19] * ( [.$B54] - 367 ))" office:value-type="float" office:value="0.994220881617311" calcext:value-type="float">
            <text:p>0.99422088</text:p>
          </table:table-cell>
          <table:table-cell table:style-name="ce61" table:formula="of:= [.F$18] * EXP([.F$19] * ( [.$B54] - 367 ))" office:value-type="float" office:value="0.999870753595868" calcext:value-type="float">
            <text:p>0.99987075</text:p>
          </table:table-cell>
          <table:table-cell table:style-name="ce61" table:formula="of:= [.G$18] * EXP([.G$19] * ( [.$B54] - 367 ))" office:value-type="float" office:value="0.999993523483674" calcext:value-type="float">
            <text:p>0.99999352</text:p>
          </table:table-cell>
          <table:table-cell office:value-type="string" calcext:value-type="string">
            <text:p>Beginning of most recent Glacial Period</text:p>
          </table:table-cell>
          <table:table-cell table:style-name="ce48" table:number-columns-repeated="16371"/>
        </table:table-row>
        <table:table-row table:style-name="ro2">
          <table:table-cell table:style-name="ce48"/>
          <table:table-cell table:style-name="ce52" office:value-type="date" office:date-value="1900-12-31T23:58:00" calcext:value-type="date">
            <text:p>31 déc. 23:58:00</text:p>
          </table:table-cell>
          <table:table-cell table:style-name="ce55" office:value-type="float" office:value="35000" calcext:value-type="float">
            <text:p>35.00E+03</text:p>
          </table:table-cell>
          <table:table-cell table:style-name="ce61" table:formula="of:= [.D$18] * EXP([.D$19] * ( [.$B55] - 367 ))" office:value-type="float" office:value="0.220844543102571" calcext:value-type="float">
            <text:p>0.22084454</text:p>
          </table:table-cell>
          <table:table-cell table:style-name="ce61" table:formula="of:= [.E$18] * EXP([.E$19] * ( [.$B55] - 367 ))" office:value-type="float" office:value="0.997684332462295" calcext:value-type="float">
            <text:p>0.99768433</text:p>
          </table:table-cell>
          <table:table-cell table:style-name="ce61" table:formula="of:= [.F$18] * EXP([.F$19] * ( [.$B55] - 367 ))" office:value-type="float" office:value="0.99994829943365" calcext:value-type="float">
            <text:p>0.99994830</text:p>
          </table:table-cell>
          <table:table-cell table:style-name="ce61" table:formula="of:= [.G$18] * EXP([.G$19] * ( [.$B55] - 367 ))" office:value-type="float" office:value="0.999997409388436" calcext:value-type="float">
            <text:p>0.99999741</text:p>
          </table:table-cell>
          <table:table-cell office:value-type="string" calcext:value-type="string">
            <text:p>Sculpture and painting</text:p>
          </table:table-cell>
          <table:table-cell table:style-name="ce48" table:number-columns-repeated="16371"/>
        </table:table-row>
        <table:table-row table:style-name="ro2">
          <table:table-cell table:style-name="ce48"/>
          <table:table-cell table:style-name="ce52" office:value-type="date" office:date-value="1900-12-31T23:59:32" calcext:value-type="date">
            <text:p>31 déc. 23:59:32</text:p>
          </table:table-cell>
          <table:table-cell table:style-name="ce55" office:value-type="float" office:value="12000" calcext:value-type="float">
            <text:p>12.00E+03</text:p>
          </table:table-cell>
          <table:table-cell table:style-name="ce61" table:formula="of:= [.D$18] * EXP([.D$19] * ( [.$B56] - 367 ))" office:value-type="float" office:value="0.702997137947902" calcext:value-type="float">
            <text:p>0.70299714</text:p>
          </table:table-cell>
          <table:table-cell table:style-name="ce61" table:formula="of:= [.E$18] * EXP([.E$19] * ( [.$B56] - 367 ))" office:value-type="float" office:value="0.999459197289922" calcext:value-type="float">
            <text:p>0.99945920</text:p>
          </table:table-cell>
          <table:table-cell table:style-name="ce61" table:formula="of:= [.F$18] * EXP([.F$19] * ( [.$B56] - 367 ))" office:value-type="float" office:value="0.999987936295428" calcext:value-type="float">
            <text:p>0.99998794</text:p>
          </table:table-cell>
          <table:table-cell table:style-name="ce61" table:formula="of:= [.G$18] * EXP([.G$19] * ( [.$B56] - 367 ))" office:value-type="float" office:value="0.999999395523368" calcext:value-type="float">
            <text:p>0.99999940</text:p>
          </table:table-cell>
          <table:table-cell office:value-type="string" calcext:value-type="string">
            <text:p>Agriculture</text:p>
          </table:table-cell>
          <table:table-cell table:style-name="ce48" table:number-columns-repeated="16371"/>
        </table:table-row>
        <table:table-row table:style-name="ro2">
          <table:table-cell table:style-name="ce48" office:value-type="string" calcext:value-type="string">
            <text:p>History begins</text:p>
          </table:table-cell>
          <table:table-cell table:style-name="ce52" office:value-type="date" office:date-value="1900-12-31T23:59:33" calcext:value-type="date">
            <text:p>31 déc. 23:59:33</text:p>
          </table:table-cell>
          <table:table-cell table:style-name="ce55" office:value-type="float" office:value="12000" calcext:value-type="float">
            <text:p>12.00E+03</text:p>
          </table:table-cell>
          <table:table-cell table:style-name="ce61" table:formula="of:= [.D$18] * EXP([.D$19] * ( [.$B57] - 367 ))" office:value-type="float" office:value="0.711900833297707" calcext:value-type="float">
            <text:p>0.71190083</text:p>
          </table:table-cell>
          <table:table-cell table:style-name="ce61" table:formula="of:= [.E$18] * EXP([.E$19] * ( [.$B57] - 367 ))" office:value-type="float" office:value="0.999478506635289" calcext:value-type="float">
            <text:p>0.99947851</text:p>
          </table:table-cell>
          <table:table-cell table:style-name="ce61" table:formula="of:= [.F$18] * EXP([.F$19] * ( [.$B57] - 367 ))" office:value-type="float" office:value="0.999988367139512" calcext:value-type="float">
            <text:p>0.99998837</text:p>
          </table:table-cell>
          <table:table-cell table:style-name="ce61" table:formula="of:= [.G$18] * EXP([.G$19] * ( [.$B57] - 367 ))" office:value-type="float" office:value="0.999999417111813" calcext:value-type="float">
            <text:p>0.99999942</text:p>
          </table:table-cell>
          <table:table-cell office:value-type="string" calcext:value-type="string">
            <text:p>End of the last Ice Age</text:p>
          </table:table-cell>
          <table:table-cell table:style-name="ce48" table:number-columns-repeated="16371"/>
        </table:table-row>
        <table:table-row table:style-name="ro2">
          <table:table-cell table:style-name="ce48"/>
          <table:table-cell table:style-name="ce52" office:value-type="date" office:date-value="1900-12-31T23:59:41" calcext:value-type="date">
            <text:p>31 déc. 23:59:41</text:p>
          </table:table-cell>
          <table:table-cell table:style-name="ce55" office:value-type="float" office:value="8300" calcext:value-type="float">
            <text:p>8.30E+03</text:p>
          </table:table-cell>
          <table:table-cell table:style-name="ce61" table:formula="of:= [.D$18] * EXP([.D$19] * ( [.$B58] - 367 ))" office:value-type="float" office:value="0.787312336454904" calcext:value-type="float">
            <text:p>0.78731234</text:p>
          </table:table-cell>
          <table:table-cell table:style-name="ce61" table:formula="of:= [.E$18] * EXP([.E$19] * ( [.$B58] - 367 ))" office:value-type="float" office:value="0.999632994829495" calcext:value-type="float">
            <text:p>0.99963299</text:p>
          </table:table-cell>
          <table:table-cell table:style-name="ce61" table:formula="of:= [.F$18] * EXP([.F$19] * ( [.$B58] - 367 ))" office:value-type="float" office:value="0.999991813898884" calcext:value-type="float">
            <text:p>0.99999181</text:p>
          </table:table-cell>
          <table:table-cell table:style-name="ce61" table:formula="of:= [.G$18] * EXP([.G$19] * ( [.$B58] - 367 ))" office:value-type="float" office:value="0.999999589819388" calcext:value-type="float">
            <text:p>0.99999959</text:p>
          </table:table-cell>
          <table:table-cell office:value-type="string" calcext:value-type="string">
            <text:p>Flooding of Doggerland</text:p>
          </table:table-cell>
          <table:table-cell table:style-name="ce48" table:number-columns-repeated="16371"/>
        </table:table-row>
        <table:table-row table:style-name="ro2">
          <table:table-cell table:style-name="ce48"/>
          <table:table-cell table:style-name="ce52" office:value-type="date" office:date-value="1900-12-31T23:59:46" calcext:value-type="date">
            <text:p>31 déc. 23:59:46</text:p>
          </table:table-cell>
          <table:table-cell table:style-name="ce55" office:value-type="float" office:value="6000" calcext:value-type="float">
            <text:p>6.00E+03</text:p>
          </table:table-cell>
          <table:table-cell table:style-name="ce61" table:formula="of:= [.D$18] * EXP([.D$19] * ( [.$B59] - 367 ))" office:value-type="float" office:value="0.838449245898583" calcext:value-type="float">
            <text:p>0.83844925</text:p>
          </table:table-cell>
          <table:table-cell table:style-name="ce61" table:formula="of:= [.E$18] * EXP([.E$19] * ( [.$B59] - 367 ))" office:value-type="float" office:value="0.999729562076626" calcext:value-type="float">
            <text:p>0.99972956</text:p>
          </table:table-cell>
          <table:table-cell table:style-name="ce61" table:formula="of:= [.F$18] * EXP([.F$19] * ( [.$B59] - 367 ))" office:value-type="float" office:value="0.999993968129522" calcext:value-type="float">
            <text:p>0.99999397</text:p>
          </table:table-cell>
          <table:table-cell table:style-name="ce61" table:formula="of:= [.G$18] * EXP([.G$19] * ( [.$B59] - 367 ))" office:value-type="float" office:value="0.999999697761638" calcext:value-type="float">
            <text:p>0.99999970</text:p>
          </table:table-cell>
          <table:table-cell office:value-type="string" calcext:value-type="string">
            <text:p>Chalcolithic</text:p>
          </table:table-cell>
          <table:table-cell table:style-name="ce48" table:number-columns-repeated="16371"/>
        </table:table-row>
        <table:table-row table:style-name="ro2">
          <table:table-cell table:style-name="ce48"/>
          <table:table-cell table:style-name="ce52" office:value-type="date" office:date-value="1900-12-31T23:59:47" calcext:value-type="date">
            <text:p>31 déc. 23:59:47</text:p>
          </table:table-cell>
          <table:table-cell table:style-name="ce55" office:value-type="float" office:value="5500" calcext:value-type="float">
            <text:p>5.50E+03</text:p>
          </table:table-cell>
          <table:table-cell table:style-name="ce61" table:formula="of:= [.D$18] * EXP([.D$19] * ( [.$B60] - 367 ))" office:value-type="float" office:value="0.849068487782762" calcext:value-type="float">
            <text:p>0.84906849</text:p>
          </table:table-cell>
          <table:table-cell table:style-name="ce61" table:formula="of:= [.E$18] * EXP([.E$19] * ( [.$B60] - 367 ))" office:value-type="float" office:value="0.999748876645385" calcext:value-type="float">
            <text:p>0.99974888</text:p>
          </table:table-cell>
          <table:table-cell table:style-name="ce61" table:formula="of:= [.F$18] * EXP([.F$19] * ( [.$B60] - 367 ))" office:value-type="float" office:value="0.999994398976205" calcext:value-type="float">
            <text:p>0.99999440</text:p>
          </table:table-cell>
          <table:table-cell table:style-name="ce61" table:formula="of:= [.G$18] * EXP([.G$19] * ( [.$B60] - 367 ))" office:value-type="float" office:value="0.99999971935009" calcext:value-type="float">
            <text:p>0.99999972</text:p>
          </table:table-cell>
          <table:table-cell office:value-type="string" calcext:value-type="string">
            <text:p>Early Bronze Age; Proto-writing; Building of Stonehenge Cursus</text:p>
          </table:table-cell>
          <table:table-cell table:style-name="ce48" table:number-columns-repeated="16371"/>
        </table:table-row>
        <table:table-row table:style-name="ro2">
          <table:table-cell table:style-name="ce48"/>
          <table:table-cell table:style-name="ce52" office:value-type="date" office:date-value="1900-12-31T23:59:48" calcext:value-type="date">
            <text:p>31 déc. 23:59:48</text:p>
          </table:table-cell>
          <table:table-cell table:style-name="ce55" office:value-type="float" office:value="5000" calcext:value-type="float">
            <text:p>5.00E+03</text:p>
          </table:table-cell>
          <table:table-cell table:style-name="ce61" table:formula="of:= [.D$18] * EXP([.D$19] * ( [.$B61] - 367 ))" office:value-type="float" office:value="0.859822225939371" calcext:value-type="float">
            <text:p>0.85982223</text:p>
          </table:table-cell>
          <table:table-cell table:style-name="ce61" table:formula="of:= [.E$18] * EXP([.E$19] * ( [.$B61] - 367 ))" office:value-type="float" office:value="0.999768191587297" calcext:value-type="float">
            <text:p>0.99976819</text:p>
          </table:table-cell>
          <table:table-cell table:style-name="ce61" table:formula="of:= [.F$18] * EXP([.F$19] * ( [.$B61] - 367 ))" office:value-type="float" office:value="0.999994829823074" calcext:value-type="float">
            <text:p>0.99999483</text:p>
          </table:table-cell>
          <table:table-cell table:style-name="ce61" table:formula="of:= [.G$18] * EXP([.G$19] * ( [.$B61] - 367 ))" office:value-type="float" office:value="0.999999740938541" calcext:value-type="float">
            <text:p>0.99999974</text:p>
          </table:table-cell>
          <table:table-cell office:value-type="string" calcext:value-type="string">
            <text:p>First Dynasty of Egypt, Early Dynastic period in Sumer, beginning of Indus Valley civilisation</text:p>
          </table:table-cell>
          <table:table-cell table:style-name="ce48" table:number-columns-repeated="16371"/>
        </table:table-row>
        <table:table-row table:style-name="ro2">
          <table:table-cell table:style-name="ce48"/>
          <table:table-cell table:style-name="ce52" office:value-type="date" office:date-value="1900-12-31T23:59:49" calcext:value-type="date">
            <text:p>31 déc. 23:59:49</text:p>
          </table:table-cell>
          <table:table-cell table:style-name="ce55" office:value-type="float" office:value="4500" calcext:value-type="float">
            <text:p>4.50E+03</text:p>
          </table:table-cell>
          <table:table-cell table:style-name="ce61" table:formula="of:= [.D$18] * EXP([.D$19] * ( [.$B62] - 367 ))" office:value-type="float" office:value="0.870712163918551" calcext:value-type="float">
            <text:p>0.87071216</text:p>
          </table:table-cell>
          <table:table-cell table:style-name="ce61" table:formula="of:= [.E$18] * EXP([.E$19] * ( [.$B62] - 367 ))" office:value-type="float" office:value="0.999787506902563" calcext:value-type="float">
            <text:p>0.99978751</text:p>
          </table:table-cell>
          <table:table-cell table:style-name="ce61" table:formula="of:= [.F$18] * EXP([.F$19] * ( [.$B62] - 367 ))" office:value-type="float" office:value="0.999995260670132" calcext:value-type="float">
            <text:p>0.99999526</text:p>
          </table:table-cell>
          <table:table-cell table:style-name="ce61" table:formula="of:= [.G$18] * EXP([.G$19] * ( [.$B62] - 367 ))" office:value-type="float" office:value="0.999999762526994" calcext:value-type="float">
            <text:p>0.99999976</text:p>
          </table:table-cell>
          <table:table-cell office:value-type="string" calcext:value-type="string">
            <text:p>Alphabet, Akkadian Empire, wheel</text:p>
          </table:table-cell>
          <table:table-cell table:style-name="ce48" table:number-columns-repeated="16371"/>
        </table:table-row>
        <table:table-row table:style-name="ro2">
          <table:table-cell table:style-name="ce48"/>
          <table:table-cell table:style-name="ce52" office:value-type="date" office:date-value="1900-12-31T23:59:51" calcext:value-type="date">
            <text:p>31 déc. 23:59:51</text:p>
          </table:table-cell>
          <table:table-cell table:style-name="ce55" office:value-type="float" office:value="4000" calcext:value-type="float">
            <text:p>4.00E+03</text:p>
          </table:table-cell>
          <table:table-cell table:style-name="ce61" table:formula="of:= [.D$18] * EXP([.D$19] * ( [.$B63] - 367 ))" office:value-type="float" office:value="0.892907560820582" calcext:value-type="float">
            <text:p>0.89290756</text:p>
          </table:table-cell>
          <table:table-cell table:style-name="ce61" table:formula="of:= [.E$18] * EXP([.E$19] * ( [.$B63] - 367 ))" office:value-type="float" office:value="0.999826138652413" calcext:value-type="float">
            <text:p>0.99982614</text:p>
          </table:table-cell>
          <table:table-cell table:style-name="ce61" table:formula="of:= [.F$18] * EXP([.F$19] * ( [.$B63] - 367 ))" office:value-type="float" office:value="0.999996122364801" calcext:value-type="float">
            <text:p>0.99999612</text:p>
          </table:table-cell>
          <table:table-cell table:style-name="ce61" table:formula="of:= [.G$18] * EXP([.G$19] * ( [.$B63] - 367 ))" office:value-type="float" office:value="0.9999998057039" calcext:value-type="float">
            <text:p>0.99999981</text:p>
          </table:table-cell>
          <table:table-cell office:value-type="string" calcext:value-type="string">
            <text:p>Code of Hammurabi, Middle Kingdom of Egypt</text:p>
          </table:table-cell>
          <table:table-cell table:style-name="ce48" table:number-columns-repeated="16371"/>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style-name="ce61" table:formula="of:= [.D$18] * EXP([.D$19] * ( [.$B64] - 367 ))" office:value-type="float" office:value="0.904216535591505" calcext:value-type="float">
            <text:p>0.90421654</text:p>
          </table:table-cell>
          <table:table-cell table:style-name="ce61" table:formula="of:= [.E$18] * EXP([.E$19] * ( [.$B64] - 367 ))" office:value-type="float" office:value="0.999845455087012" calcext:value-type="float">
            <text:p>0.99984546</text:p>
          </table:table-cell>
          <table:table-cell table:style-name="ce61" table:formula="of:= [.F$18] * EXP([.F$19] * ( [.$B64] - 367 ))" office:value-type="float" office:value="0.999996553212412" calcext:value-type="float">
            <text:p>0.99999655</text:p>
          </table:table-cell>
          <table:table-cell table:style-name="ce61" table:formula="of:= [.G$18] * EXP([.G$19] * ( [.$B64] - 367 ))" office:value-type="float" office:value="0.999999827292354" calcext:value-type="float">
            <text:p>0.99999983</text:p>
          </table:table-cell>
          <table:table-cell office:value-type="string" calcext:value-type="string">
            <text:p>Late Bronze Age to early Iron Age; Minoan eruption</text:p>
          </table:table-cell>
          <table:table-cell table:number-columns-repeated="16371"/>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style-name="ce61" table:formula="of:= [.D$18] * EXP([.D$19] * ( [.$B65] - 367 ))" office:value-type="float" office:value="0.915668742334001" calcext:value-type="float">
            <text:p>0.91566874</text:p>
          </table:table-cell>
          <table:table-cell table:style-name="ce61" table:formula="of:= [.E$18] * EXP([.E$19] * ( [.$B65] - 367 ))" office:value-type="float" office:value="0.9998647718948" calcext:value-type="float">
            <text:p>0.99986477</text:p>
          </table:table-cell>
          <table:table-cell table:style-name="ce61" table:formula="of:= [.F$18] * EXP([.F$19] * ( [.$B65] - 367 ))" office:value-type="float" office:value="0.999996984060209" calcext:value-type="float">
            <text:p>0.99999698</text:p>
          </table:table-cell>
          <table:table-cell table:style-name="ce61" table:formula="of:= [.G$18] * EXP([.G$19] * ( [.$B65] - 367 ))" office:value-type="float" office:value="0.999999848880808" calcext:value-type="float">
            <text:p>0.99999985</text:p>
          </table:table-cell>
          <table:table-cell office:value-type="string" calcext:value-type="string">
            <text:p>Iron Age; beginning of classical antiquity</text:p>
          </table:table-cell>
          <table:table-cell table:number-columns-repeated="16371"/>
        </table:table-row>
        <table:table-row table:style-name="ro2">
          <table:table-cell/>
          <table:table-cell office:value-type="date" office:date-value="1900-12-31T23:59:54" calcext:value-type="date">
            <text:p>31 déc. 23:59:54</text:p>
          </table:table-cell>
          <table:table-cell office:value-type="float" office:value="2500" calcext:value-type="float">
            <text:p>2.50E+03</text:p>
          </table:table-cell>
          <table:table-cell table:style-name="ce61" table:formula="of:= [.D$18] * EXP([.D$19] * ( [.$B66] - 367 ))" office:value-type="float" office:value="0.927265995245901" calcext:value-type="float">
            <text:p>0.92726600</text:p>
          </table:table-cell>
          <table:table-cell table:style-name="ce61" table:formula="of:= [.E$18] * EXP([.E$19] * ( [.$B66] - 367 ))" office:value-type="float" office:value="0.999884089075977" calcext:value-type="float">
            <text:p>0.99988409</text:p>
          </table:table-cell>
          <table:table-cell table:style-name="ce61" table:formula="of:= [.F$18] * EXP([.F$19] * ( [.$B66] - 367 ))" office:value-type="float" office:value="0.999997414908195" calcext:value-type="float">
            <text:p>0.99999741</text:p>
          </table:table-cell>
          <table:table-cell table:style-name="ce61" table:formula="of:= [.G$18] * EXP([.G$19] * ( [.$B66] - 367 ))" office:value-type="float" office:value="0.999999870469262" calcext:value-type="float">
            <text:p>0.99999987</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1"/>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style-name="ce61" table:formula="of:= [.D$18] * EXP([.D$19] * ( [.$B67] - 367 ))" office:value-type="float" office:value="0.939010131152347" calcext:value-type="float">
            <text:p>0.93901013</text:p>
          </table:table-cell>
          <table:table-cell table:style-name="ce61" table:formula="of:= [.E$18] * EXP([.E$19] * ( [.$B67] - 367 ))" office:value-type="float" office:value="0.999903406630166" calcext:value-type="float">
            <text:p>0.99990341</text:p>
          </table:table-cell>
          <table:table-cell table:style-name="ce61" table:formula="of:= [.F$18] * EXP([.F$19] * ( [.$B67] - 367 ))" office:value-type="float" office:value="0.999997845756363" calcext:value-type="float">
            <text:p>0.99999785</text:p>
          </table:table-cell>
          <table:table-cell table:style-name="ce61" table:formula="of:= [.G$18] * EXP([.G$19] * ( [.$B67] - 367 ))" office:value-type="float" office:value="0.999999892057717" calcext:value-type="float">
            <text:p>0.99999989</text:p>
          </table:table-cell>
          <table:table-cell office:value-type="string" calcext:value-type="string">
            <text:p>Ptolemaic astronomy, Roman Empire, Christ, invention of numeral 0, Gupta Empire</text:p>
          </table:table-cell>
          <table:table-cell table:number-columns-repeated="16371"/>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style-name="ce61" table:formula="of:= [.D$18] * EXP([.D$19] * ( [.$B68] - 367 ))" office:value-type="float" office:value="0.950903010612284" calcext:value-type="float">
            <text:p>0.95090301</text:p>
          </table:table-cell>
          <table:table-cell table:style-name="ce61" table:formula="of:= [.E$18] * EXP([.E$19] * ( [.$B68] - 367 ))" office:value-type="float" office:value="0.999922724557759" calcext:value-type="float">
            <text:p>0.99992272</text:p>
          </table:table-cell>
          <table:table-cell table:style-name="ce61" table:formula="of:= [.F$18] * EXP([.F$19] * ( [.$B68] - 367 ))" office:value-type="float" office:value="0.999998276604721" calcext:value-type="float">
            <text:p>0.99999828</text:p>
          </table:table-cell>
          <table:table-cell table:style-name="ce61" table:formula="of:= [.G$18] * EXP([.G$19] * ( [.$B68] - 367 ))" office:value-type="float" office:value="0.999999913646173" calcext:value-type="float">
            <text:p>0.99999991</text:p>
          </table:table-cell>
          <table:table-cell office:value-type="string" calcext:value-type="string">
            <text:p>Muhammad, Maya civilization, Song dynasty, rise of Byzantine Empire</text:p>
          </table:table-cell>
          <table:table-cell table:number-columns-repeated="16371"/>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style-name="ce61" table:formula="of:= [.D$18] * EXP([.D$19] * ( [.$B69] - 367 ))" office:value-type="float" office:value="0.975142558999927" calcext:value-type="float">
            <text:p>0.97514256</text:p>
          </table:table-cell>
          <table:table-cell table:style-name="ce61" table:formula="of:= [.E$18] * EXP([.E$19] * ( [.$B69] - 367 ))" office:value-type="float" office:value="0.999961361532221" calcext:value-type="float">
            <text:p>0.99996136</text:p>
          </table:table-cell>
          <table:table-cell table:style-name="ce61" table:formula="of:= [.F$18] * EXP([.F$19] * ( [.$B69] - 367 ))" office:value-type="float" office:value="0.999999138301985" calcext:value-type="float">
            <text:p>0.99999914</text:p>
          </table:table-cell>
          <table:table-cell table:style-name="ce61" table:formula="of:= [.G$18] * EXP([.G$19] * ( [.$B69] - 367 ))" office:value-type="float" office:value="0.999999956823085" calcext:value-type="float">
            <text:p>0.99999996</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1"/>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style-name="ce61" table:formula="of:= [.D$18] * EXP([.D$19] * ( [.$B70] - 367 ))" office:value-type="float" office:value="0.987493067823733" calcext:value-type="float">
            <text:p>0.98749307</text:p>
          </table:table-cell>
          <table:table-cell table:style-name="ce61" table:formula="of:= [.E$18] * EXP([.E$19] * ( [.$B70] - 367 ))" office:value-type="float" office:value="0.99998068057949" calcext:value-type="float">
            <text:p>0.99998068</text:p>
          </table:table-cell>
          <table:table-cell table:style-name="ce61" table:formula="of:= [.F$18] * EXP([.F$19] * ( [.$B70] - 367 ))" office:value-type="float" office:value="0.9999995691509" calcext:value-type="float">
            <text:p>0.99999957</text:p>
          </table:table-cell>
          <table:table-cell table:style-name="ce61" table:formula="of:= [.G$18] * EXP([.G$19] * ( [.$B70] - 367 ))" office:value-type="float" office:value="0.999999978411542" calcext:value-type="float">
            <text:p>0.99999998</text:p>
          </table:table-cell>
          <table:table-cell office:value-type="string" calcext:value-type="string">
            <text:p>Modern History; the last 437.5 years before present. </text:p>
          </table:table-cell>
          <table:table-cell table:number-columns-repeated="16371"/>
        </table:table-row>
        <table:table-row table:style-name="ro2">
          <table:table-cell/>
          <table:table-cell table:style-name="DAY" office:value-type="date" office:date-value="1901-01-01" calcext:value-type="date">
            <text:p>1 janv. 00:00:00</text:p>
          </table:table-cell>
          <table:table-cell table:style-name="DAY_5f_" office:value-type="float" office:value="0" calcext:value-type="float">
            <text:p>0.00E+00</text:p>
          </table:table-cell>
          <table:table-cell table:style-name="ce61" table:formula="of:= [.D$18] * EXP([.D$19] * ( [.$B71] - 367 ))" office:value-type="float" office:value="1" calcext:value-type="float">
            <text:p>1.00000000</text:p>
          </table:table-cell>
          <table:table-cell table:style-name="ce61" table:formula="of:= [.E$18] * EXP([.E$19] * ( [.$B71] - 367 ))" office:value-type="float" office:value="1" calcext:value-type="float">
            <text:p>1.00000000</text:p>
          </table:table-cell>
          <table:table-cell table:style-name="ce61" table:formula="of:= [.F$18] * EXP([.F$19] * ( [.$B71] - 367 ))" office:value-type="float" office:value="1" calcext:value-type="float">
            <text:p>1.00000000</text:p>
          </table:table-cell>
          <table:table-cell table:style-name="ce61" table:formula="of:= [.G$18] * EXP([.G$19] * ( [.$B71] - 367 ))" office:value-type="float" office:value="1" calcext:value-type="float">
            <text:p>1.00000000</text:p>
          </table:table-cell>
          <table:table-cell office:value-type="string" calcext:value-type="string">
            <text:p>Today</text:p>
          </table:table-cell>
          <table:table-cell table:number-columns-repeated="16371"/>
        </table:table-row>
        <table:table-row table:style-name="ro3" table:number-rows-repeated="1048504">
          <table:table-cell table:number-columns-repeated="16379"/>
        </table:table-row>
        <table:table-row table:style-name="ro3">
          <table:table-cell table:number-columns-repeated="16379"/>
        </table:table-row>
        <calcext:conditional-formats>
          <calcext:conditional-format calcext:target-range-address="'RADIOACTIVE DECAY BACKWARD CALENDAR'.D22:'RADIOACTIVE DECAY BACKWARD CALENDAR'.G71">
            <calcext:condition calcext:apply-style-name="RADIOACTIVE" calcext:value="&gt;=0.5" calcext:base-cell-address="'RADIOACTIVE DECAY BACKWARD CALENDAR'.D22"/>
          </calcext:conditional-format>
          <calcext:conditional-format calcext:target-range-address="'RADIOACTIVE DECAY BACKWARD CALENDAR'.D22:'RADIOACTIVE DECAY BACKWARD CALENDAR'.G71">
            <calcext:condition calcext:apply-style-name="RADIOACTIVE_NO" calcext:value="&lt;1 / 2^10" calcext:base-cell-address="'RADIOACTIVE DECAY BACKWARD CALENDAR'.D22"/>
          </calcext:conditional-format>
          <calcext:conditional-format calcext:target-range-address="'RADIOACTIVE DECAY BACKWARD CALENDAR'.D22:'RADIOACTIVE DECAY BACKWARD CALENDAR'.G71">
            <calcext:condition calcext:apply-style-name="RADIOACTIVE_LOW" calcext:value="&gt;=1 / 2^10" calcext:base-cell-address="'RADIOACTIVE DECAY BACKWARD CALENDAR'.D22"/>
          </calcext:conditional-format>
        </calcext:conditional-formats>
      </table:table>
      <table:table table:name="HALF LIVES" table:style-name="ta1" table:print-ranges="'HALF LIVES'.B1:'HALF LIVES'.C20">
        <office:forms form:automatic-focus="false" form:apply-design-mode="false"/>
        <table:table-column table:style-name="co7" table:default-cell-style-name="Default"/>
        <table:table-column table:style-name="co7" table:default-cell-style-name="ce38"/>
        <table:table-column table:style-name="co17" table:default-cell-style-name="ce62"/>
        <table:table-column table:style-name="co4" table:number-columns-repeated="16354" table:default-cell-style-name="Default"/>
        <table:table-row table:style-name="ro3" table:number-rows-repeated="3">
          <table:table-cell/>
          <table:table-cell table:style-name="ce34"/>
          <table:table-cell table:number-columns-repeated="16355"/>
        </table:table-row>
        <table:table-row table:style-name="ro11">
          <table:table-cell/>
          <table:table-cell table:style-name="ce34"/>
          <table:table-cell table:style-name="ce58" office:value-type="float" office:value="24100" calcext:value-type="float">
            <text:p>24.10E+03</text:p>
          </table:table-cell>
          <table:table-cell table:number-columns-repeated="16354"/>
        </table:table-row>
        <table:table-row table:style-name="ro11">
          <table:table-cell/>
          <table:table-cell table:style-name="ce34"/>
          <table:table-cell table:style-name="ce59" table:formula="of:= 365 * ( 1 - [.C4] / 13800000000 ) + 2" office:value-type="float" office:value="366.999362572464" calcext:value-type="float">
            <text:p>367.00</text:p>
          </table:table-cell>
          <table:table-cell table:number-columns-repeated="16354"/>
        </table:table-row>
        <table:table-row table:style-name="ro11">
          <table:table-cell/>
          <table:table-cell table:style-name="ce34"/>
          <table:table-cell table:style-name="ce58" table:formula="of:= 0.5 / EXP( [.C7] * ( [.C5] - 367 ) )" office:value-type="float" office:value="1" calcext:value-type="float">
            <text:p>1.00E+00</text:p>
          </table:table-cell>
          <table:table-cell table:number-columns-repeated="16354"/>
        </table:table-row>
        <table:table-row table:style-name="ro11">
          <table:table-cell/>
          <table:table-cell table:style-name="ce34"/>
          <table:table-cell table:style-name="ce58" table:formula="of:= LN( 1 / 0.5 ) / ( 367 - [.C5] )" office:value-type="float" office:value="1087.41329982598" calcext:value-type="float">
            <text:p>1.09E+03</text:p>
          </table:table-cell>
          <table:table-cell table:number-columns-repeated="16354"/>
        </table:table-row>
        <table:table-row table:style-name="ro3">
          <table:table-cell/>
          <table:table-cell table:style-name="ce34"/>
          <table:table-cell table:number-columns-repeated="16355"/>
        </table:table-row>
        <table:table-row table:style-name="ro4">
          <table:table-cell/>
          <table:table-cell table:style-name="ce35" office:value-type="string" calcext:value-type="string">
            <text:p>DATE</text:p>
          </table:table-cell>
          <table:table-cell table:style-name="ce60" office:value-type="string" calcext:value-type="string">
            <text:p>PLUTONIUM 239</text:p>
            <text:p>t1/2 = 24.1 ka</text:p>
          </table:table-cell>
          <table:table-cell table:style-name="Heading_20_1" table:number-columns-repeated="16354"/>
        </table:table-row>
        <table:table-row table:style-name="ro11">
          <table:table-cell office:value-type="float" office:value="10" calcext:value-type="float">
            <text:p>10</text:p>
          </table:table-cell>
          <table:table-cell table:style-name="ce36" table:formula="of:= [.B11] - [.A10] *  [.C$4] / 13800000000 * 365" office:value-type="date" office:date-value="1900-12-31T23:09:30.9443478" calcext:value-type="date">
            <text:p>31.12.1900 23:09:30</text:p>
          </table:table-cell>
          <table:table-cell table:style-name="ce53" table:formula="of:= [.C$6] * EXP([.C$7] * ( [.$B10] - 367 ))" office:value-type="float" office:value="2.77555755947145E-017" calcext:value-type="float">
            <text:p>27.76E-18</text:p>
          </table:table-cell>
          <table:table-cell table:style-name="ce48" table:formula="of:=[.C11]/[.C10]" office:value-type="float" office:value="1024.00000013795" calcext:value-type="float">
            <text:p>1024.00000013795</text:p>
          </table:table-cell>
          <table:table-cell table:style-name="ce48" table:number-columns-repeated="16353"/>
        </table:table-row>
        <table:table-row table:style-name="ro11">
          <table:table-cell office:value-type="float" office:value="9" calcext:value-type="float">
            <text:p>9</text:p>
          </table:table-cell>
          <table:table-cell table:style-name="ce36" table:formula="of:= [.B12] - [.A11] *  [.C$4] / 13800000000 * 365" office:value-type="date" office:date-value="1900-12-31T23:18:41.6817391" calcext:value-type="date">
            <text:p>31.12.1900 23:18:41</text:p>
          </table:table-cell>
          <table:table-cell table:style-name="ce53" table:formula="of:= [.C$6] * EXP([.C$7] * ( [.$B11] - 367 ))" office:value-type="float" office:value="0.0000000000000284217094128166" calcext:value-type="float">
            <text:p>28.42E-15</text:p>
          </table:table-cell>
          <table:table-cell table:style-name="ce48" table:formula="of:=[.C12]/[.C11]" office:value-type="float" office:value="512.000000058213" calcext:value-type="float">
            <text:p>512.000000058213</text:p>
          </table:table-cell>
          <table:table-cell table:style-name="ce48" table:number-columns-repeated="16353"/>
        </table:table-row>
        <table:table-row table:style-name="ro11">
          <table:table-cell office:value-type="float" office:value="8" calcext:value-type="float">
            <text:p>8</text:p>
          </table:table-cell>
          <table:table-cell table:style-name="ce36" table:formula="of:= [.B13] - [.A12] *  [.C$4] / 13800000000 * 365" office:value-type="date" office:date-value="1900-12-31T23:26:57.3453913" calcext:value-type="date">
            <text:p>31.12.1900 23:26:57</text:p>
          </table:table-cell>
          <table:table-cell table:style-name="ce53" table:formula="of:= [.C$6] * EXP([.C$7] * ( [.$B12] - 367 ))" office:value-type="float" office:value="0.0000000000145519152210166" calcext:value-type="float">
            <text:p>14.55E-12</text:p>
          </table:table-cell>
          <table:table-cell table:style-name="ce48" table:formula="of:=[.C13]/[.C12]" office:value-type="float" office:value="256.000000033388" calcext:value-type="float">
            <text:p>256.000000033388</text:p>
          </table:table-cell>
          <table:table-cell table:style-name="ce48" table:number-columns-repeated="16353"/>
        </table:table-row>
        <table:table-row table:style-name="ro11">
          <table:table-cell office:value-type="float" office:value="7" calcext:value-type="float">
            <text:p>7</text:p>
          </table:table-cell>
          <table:table-cell table:style-name="ce36" table:formula="of:= [.B14] - [.A13] *  [.C$4] / 13800000000 * 365" office:value-type="date" office:date-value="1900-12-31T23:34:17.9353043" calcext:value-type="date">
            <text:p>31.12.1900 23:34:17</text:p>
          </table:table-cell>
          <table:table-cell table:style-name="ce53" table:formula="of:= [.C$6] * EXP([.C$7] * ( [.$B13] - 367 ))" office:value-type="float" office:value="0.0000000037252902970661" calcext:value-type="float">
            <text:p>3.73E-09</text:p>
          </table:table-cell>
          <table:table-cell table:style-name="ce48" table:formula="of:=[.C14]/[.C13]" office:value-type="float" office:value="128.000000015615" calcext:value-type="float">
            <text:p>128.000000015615</text:p>
          </table:table-cell>
          <table:table-cell table:style-name="ce48" table:number-columns-repeated="16353"/>
        </table:table-row>
        <table:table-row table:style-name="ro11">
          <table:table-cell office:value-type="float" office:value="6" calcext:value-type="float">
            <text:p>6</text:p>
          </table:table-cell>
          <table:table-cell table:style-name="ce36" table:formula="of:= [.B15] - [.A14] *  [.C$4] / 13800000000 * 365" office:value-type="date" office:date-value="1900-12-31T23:40:43.4514783" calcext:value-type="date">
            <text:p>31.12.1900 23:40:43</text:p>
          </table:table-cell>
          <table:table-cell table:style-name="ce53" table:formula="of:= [.C$6] * EXP([.C$7] * ( [.$B14] - 367 ))" office:value-type="float" office:value="0.000000476837158082631" calcext:value-type="float">
            <text:p>476.84E-09</text:p>
          </table:table-cell>
          <table:table-cell table:style-name="ce48" table:formula="of:=[.C15]/[.C14]" office:value-type="float" office:value="64.0000000040454" calcext:value-type="float">
            <text:p>64.0000000040454</text:p>
          </table:table-cell>
          <table:table-cell table:style-name="ce48" table:number-columns-repeated="16353"/>
        </table:table-row>
        <table:table-row table:style-name="ro11">
          <table:table-cell office:value-type="float" office:value="5" calcext:value-type="float">
            <text:p>5</text:p>
          </table:table-cell>
          <table:table-cell table:style-name="ce36" table:formula="of:= [.B16] - [.A15] *  [.C$4] / 13800000000 * 365" office:value-type="date" office:date-value="1900-12-31T23:46:13.893913" calcext:value-type="date">
            <text:p>31.12.1900 23:46:13</text:p>
          </table:table-cell>
          <table:table-cell table:style-name="ce53" table:formula="of:= [.C$6] * EXP([.C$7] * ( [.$B15] - 367 ))" office:value-type="float" office:value="0.0000305175781192174" calcext:value-type="float">
            <text:p>30.52E-06</text:p>
          </table:table-cell>
          <table:table-cell table:style-name="ce48" table:formula="of:=[.C16]/[.C15]" office:value-type="float" office:value="32.0000000017527" calcext:value-type="float">
            <text:p>32.0000000017527</text:p>
          </table:table-cell>
          <table:table-cell table:style-name="ce48" table:number-columns-repeated="16353"/>
        </table:table-row>
        <table:table-row table:style-name="ro11">
          <table:table-cell office:value-type="float" office:value="4" calcext:value-type="float">
            <text:p>4</text:p>
          </table:table-cell>
          <table:table-cell table:style-name="ce36" table:formula="of:= [.B17] - [.A16] *  [.C$4] / 13800000000 * 365" office:value-type="date" office:date-value="1900-12-31T23:50:49.2626087" calcext:value-type="date">
            <text:p>31.12.1900 23:50:49</text:p>
          </table:table-cell>
          <table:table-cell table:style-name="ce53" table:formula="of:= [.C$6] * EXP([.C$7] * ( [.$B16] - 367 ))" office:value-type="float" office:value="0.000976562499868443" calcext:value-type="float">
            <text:p>976.56E-06</text:p>
          </table:table-cell>
          <table:table-cell table:style-name="ce48" table:formula="of:=[.C17]/[.C16]" office:value-type="float" office:value="16.0000000011441" calcext:value-type="float">
            <text:p>16.0000000011441</text:p>
          </table:table-cell>
          <table:table-cell table:style-name="ce48" table:number-columns-repeated="16353"/>
        </table:table-row>
        <table:table-row table:style-name="ro11">
          <table:table-cell office:value-type="float" office:value="3" calcext:value-type="float">
            <text:p>3</text:p>
          </table:table-cell>
          <table:table-cell table:style-name="ce36" table:formula="of:= [.B18] - [.A17] *  [.C$4] / 13800000000 * 365" office:value-type="date" office:date-value="1900-12-31T23:54:29.5575652" calcext:value-type="date">
            <text:p>31.12.1900 23:54:29</text:p>
          </table:table-cell>
          <table:table-cell table:style-name="ce53" table:formula="of:= [.C$6] * EXP([.C$7] * ( [.$B17] - 367 ))" office:value-type="float" office:value="0.0156249999990124" calcext:value-type="float">
            <text:p>15.62E-03</text:p>
          </table:table-cell>
          <table:table-cell table:style-name="ce48" table:formula="of:=[.C18]/[.C17]" office:value-type="float" office:value="8.00000000050455" calcext:value-type="float">
            <text:p>8.00000000050455</text:p>
          </table:table-cell>
          <table:table-cell table:style-name="ce48" table:number-columns-repeated="16353"/>
        </table:table-row>
        <table:table-row table:style-name="ro11">
          <table:table-cell office:value-type="float" office:value="2" calcext:value-type="float">
            <text:p>2</text:p>
          </table:table-cell>
          <table:table-cell table:style-name="ce36" table:formula="of:= [.B19] - [.A18] *  [.C$4] / 13800000000 * 365" office:value-type="date" office:date-value="1900-12-31T23:57:14.7787826" calcext:value-type="date">
            <text:p>31.12.1900 23:57:14</text:p>
          </table:table-cell>
          <table:table-cell table:style-name="ce53" table:formula="of:= [.C$6] * EXP([.C$7] * ( [.$B18] - 367 ))" office:value-type="float" office:value="0.124999999999982" calcext:value-type="float">
            <text:p>125.00E-03</text:p>
          </table:table-cell>
          <table:table-cell table:style-name="ce48" table:formula="of:=[.C19]/[.C18]" office:value-type="float" office:value="3.99999999996681" calcext:value-type="float">
            <text:p>3.99999999996681</text:p>
          </table:table-cell>
          <table:table-cell table:style-name="ce48" table:number-columns-repeated="16353"/>
        </table:table-row>
        <table:table-row table:style-name="ro11">
          <table:table-cell office:value-type="float" office:value="1" calcext:value-type="float">
            <text:p>1</text:p>
          </table:table-cell>
          <table:table-cell table:style-name="ce36" table:formula="of:= [.B20] - [.A19] *  [.C$4] / 13800000000 * 365" office:value-type="date" office:date-value="1900-12-31T23:59:04.9262609" calcext:value-type="date">
            <text:p>31.12.1900 23:59:04</text:p>
          </table:table-cell>
          <table:table-cell table:style-name="ce53" table:formula="of:= [.C$6] * EXP([.C$7] * ( [.$B19] - 367 ))" office:value-type="float" office:value="0.499999999995781" calcext:value-type="float">
            <text:p>500.00E-03</text:p>
          </table:table-cell>
          <table:table-cell table:style-name="ce48" table:formula="of:=[.C20]/[.C19]" office:value-type="float" office:value="2.00000000001687" calcext:value-type="float">
            <text:p>2.00000000001687</text:p>
          </table:table-cell>
          <table:table-cell table:style-name="ce48" table:number-columns-repeated="16353"/>
        </table:table-row>
        <table:table-row table:style-name="ro11">
          <table:table-cell office:value-type="float" office:value="0" calcext:value-type="float">
            <text:p>0</text:p>
          </table:table-cell>
          <table:table-cell table:style-name="ce37" office:value-type="date" office:date-value="1901-01-01" calcext:value-type="date">
            <text:p>01.01.1901 00:00:00</text:p>
          </table:table-cell>
          <table:table-cell table:style-name="ce53" table:formula="of:= [.C$6] * EXP([.C$7] * ( [.$B20] - 367 ))" office:value-type="float" office:value="1" calcext:value-type="float">
            <text:p>1.00E+00</text:p>
          </table:table-cell>
          <table:table-cell table:number-columns-repeated="16354"/>
        </table:table-row>
        <table:table-row table:style-name="ro3">
          <table:table-cell table:number-columns-repeated="16357"/>
        </table:table-row>
        <table:table-row table:style-name="ro2">
          <table:table-cell/>
          <table:table-cell table:style-name="ce34"/>
          <table:table-cell table:style-name="ce58" office:value-type="float" office:value="15700000" calcext:value-type="float">
            <text:p>15.70E+06</text:p>
          </table:table-cell>
          <table:table-cell table:number-columns-repeated="16354"/>
        </table:table-row>
        <table:table-row table:style-name="ro2">
          <table:table-cell/>
          <table:table-cell table:style-name="ce34"/>
          <table:table-cell table:style-name="ce59" table:formula="of:= 365 * ( 1 - [.C22] / 13800000000 ) + 2" office:value-type="float" office:value="366.584746376812" calcext:value-type="float">
            <text:p>366.58</text:p>
          </table:table-cell>
          <table:table-cell table:number-columns-repeated="16354"/>
        </table:table-row>
        <table:table-row table:style-name="ro2">
          <table:table-cell/>
          <table:table-cell table:style-name="ce34"/>
          <table:table-cell table:style-name="ce58" table:formula="of:= 0.5 / EXP( [.C25] * ( [.C23] - 367 ) )" office:value-type="float" office:value="1" calcext:value-type="float">
            <text:p>1.00E+00</text:p>
          </table:table-cell>
          <table:table-cell table:number-columns-repeated="16354"/>
        </table:table-row>
        <table:table-row table:style-name="ro2">
          <table:table-cell/>
          <table:table-cell table:style-name="ce34"/>
          <table:table-cell table:style-name="ce58" table:formula="of:= LN( 1 / 0.5 ) / ( 367 - [.C23] )" office:value-type="float" office:value="1.66921404619624" calcext:value-type="float">
            <text:p>1.67E+00</text:p>
          </table:table-cell>
          <table:table-cell table:number-columns-repeated="16354"/>
        </table:table-row>
        <table:table-row table:style-name="ro3">
          <table:table-cell/>
          <table:table-cell table:style-name="ce34"/>
          <table:table-cell table:number-columns-repeated="16355"/>
        </table:table-row>
        <table:table-row table:style-name="ro4">
          <table:table-cell/>
          <table:table-cell table:style-name="ce35" office:value-type="string" calcext:value-type="string">
            <text:p>DATE</text:p>
          </table:table-cell>
          <table:table-cell table:style-name="ce60" office:value-type="string" calcext:value-type="string">
            <text:p>IODE 129</text:p>
            <text:p><text:span text:style-name="T4">t1/2 = </text:span>15.7 Ma</text:p>
          </table:table-cell>
          <table:table-cell table:number-columns-repeated="16354"/>
        </table:table-row>
        <table:table-row table:style-name="ro11">
          <table:table-cell office:value-type="float" office:value="10" calcext:value-type="float">
            <text:p>10</text:p>
          </table:table-cell>
          <table:table-cell table:style-name="ce36" table:formula="of:= [.B29] - [.A28] *  [.C$22] / 13800000000 * 365" office:value-type="date" office:date-value="1900-12-09T03:51:54.7826087" calcext:value-type="date">
            <text:p>09.12.1900 03:51:54</text:p>
          </table:table-cell>
          <table:table-cell table:style-name="ce53" table:formula="of:= [.C$24] * EXP([.C$25] * ( [.$B28] - 367 ))" office:value-type="float" office:value="2.77555756155894E-017" calcext:value-type="float">
            <text:p>27.76E-18</text:p>
          </table:table-cell>
          <table:table-cell table:style-name="ce48" table:formula="of:=[.C29]/[.C28]" office:value-type="float" office:value="1024.00000000029" calcext:value-type="float">
            <text:p>1024.00000000029</text:p>
          </table:table-cell>
          <table:table-cell table:number-columns-repeated="16353"/>
        </table:table-row>
        <table:table-row table:style-name="ro11">
          <table:table-cell office:value-type="float" office:value="9" calcext:value-type="float">
            <text:p>9</text:p>
          </table:table-cell>
          <table:table-cell table:style-name="ce36" table:formula="of:= [.B30] - [.A29] *  [.C$22] / 13800000000 * 365" office:value-type="date" office:date-value="1900-12-13T07:31:33.9130435" calcext:value-type="date">
            <text:p>13.12.1900 07:31:33</text:p>
          </table:table-cell>
          <table:table-cell table:style-name="ce53" table:formula="of:= [.C$24] * EXP([.C$25] * ( [.$B29] - 367 ))" office:value-type="float" office:value="0.0000000000000284217094303715" calcext:value-type="float">
            <text:p>28.42E-15</text:p>
          </table:table-cell>
          <table:table-cell table:style-name="ce48" table:formula="of:=[.C30]/[.C29]" office:value-type="float" office:value="512.000000000098" calcext:value-type="float">
            <text:p>512.000000000098</text:p>
          </table:table-cell>
          <table:table-cell table:number-columns-repeated="16353"/>
        </table:table-row>
        <table:table-row table:style-name="ro11">
          <table:table-cell office:value-type="float" office:value="8" calcext:value-type="float">
            <text:p>8</text:p>
          </table:table-cell>
          <table:table-cell table:style-name="ce36" table:formula="of:= [.B31] - [.A30] *  [.C$22] / 13800000000 * 365" office:value-type="date" office:date-value="1900-12-17T01:13:15.1304348" calcext:value-type="date">
            <text:p>17.12.1900 01:13:15</text:p>
          </table:table-cell>
          <table:table-cell table:style-name="ce53" table:formula="of:= [.C$24] * EXP([.C$25] * ( [.$B30] - 367 ))" office:value-type="float" office:value="0.000000000014551915228353" calcext:value-type="float">
            <text:p>14.55E-12</text:p>
          </table:table-cell>
          <table:table-cell table:style-name="ce48" table:formula="of:=[.C31]/[.C30]" office:value-type="float" office:value="256.000000000048" calcext:value-type="float">
            <text:p>256.000000000048</text:p>
          </table:table-cell>
          <table:table-cell table:number-columns-repeated="16353"/>
        </table:table-row>
        <table:table-row table:style-name="ro11">
          <table:table-cell office:value-type="float" office:value="7" calcext:value-type="float">
            <text:p>7</text:p>
          </table:table-cell>
          <table:table-cell table:style-name="ce36" table:formula="of:= [.B32] - [.A31] *  [.C$22] / 13800000000 * 365" office:value-type="date" office:date-value="1900-12-20T08:56:58.4347826" calcext:value-type="date">
            <text:p>20.12.1900 08:56:58</text:p>
          </table:table-cell>
          <table:table-cell table:style-name="ce53" table:formula="of:= [.C$24] * EXP([.C$25] * ( [.$B31] - 367 ))" office:value-type="float" office:value="0.00000000372529029845907" calcext:value-type="float">
            <text:p>3.73E-09</text:p>
          </table:table-cell>
          <table:table-cell table:style-name="ce48" table:formula="of:=[.C32]/[.C31]" office:value-type="float" office:value="128.000000000024" calcext:value-type="float">
            <text:p>128.000000000024</text:p>
          </table:table-cell>
          <table:table-cell table:number-columns-repeated="16353"/>
        </table:table-row>
        <table:table-row table:style-name="ro11">
          <table:table-cell office:value-type="float" office:value="6" calcext:value-type="float">
            <text:p>6</text:p>
          </table:table-cell>
          <table:table-cell table:style-name="ce36" table:formula="of:= [.B33] - [.A32] *  [.C$22] / 13800000000 * 365" office:value-type="date" office:date-value="1900-12-23T06:42:43.826087" calcext:value-type="date">
            <text:p>23.12.1900 06:42:43</text:p>
          </table:table-cell>
          <table:table-cell table:style-name="ce53" table:formula="of:= [.C$24] * EXP([.C$25] * ( [.$B32] - 367 ))" office:value-type="float" office:value="0.000000476837158202852" calcext:value-type="float">
            <text:p>476.84E-09</text:p>
          </table:table-cell>
          <table:table-cell table:style-name="ce48" table:formula="of:=[.C33]/[.C32]" office:value-type="float" office:value="64.0000000000123" calcext:value-type="float">
            <text:p>64.0000000000123</text:p>
          </table:table-cell>
          <table:table-cell table:number-columns-repeated="16353"/>
        </table:table-row>
        <table:table-row table:style-name="ro11">
          <table:table-cell office:value-type="float" office:value="5" calcext:value-type="float">
            <text:p>5</text:p>
          </table:table-cell>
          <table:table-cell table:style-name="ce36" table:formula="of:= [.B34] - [.A33] *  [.C$22] / 13800000000 * 365" office:value-type="date" office:date-value="1900-12-25T18:30:31.3043478" calcext:value-type="date">
            <text:p>25.12.1900 18:30:31</text:p>
          </table:table-cell>
          <table:table-cell table:style-name="ce53" table:formula="of:= [.C$24] * EXP([.C$25] * ( [.$B33] - 367 ))" office:value-type="float" office:value="0.0000305175781249884" calcext:value-type="float">
            <text:p>30.52E-06</text:p>
          </table:table-cell>
          <table:table-cell table:style-name="ce48" table:formula="of:=[.C34]/[.C33]" office:value-type="float" office:value="32.000000000003" calcext:value-type="float">
            <text:p>32.000000000003</text:p>
          </table:table-cell>
          <table:table-cell table:number-columns-repeated="16353"/>
        </table:table-row>
        <table:table-row table:style-name="ro11">
          <table:table-cell office:value-type="float" office:value="4" calcext:value-type="float">
            <text:p>4</text:p>
          </table:table-cell>
          <table:table-cell table:style-name="ce36" table:formula="of:= [.B35] - [.A34] *  [.C$22] / 13800000000 * 365" office:value-type="date" office:date-value="1900-12-27T20:20:20.8695652" calcext:value-type="date">
            <text:p>27.12.1900 20:20:20</text:p>
          </table:table-cell>
          <table:table-cell table:style-name="ce53" table:formula="of:= [.C$24] * EXP([.C$25] * ( [.$B34] - 367 ))" office:value-type="float" office:value="0.000976562499999721" calcext:value-type="float">
            <text:p>976.56E-06</text:p>
          </table:table-cell>
          <table:table-cell table:style-name="ce48" table:formula="of:=[.C35]/[.C34]" office:value-type="float" office:value="16.0000000000015" calcext:value-type="float">
            <text:p>16.0000000000015</text:p>
          </table:table-cell>
          <table:table-cell table:number-columns-repeated="16353"/>
        </table:table-row>
        <table:table-row table:style-name="ro11">
          <table:table-cell office:value-type="float" office:value="3" calcext:value-type="float">
            <text:p>3</text:p>
          </table:table-cell>
          <table:table-cell table:style-name="ce36" table:formula="of:= [.B36] - [.A35] *  [.C$22] / 13800000000 * 365" office:value-type="date" office:date-value="1900-12-29T12:12:12.5217391" calcext:value-type="date">
            <text:p>29.12.1900 12:12:12</text:p>
          </table:table-cell>
          <table:table-cell table:style-name="ce53" table:formula="of:= [.C$24] * EXP([.C$25] * ( [.$B35] - 367 ))" office:value-type="float" office:value="0.015624999999997" calcext:value-type="float">
            <text:p>15.62E-03</text:p>
          </table:table-cell>
          <table:table-cell table:style-name="ce48" table:formula="of:=[.C36]/[.C35]" office:value-type="float" office:value="8.00000000000077" calcext:value-type="float">
            <text:p>8.00000000000077</text:p>
          </table:table-cell>
          <table:table-cell table:number-columns-repeated="16353"/>
        </table:table-row>
        <table:table-row table:style-name="ro11">
          <table:table-cell office:value-type="float" office:value="2" calcext:value-type="float">
            <text:p>2</text:p>
          </table:table-cell>
          <table:table-cell table:style-name="ce36" table:formula="of:= [.B37] - [.A36] *  [.C$22] / 13800000000 * 365" office:value-type="date" office:date-value="1900-12-30T18:06:06.2608696" calcext:value-type="date">
            <text:p>30.12.1900 18:06:06</text:p>
          </table:table-cell>
          <table:table-cell table:style-name="ce53" table:formula="of:= [.C$24] * EXP([.C$25] * ( [.$B36] - 367 ))" office:value-type="float" office:value="0.124999999999988" calcext:value-type="float">
            <text:p>125.00E-03</text:p>
          </table:table-cell>
          <table:table-cell table:style-name="ce48" table:formula="of:=[.C37]/[.C36]" office:value-type="float" office:value="4.00000000000031" calcext:value-type="float">
            <text:p>4.00000000000031</text:p>
          </table:table-cell>
          <table:table-cell table:number-columns-repeated="16353"/>
        </table:table-row>
        <table:table-row table:style-name="ro11">
          <table:table-cell office:value-type="float" office:value="1" calcext:value-type="float">
            <text:p>1</text:p>
          </table:table-cell>
          <table:table-cell table:style-name="ce36" table:formula="of:= [.B38] - [.A37] *  [.C$22] / 13800000000 * 365" office:value-type="date" office:date-value="1900-12-31T14:02:02.0869565" calcext:value-type="date">
            <text:p>31.12.1900 14:02:02</text:p>
          </table:table-cell>
          <table:table-cell table:style-name="ce53" table:formula="of:= [.C$24] * EXP([.C$25] * ( [.$B37] - 367 ))" office:value-type="float" office:value="0.499999999999991" calcext:value-type="float">
            <text:p>500.00E-03</text:p>
          </table:table-cell>
          <table:table-cell table:style-name="ce48" table:formula="of:=[.C38]/[.C37]" office:value-type="float" office:value="2.00000000000004" calcext:value-type="float">
            <text:p>2.00000000000004</text:p>
          </table:table-cell>
          <table:table-cell table:number-columns-repeated="16353"/>
        </table:table-row>
        <table:table-row table:style-name="ro11">
          <table:table-cell office:value-type="float" office:value="0" calcext:value-type="float">
            <text:p>0</text:p>
          </table:table-cell>
          <table:table-cell table:style-name="ce37" office:value-type="date" office:date-value="1901-01-01" calcext:value-type="date">
            <text:p>01.01.1901 00:00:00</text:p>
          </table:table-cell>
          <table:table-cell table:style-name="ce53" table:formula="of:= [.C$24] * EXP([.C$25] * ( [.$B38] - 367 ))" office:value-type="float" office:value="1" calcext:value-type="float">
            <text:p>1.00E+00</text:p>
          </table:table-cell>
          <table:table-cell table:number-columns-repeated="16354"/>
        </table:table-row>
        <table:table-row table:style-name="ro3">
          <table:table-cell table:number-columns-repeated="16357"/>
        </table:table-row>
        <table:table-row table:style-name="ro11">
          <table:table-cell/>
          <table:table-cell table:style-name="ce34"/>
          <table:table-cell table:style-name="ce58" office:value-type="float" office:value="704000000" calcext:value-type="float">
            <text:p>704.00E+06</text:p>
          </table:table-cell>
          <table:table-cell table:number-columns-repeated="16354"/>
        </table:table-row>
        <table:table-row table:style-name="ro11">
          <table:table-cell/>
          <table:table-cell table:style-name="ce34"/>
          <table:table-cell table:style-name="ce59" table:formula="of:= 365 * ( 1 - [.C40] / 13800000000 ) + 2" office:value-type="float" office:value="348.379710144928" calcext:value-type="float">
            <text:p>348.38</text:p>
          </table:table-cell>
          <table:table-cell table:number-columns-repeated="16354"/>
        </table:table-row>
        <table:table-row table:style-name="ro11">
          <table:table-cell/>
          <table:table-cell table:style-name="ce34"/>
          <table:table-cell table:style-name="ce58" table:formula="of:= 0.5 / EXP( [.C43] * ( [.C41] - 367 ) )" office:value-type="float" office:value="1" calcext:value-type="float">
            <text:p>1.00E+00</text:p>
          </table:table-cell>
          <table:table-cell table:number-columns-repeated="16354"/>
        </table:table-row>
        <table:table-row table:style-name="ro11">
          <table:table-cell/>
          <table:table-cell table:style-name="ce34"/>
          <table:table-cell table:style-name="ce58" table:formula="of:= LN( 1 / 0.5 ) / ( 367 - [.C41] )" office:value-type="float" office:value="0.0372253700643184" calcext:value-type="float">
            <text:p>37.23E-03</text:p>
          </table:table-cell>
          <table:table-cell table:number-columns-repeated="16354"/>
        </table:table-row>
        <table:table-row table:style-name="ro3">
          <table:table-cell/>
          <table:table-cell table:style-name="ce34"/>
          <table:table-cell table:number-columns-repeated="16355"/>
        </table:table-row>
        <table:table-row table:style-name="ro4">
          <table:table-cell/>
          <table:table-cell table:style-name="ce35" office:value-type="string" calcext:value-type="string">
            <text:p>DATE</text:p>
          </table:table-cell>
          <table:table-cell table:style-name="ce60" office:value-type="string" calcext:value-type="string">
            <text:p>URANIUM 235</text:p>
            <text:p><text:span text:style-name="T4">t1/2 = </text:span>704 Ma</text:p>
          </table:table-cell>
          <table:table-cell table:number-columns-repeated="16354"/>
        </table:table-row>
        <table:table-row table:style-name="ro11">
          <table:table-cell office:value-type="float" office:value="10" calcext:value-type="float">
            <text:p>10</text:p>
          </table:table-cell>
          <table:table-cell table:style-name="ce36" table:formula="of:= [.B47] - [.A46] *  [.C$40] / 13800000000 * 365" office:value-type="date" office:date-value="1898-03-12T21:13:02.6086957" calcext:value-type="date">
            <text:p>12.03.1898 21:13:02</text:p>
          </table:table-cell>
          <table:table-cell table:style-name="ce53" table:formula="of:= [.C$42] * EXP([.C$43] * ( [.$B46] - 367 ))" office:value-type="float" office:value="2.77555756156271E-017" calcext:value-type="float">
            <text:p>27.76E-18</text:p>
          </table:table-cell>
          <table:table-cell table:style-name="ce48" table:formula="of:=[.C47]/[.C46]" office:value-type="float" office:value="1024.00000000001" calcext:value-type="float">
            <text:p>1024.00000000001</text:p>
          </table:table-cell>
          <table:table-cell table:number-columns-repeated="16353"/>
        </table:table-row>
        <table:table-row table:style-name="ro11">
          <table:table-cell office:value-type="float" office:value="9" calcext:value-type="float">
            <text:p>9</text:p>
          </table:table-cell>
          <table:table-cell table:style-name="ce36" table:formula="of:= [.B48] - [.A47] *  [.C$40] / 13800000000 * 365" office:value-type="date" office:date-value="1898-09-15T02:05:13.0434783" calcext:value-type="date">
            <text:p>15.09.1898 02:05:13</text:p>
          </table:table-cell>
          <table:table-cell table:style-name="ce53" table:formula="of:= [.C$42] * EXP([.C$43] * ( [.$B47] - 367 ))" office:value-type="float" office:value="0.0000000000000284217094304023" calcext:value-type="float">
            <text:p>28.42E-15</text:p>
          </table:table-cell>
          <table:table-cell table:style-name="ce48" table:formula="of:=[.C48]/[.C47]" office:value-type="float" office:value="512.000000000007" calcext:value-type="float">
            <text:p>512.000000000007</text:p>
          </table:table-cell>
          <table:table-cell table:number-columns-repeated="16353"/>
        </table:table-row>
        <table:table-row table:style-name="ro11">
          <table:table-cell office:value-type="float" office:value="8" calcext:value-type="float">
            <text:p>8</text:p>
          </table:table-cell>
          <table:table-cell table:style-name="ce36" table:formula="of:= [.B49] - [.A48] *  [.C$40] / 13800000000 * 365" office:value-type="date" office:date-value="1899-03-01T16:04:10.4347826" calcext:value-type="date">
            <text:p>01.03.1899 16:04:10</text:p>
          </table:table-cell>
          <table:table-cell table:style-name="ce53" table:formula="of:= [.C$42] * EXP([.C$43] * ( [.$B48] - 367 ))" office:value-type="float" office:value="0.0000000000145519152283662" calcext:value-type="float">
            <text:p>14.55E-12</text:p>
          </table:table-cell>
          <table:table-cell table:style-name="ce48" table:formula="of:=[.C49]/[.C48]" office:value-type="float" office:value="256.000000000002" calcext:value-type="float">
            <text:p>256.000000000002</text:p>
          </table:table-cell>
          <table:table-cell table:number-columns-repeated="16353"/>
        </table:table-row>
        <table:table-row table:style-name="ro11">
          <table:table-cell office:value-type="float" office:value="7" calcext:value-type="float">
            <text:p>7</text:p>
          </table:table-cell>
          <table:table-cell table:style-name="ce36" table:formula="of:= [.B50] - [.A49] *  [.C$40] / 13800000000 * 365" office:value-type="date" office:date-value="1899-07-28T15:09:54.7826087" calcext:value-type="date">
            <text:p>28.07.1899 15:09:54</text:p>
          </table:table-cell>
          <table:table-cell table:style-name="ce53" table:formula="of:= [.C$42] * EXP([.C$43] * ( [.$B49] - 367 ))" office:value-type="float" office:value="0.00000000372529029846177" calcext:value-type="float">
            <text:p>3.73E-09</text:p>
          </table:table-cell>
          <table:table-cell table:style-name="ce48" table:formula="of:=[.C50]/[.C49]" office:value-type="float" office:value="128.000000000001" calcext:value-type="float">
            <text:p>128.000000000001</text:p>
          </table:table-cell>
          <table:table-cell table:number-columns-repeated="16353"/>
        </table:table-row>
        <table:table-row table:style-name="ro11">
          <table:table-cell office:value-type="float" office:value="6" calcext:value-type="float">
            <text:p>6</text:p>
          </table:table-cell>
          <table:table-cell table:style-name="ce36" table:formula="of:= [.B51] - [.A50] *  [.C$40] / 13800000000 * 365" office:value-type="date" office:date-value="1899-12-05T23:22:26.08695652" calcext:value-type="date">
            <text:p>05.12.1899 23:22:26</text:p>
          </table:table-cell>
          <table:table-cell table:style-name="ce53" table:formula="of:= [.C$42] * EXP([.C$43] * ( [.$B50] - 367 ))" office:value-type="float" office:value="0.000000476837158203111" calcext:value-type="float">
            <text:p>476.84E-09</text:p>
          </table:table-cell>
          <table:table-cell table:style-name="ce48" table:formula="of:=[.C51]/[.C50]" office:value-type="float" office:value="64.0000000000005" calcext:value-type="float">
            <text:p>64.0000000000005</text:p>
          </table:table-cell>
          <table:table-cell table:number-columns-repeated="16353"/>
        </table:table-row>
        <table:table-row table:style-name="ro11">
          <table:table-cell office:value-type="float" office:value="5" calcext:value-type="float">
            <text:p>5</text:p>
          </table:table-cell>
          <table:table-cell table:style-name="ce36" table:formula="of:= [.B52] - [.A51] *  [.C$40] / 13800000000 * 365" office:value-type="date" office:date-value="1900-03-27T16:41:44.34782608" calcext:value-type="date">
            <text:p>27.03.1900 16:41:44</text:p>
          </table:table-cell>
          <table:table-cell table:style-name="ce53" table:formula="of:= [.C$42] * EXP([.C$43] * ( [.$B51] - 367 ))" office:value-type="float" office:value="0.0000305175781249994" calcext:value-type="float">
            <text:p>30.52E-06</text:p>
          </table:table-cell>
          <table:table-cell table:style-name="ce48" table:formula="of:=[.C52]/[.C51]" office:value-type="float" office:value="32.0000000000002" calcext:value-type="float">
            <text:p>32.0000000000002</text:p>
          </table:table-cell>
          <table:table-cell table:number-columns-repeated="16353"/>
        </table:table-row>
        <table:table-row table:style-name="ro11">
          <table:table-cell office:value-type="float" office:value="4" calcext:value-type="float">
            <text:p>4</text:p>
          </table:table-cell>
          <table:table-cell table:style-name="ce36" table:formula="of:= [.B53] - [.A52] *  [.C$40] / 13800000000 * 365" office:value-type="date" office:date-value="1900-06-28T19:07:49.5652174" calcext:value-type="date">
            <text:p>28.06.1900 19:07:49</text:p>
          </table:table-cell>
          <table:table-cell table:style-name="ce53" table:formula="of:= [.C$42] * EXP([.C$43] * ( [.$B52] - 367 ))" office:value-type="float" office:value="0.000976562499999987" calcext:value-type="float">
            <text:p>976.56E-06</text:p>
          </table:table-cell>
          <table:table-cell table:style-name="ce48" table:formula="of:=[.C53]/[.C52]" office:value-type="float" office:value="16.0000000000001" calcext:value-type="float">
            <text:p>16.0000000000001</text:p>
          </table:table-cell>
          <table:table-cell table:number-columns-repeated="16353"/>
        </table:table-row>
        <table:table-row table:style-name="ro11">
          <table:table-cell office:value-type="float" office:value="3" calcext:value-type="float">
            <text:p>3</text:p>
          </table:table-cell>
          <table:table-cell table:style-name="ce36" table:formula="of:= [.B54] - [.A53] *  [.C$40] / 13800000000 * 365" office:value-type="date" office:date-value="1900-09-11T06:40:41.7391304" calcext:value-type="date">
            <text:p>11.09.1900 06:40:41</text:p>
          </table:table-cell>
          <table:table-cell table:style-name="ce53" table:formula="of:= [.C$42] * EXP([.C$43] * ( [.$B53] - 367 ))" office:value-type="float" office:value="0.0156249999999999" calcext:value-type="float">
            <text:p>15.62E-03</text:p>
          </table:table-cell>
          <table:table-cell table:style-name="ce48" table:formula="of:=[.C54]/[.C53]" office:value-type="float" office:value="8.00000000000004" calcext:value-type="float">
            <text:p>8.00000000000004</text:p>
          </table:table-cell>
          <table:table-cell table:number-columns-repeated="16353"/>
        </table:table-row>
        <table:table-row table:style-name="ro11">
          <table:table-cell office:value-type="float" office:value="2" calcext:value-type="float">
            <text:p>2</text:p>
          </table:table-cell>
          <table:table-cell table:style-name="ce36" table:formula="of:= [.B55] - [.A54] *  [.C$40] / 13800000000 * 365" office:value-type="date" office:date-value="1900-11-06T03:20:20.8695652" calcext:value-type="date">
            <text:p>06.11.1900 03:20:20</text:p>
          </table:table-cell>
          <table:table-cell table:style-name="ce53" table:formula="of:= [.C$42] * EXP([.C$43] * ( [.$B54] - 367 ))" office:value-type="float" office:value="0.124999999999999" calcext:value-type="float">
            <text:p>125.00E-03</text:p>
          </table:table-cell>
          <table:table-cell table:style-name="ce48" table:formula="of:=[.C55]/[.C54]" office:value-type="float" office:value="4.00000000000001" calcext:value-type="float">
            <text:p>4.00000000000001</text:p>
          </table:table-cell>
          <table:table-cell table:number-columns-repeated="16353"/>
        </table:table-row>
        <table:table-row table:style-name="ro11">
          <table:table-cell office:value-type="float" office:value="1" calcext:value-type="float">
            <text:p>1</text:p>
          </table:table-cell>
          <table:table-cell table:style-name="ce36" table:formula="of:= [.B56] - [.A55] *  [.C$40] / 13800000000 * 365" office:value-type="date" office:date-value="1900-12-13T09:06:46.9565217" calcext:value-type="date">
            <text:p>13.12.1900 09:06:46</text:p>
          </table:table-cell>
          <table:table-cell table:style-name="ce53" table:formula="of:= [.C$42] * EXP([.C$43] * ( [.$B55] - 367 ))" office:value-type="float" office:value="0.499999999999999" calcext:value-type="float">
            <text:p>500.00E-03</text:p>
          </table:table-cell>
          <table:table-cell table:style-name="ce48" table:formula="of:=[.C56]/[.C55]" office:value-type="float" office:value="2" calcext:value-type="float">
            <text:p>2</text:p>
          </table:table-cell>
          <table:table-cell table:number-columns-repeated="16353"/>
        </table:table-row>
        <table:table-row table:style-name="ro11">
          <table:table-cell office:value-type="float" office:value="0" calcext:value-type="float">
            <text:p>0</text:p>
          </table:table-cell>
          <table:table-cell table:style-name="ce37" office:value-type="date" office:date-value="1901-01-01" calcext:value-type="date">
            <text:p>01.01.1901 00:00:00</text:p>
          </table:table-cell>
          <table:table-cell table:style-name="ce53" table:formula="of:= [.C$42] * EXP([.C$43] * ( [.$B56] - 367 ))" office:value-type="float" office:value="1" calcext:value-type="float">
            <text:p>1.00E+00</text:p>
          </table:table-cell>
          <table:table-cell table:number-columns-repeated="16354"/>
        </table:table-row>
        <table:table-row table:style-name="ro3">
          <table:table-cell table:number-columns-repeated="16357"/>
        </table:table-row>
        <table:table-row table:style-name="ro3">
          <table:table-cell/>
          <table:table-cell table:style-name="ce34"/>
          <table:table-cell table:style-name="Default"/>
          <table:table-cell table:number-columns-repeated="16354"/>
        </table:table-row>
        <table:table-row table:style-name="ro3" table:number-rows-repeated="1048517">
          <table:table-cell table:number-columns-repeated="16357"/>
        </table:table-row>
        <table:table-row table:style-name="ro3">
          <table:table-cell table:number-columns-repeated="1635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CH"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CH"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09">
      <number:scientific-number number:decimal-places="2" number:min-decimal-places="2" number:min-integer-digits="1" number:min-exponent-digits="2" number:exponent-interval="3" number:forced-exponent-sign="true"/>
    </number:number-style>
    <number:date-style style:name="N114">
      <number:day/>
      <number:text> </number:text>
      <number:month number:textual="true"/>
      <number:text> </number:text>
      <number:hours number:style="long"/>
      <number:text>:</number:text>
      <number:minutes number:style="long"/>
      <number:text>:</number:text>
      <number:seconds number:style="long"/>
    </number:date-style>
    <number:number-style style:name="N115">
      <number:number number:decimal-places="8" number:min-decimal-places="8" number:min-integer-digits="1"/>
    </number:number-style>
    <number:date-style style:name="N116">
      <number:day/>
      <number:text> </number:text>
      <number:month number:textual="true"/>
    </number:date-style>
    <number:date-style style:name="N117">
      <number:day/>
      <number:text> </number:text>
      <number:month number:textual="true"/>
      <number:text> </number:text>
      <number:hours number:style="long"/>
    </number:date-style>
    <number:date-style style:name="N118">
      <number:day/>
      <number:text> </number:text>
      <number:month number:textual="true"/>
      <number:text> </number:text>
      <number:hours number:style="long"/>
      <number:text>:</number:text>
      <number:minutes number:style="long"/>
    </number:date-style>
    <number:date-style style:name="N119">
      <number:day-of-week number:style="long"/>
      <number:text>, </number:text>
      <number:day number:style="long"/>
      <number:text>. </number:text>
      <number:month number:style="long" number:textual="true"/>
      <number:text> </number:text>
      <number:year number:style="long"/>
      <number:text> </number:text>
      <number:hours number:style="long"/>
      <number:text>:</number:text>
      <number:minutes number:style="long"/>
      <number:text>:</number:text>
      <number:seconds number:style="long"/>
    </number:date-style>
    <number:number-style style:name="N120">
      <number:number number:decimal-places="6" number:min-decimal-places="6" number:min-integer-digits="1"/>
    </number:number-style>
    <number:date-style style:name="N121">
      <number:day/>
      <number:text> </number:text>
      <number:month number:textual="true"/>
      <number:text> </number:text>
      <number:year number:style="long"/>
      <number:text> </number:text>
      <number:hours number:style="long"/>
      <number:text>:</number:text>
      <number:minutes number:style="long"/>
      <number:text>:</number:text>
      <number:seconds number:style="long"/>
    </number:date-style>
    <number:number-style style:name="N122">
      <number:number number:decimal-places="3" number:min-decimal-places="3" number:min-integer-digits="1"/>
    </number:number-style>
    <number:number-style style:name="N123">
      <number:number number:decimal-places="4" number:min-decimal-places="4" number:min-integer-digits="1"/>
    </number:number-style>
    <number:number-style style:name="N124">
      <number:number number:decimal-places="5" number:min-decimal-places="5" number:min-integer-digits="1"/>
    </number:number-style>
    <number:number-style style:name="N125">
      <number:number number:decimal-places="7" number:min-decimal-places="7" number:min-integer-digits="1"/>
    </number:number-style>
    <number:date-style style:name="N126">
      <number:day/>
      <number:text> </number:text>
      <number:month number:textual="true"/>
      <number:text> </number:text>
      <number:hours number:style="long"/>
      <number:text>:</number:text>
      <number:minutes number:style="long"/>
      <number:text>:</number:text>
      <number:seconds number:style="long" number:decimal-places="3"/>
    </number:date-style>
    <number:date-style style:name="N127">
      <number:day/>
      <number:text> </number:text>
      <number:month number:style="long"/>
      <number:text> </number:text>
      <number:hours number:style="long"/>
      <number:text>:</number:text>
      <number:minutes number:style="long"/>
      <number:text>:</number:text>
      <number:seconds number:style="long"/>
    </number:date-style>
    <style:style style:name="Default" style:family="table-cell">
      <style:table-cell-properties style:diagonal-bl-tr="none" style:diagonal-tl-br="none" fo:wrap-option="wrap" fo:padding-bottom="0.035cm" fo:padding-left="0.199cm" fo:padding-right="0.199cm" fo:padding-top="0.035cm" style:vertical-align="top"/>
      <style:text-properties style:font-name="FiraMono Nerd Font" fo:font-family="'FiraMono Nerd Font'" style:font-style-name="Regular" style:font-pitch="variable"/>
    </style:style>
    <style:style style:name="Heading" style:family="table-cell" style:parent-style-name="Default">
      <style:table-cell-properties fo:wrap-option="no-wrap" style:shrink-to-fit="false"/>
      <style:text-properties fo:color="#000000" fo:font-size="10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wrap" style:shrink-to-fit="false"/>
      <style:text-properties fo:font-size="10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style:diagonal-bl-tr="none" style:diagonal-tl-br="none" fo:background-color="transparent" fo:wrap-option="no-wrap" style:shrink-to-fit="false"/>
      <style:text-properties fo:color="#dddddd"/>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background-color="#ffff00" fo:wrap-option="no-wrap" style:shrink-to-fit="false"/>
      <style:text-properties fo:font-weight="normal"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4"/>
    <style:style style:name="DISCRET" style:family="table-cell" style:parent-style-name="Default" style:data-style-name="N115">
      <style:text-properties fo:color="#999999"/>
    </style:style>
    <style:style style:name="RADIOACTIVE" style:family="table-cell" style:parent-style-name="Default" style:data-style-name="N115">
      <style:table-cell-properties fo:background-color="#ffff38" fo:wrap-option="no-wrap"/>
    </style:style>
    <style:style style:name="RADIOACTIVE_5f_LOW" style:display-name="RADIOACTIVE_LOW" style:family="table-cell" style:parent-style-name="RADIOACTIVE">
      <style:table-cell-properties fo:background-color="#ffe994"/>
    </style:style>
    <style:style style:name="RADIOACTIVE_5f_NO" style:display-name="RADIOACTIVE_NO" style:family="table-cell" style:parent-style-name="RADIOACTIVE">
      <style:table-cell-properties fo:background-color="#f6f9d4"/>
      <style:text-properties fo:color="#666666"/>
    </style:style>
    <style:style style:name="DAY" style:family="table-cell" style:parent-style-name="DATE">
      <style:table-cell-properties fo:background-color="#eeeeee"/>
    </style:style>
    <style:style style:name="DAY_5f_" style:display-name="DAY_" style:family="table-cell" style:parent-style-name="DAY" style:data-style-name="N109">
      <style:table-cell-properties fo:background-color="#eeeee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scale-to-pages="1"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6">00.00.0000</text:date>, <text:time style:data-style-name="N2" text:time-value="18:56:43.7016035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13:45:09.482765906</meta:creation-date>
    <meta:generator>LibreOffice/24.2.5.2$MacOSX_AARCH64 LibreOffice_project/bffef4ea93e59bebbeaf7f431bb02b1a39ee8a59</meta:generator>
    <dc:date>2025-01-06T19:13:38.693441885</dc:date>
    <meta:editing-duration>PT11H13M47S</meta:editing-duration>
    <meta:editing-cycles>167</meta:editing-cycles>
    <meta:print-date>2025-01-05T20:13:17.142028721</meta:print-date>
    <meta:printed-by>PDF files</meta:printed-by>
    <meta:document-statistic meta:table-count="4" meta:cell-count="941" meta:object-count="0"/>
  </office:meta>
</office:document-meta>
</file>